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新細明體" svg:font-family="新細明體"/>
    <style:font-face style:name="標楷體" svg:font-family="標楷體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6875in"/>
    </style:style>
    <style:style style:name="co3" style:family="table-column">
      <style:table-column-properties fo:break-before="auto" style:column-width="0.427083333333333in"/>
    </style:style>
    <style:style style:name="co4" style:family="table-column">
      <style:table-column-properties fo:break-before="auto" style:column-width="0.760416666666667in"/>
    </style:style>
    <style:style style:name="co5" style:family="table-column">
      <style:table-column-properties fo:break-before="auto" style:column-width="0.802083333333333in"/>
    </style:style>
    <style:style style:name="co6" style:family="table-column">
      <style:table-column-properties fo:break-before="auto" style:column-width="0.791666666666667in"/>
    </style:style>
    <style:style style:name="ro1" style:family="table-row">
      <style:table-row-properties style:row-height="0.229166666666667in" fo:break-before="auto" style:use-optimal-row-height="true"/>
    </style:style>
    <style:style style:name="ro2" style:family="table-row">
      <style:table-row-properties style:row-height="0.291666666666667in" fo:break-before="auto" style:use-optimal-row-height="false"/>
    </style:style>
    <style:style style:name="ro3" style:family="table-row">
      <style:table-row-properties style:row-height="0.229166666666667in" fo:break-before="auto" style:use-optimal-row-height="false"/>
    </style:style>
    <style:style style:name="ro4" style:family="table-row">
      <style:table-row-properties style:row-height="0.0708333333333333in" fo:break-before="auto" style:use-optimal-row-height="false"/>
    </style:style>
    <style:style style:name="ro5" style:family="table-row">
      <style:table-row-properties style:row-height="0.552083333333333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104166666666667in" fo:break-before="auto" style:use-optimal-row-height="false"/>
    </style:style>
    <style:style style:name="ro8" style:family="table-row">
      <style:table-row-properties style:row-height="0.239583333333333in" fo:break-before="auto" style:use-optimal-row-height="false"/>
    </style:style>
    <style:style style:name="ta1" style:family="table" style:master-page-name="PageStyle_5f_MA08">
      <style:table-properties table:display="true" style:writing-mode="lr-tb"/>
    </style:style>
    <style:style style:name="ce1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7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8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9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0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1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2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3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4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5" style:family="table-cell" style:parent-style-name="Default">
      <style:table-cell-properties style:vertical-align="middle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5" style:family="table-cell" style:parent-style-name="一般 2 2">
      <style:table-cell-properties style:vertical-align="bottom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66" style:family="table-cell" style:parent-style-name="一般 2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7" style:family="table-cell" style:parent-style-name="一般 2 2">
      <style:table-cell-properties fo:border-bottom="1.0pt solid 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一般 2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一般 2 2">
      <style:table-cell-properties fo:border-top="1.0pt solid " style:vertical-align="middle" fo:background-color="#FFFFCC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一般 2 2">
      <style:table-cell-properties fo:border-right="1.0pt solid " fo:border-top="1.0pt solid " style:vertical-align="middle" fo:background-color="#FFFFCC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一般 2 2" style:data-style-name="N176">
      <style:table-cell-properties fo:border-left="1.0pt solid " fo:border-top="1.0pt solid " fo:background-color="#FFFFCC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一般 2 2" style:data-style-name="N176">
      <style:table-cell-properties fo:border-top="1.0pt solid " fo:background-color="#FFFFCC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一般 2 2">
      <style:table-cell-properties style:vertical-align="middle" fo:background-color="#FFFFCC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一般 2 2">
      <style:table-cell-properties fo:border-right="1.0pt solid " style:vertical-align="middle" fo:background-color="#FFFFCC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一般 2 2" style:data-style-name="N176">
      <style:table-cell-properties fo:border-left="1.0pt solid " fo:border-right="1.0pt solid " fo:wrap-option="wrap" style:vertical-align="middle" fo:background-color="#FFFFCC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一般 2 2" style:data-style-name="N176">
      <style:table-cell-properties fo:border-lef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一般 2 2" style:data-style-name="N176">
      <style:table-cell-properties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一般 2 2">
      <style:table-cell-properties style:vertical-align="top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一般 2 2">
      <style:table-cell-properties fo:border-right="1.0pt solid " style:vertical-align="top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一般 2 2" style:data-style-name="N176">
      <style:table-cell-properties fo:border-left="1.0pt solid " fo:border-right="1.0pt solid " fo:wrap-option="wrap" style:vertical-align="top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一般 2 2" style:data-style-name="N176">
      <style:table-cell-properties fo:border-left="1.0pt solid " fo:border-right="1.0pt solid " fo:border-top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一般 2 2" style:data-style-name="N176">
      <style:table-cell-properties fo:border-left="1.0pt solid " fo:border-right="1.0pt solid " fo:border-top="1.0pt solid " fo:wrap-option="wrap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一般 2 2" style:data-style-name="N176">
      <style:table-cell-properties fo:border-left="1.0pt solid " fo:border-top="1.0pt solid " fo:wrap-option="wrap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一般 2 2">
      <style:table-cell-properties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一般 2 2">
      <style:table-cell-properties fo:border-righ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6" style:family="table-cell" style:parent-style-name="一般 2 2">
      <style:table-cell-properties fo:border-lef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一般 2 2" style:data-style-name="N176">
      <style:table-cell-properties fo:border-lef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一般 2 2" style:data-style-name="N176">
      <style:table-cell-properties fo:border-left="1.0pt solid " fo:border-righ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一般 2 2">
      <style:table-cell-properties fo:border-left="1.0pt solid " fo:border-right="1.0pt solid " fo:border-bottom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一般 2 2" style:data-style-name="N176">
      <style:table-cell-properties fo:border-left="1.0pt solid " fo:border-right="1.0pt solid " fo:border-bottom="1.0pt solid " fo:wrap-option="wrap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一般 2 2" style:data-style-name="N176">
      <style:table-cell-properties fo:border-left="1.0pt solid " fo:border-bottom="1.0pt solid " fo:wrap-option="wrap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一般 3" style:data-style-name="N49">
      <style:table-cell-properties style:vertical-align="middle" fo:background-color="#FFFFCC"/>
      <style:paragraph-properties fo:text-align="en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一般 3" style:data-style-name="N49">
      <style:table-cell-properties fo:border-right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一般 2 2" style:data-style-name="N177">
      <style:table-cell-properties fo:border-left="1.0pt solid "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一般 2 2" style:data-style-name="N177">
      <style:table-cell-properties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一般 2 2" style:data-style-name="N178">
      <style:table-cell-properties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7" style:family="table-cell" style:parent-style-name="一般 3" style:data-style-name="N49">
      <style:table-cell-properties style:vertical-align="middle" fo:background-color="#FFFFCC"/>
      <style:paragraph-properties fo:text-align="en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一般 3" style:data-style-name="N49">
      <style:table-cell-properties fo:border-right="1.0pt solid " style:vertical-align="middle" fo:background-color="#FFFFCC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一般 2 2">
      <style:table-cell-properties fo:border-bottom="1.0pt solid " style:vertical-align="bottom" fo:background-color="#FFFFCC"/>
      <style:paragraph-properties fo:text-align="start" fo:margin-left="0cm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一般 2 2">
      <style:table-cell-properties fo:border-bottom="1.0pt solid " fo:background-color="#FFFFCC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一般 2 2" style:data-style-name="N176">
      <style:table-cell-properties fo:border-left="1.0pt solid "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2" style:family="table-cell" style:parent-style-name="一般 2 2" style:data-style-name="N176">
      <style:table-cell-properties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3" style:family="table-cell" style:parent-style-name="一般 2 2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一般 2 2" style:data-style-name="N176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5" style:family="table-cell" style:parent-style-name="一般 2 2">
      <style:table-cell-properties style:vertical-align="bottom"/>
      <style:paragraph-properties fo:text-align="start" fo:margin-left="0cm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一般 2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107" style:family="table-cell" style:parent-style-name="一般 2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一般 3" style:data-style-name="N49">
      <style:table-cell-properties fo:border-right="1.0pt solid " style:vertical-align="middle" fo:background-color="#FFFFCC"/>
      <style:paragraph-properties fo:text-align="start" fo:margin-left="0cm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9" style:family="table-cell" style:parent-style-name="一般 2 2" style:data-style-name="N-1">
      <style:table-cell-properties style:vertical-align="bottom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0" style:family="table-cell" style:parent-style-name="一般 2 2" style:data-style-name="N-1">
      <style:table-cell-properties fo:border-bottom="1.0pt solid 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1" style:family="table-cell" style:parent-style-name="一般 2 2" style:data-style-name="N-1">
      <style:table-cell-properties fo:border-top="1.0pt solid " style:vertical-align="middle" fo:background-color="#CCFFFF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2" style:family="table-cell" style:parent-style-name="一般 2 2" style:data-style-name="N-1">
      <style:table-cell-properties fo:border-right="1.0pt solid " fo:border-top="1.0pt solid " style:vertical-align="middle" fo:background-color="#CCFFFF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3" style:family="table-cell" style:parent-style-name="一般 2 2" style:data-style-name="N179">
      <style:table-cell-properties fo:border-left="1.0pt solid " fo:border-right="1.0pt solid " fo:border-top="1.0pt solid " fo:background-color="#CCFFFF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4" style:family="table-cell" style:parent-style-name="一般 2 2" style:data-style-name="N179">
      <style:table-cell-properties fo:border-left="1.0pt solid " fo:border-top="1.0pt solid " fo:background-color="#CCFFFF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一般 2 2" style:data-style-name="N179">
      <style:table-cell-properties fo:border-top="1.0pt solid " fo:background-color="#CCFFFF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一般 2 2" style:data-style-name="N-1">
      <style:table-cell-properties style:vertical-align="middle" fo:background-color="#CCFFFF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一般 2 2" style:data-style-name="N-1">
      <style:table-cell-properties fo:border-right="1.0pt solid " style:vertical-align="middle" fo:background-color="#CCFFFF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一般 2 2" style:data-style-name="N179">
      <style:table-cell-properties fo:border-left="1.0pt solid " fo:border-right="1.0pt solid " fo:wrap-option="wrap" style:vertical-align="middle" fo:background-color="#CCFFFF"/>
      <style:paragraph-properties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一般 2 2" style:data-style-name="N179">
      <style:table-cell-properties fo:border-left="1.0pt solid "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0" style:family="table-cell" style:parent-style-name="一般 2 2" style:data-style-name="N179">
      <style:table-cell-properties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1" style:family="table-cell" style:parent-style-name="一般 2 2" style:data-style-name="N-1">
      <style:table-cell-properties style:vertical-align="top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2" style:family="table-cell" style:parent-style-name="一般 2 2" style:data-style-name="N-1">
      <style:table-cell-properties fo:border-right="1.0pt solid " style:vertical-align="top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一般 2 2" style:data-style-name="N179">
      <style:table-cell-properties fo:border-left="1.0pt solid " fo:border-right="1.0pt solid " fo:wrap-option="wrap" style:vertical-align="top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一般 2 2" style:data-style-name="N179">
      <style:table-cell-properties fo:border-left="1.0pt solid " fo:border-right="1.0pt solid " fo:border-top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一般 2 2" style:data-style-name="N179">
      <style:table-cell-properties fo:border-left="1.0pt solid " fo:border-right="1.0pt solid " fo:border-top="1.0pt solid " fo:wrap-option="wrap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6" style:family="table-cell" style:parent-style-name="一般 2 2" style:data-style-name="N179">
      <style:table-cell-properties fo:border-left="1.0pt solid " fo:border-top="1.0pt solid " fo:wrap-option="wrap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7" style:family="table-cell" style:parent-style-name="一般 2 2" style:data-style-name="N-1">
      <style:table-cell-properties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一般 2 2" style:data-style-name="N-1">
      <style:table-cell-properties fo:border-right="1.0pt solid "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9" style:family="table-cell" style:parent-style-name="一般 2 2" style:data-style-name="N-1">
      <style:table-cell-properties fo:border-left="1.0pt solid " fo:border-right="1.0pt solid "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0" style:family="table-cell" style:parent-style-name="一般 2 2" style:data-style-name="N179">
      <style:table-cell-properties fo:border-left="1.0pt solid " fo:border-right="1.0pt solid " fo:border-bottom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1" style:family="table-cell" style:parent-style-name="一般 2 2" style:data-style-name="N179">
      <style:table-cell-properties fo:border-left="1.0pt solid " fo:border-right="1.0pt solid " fo:border-bottom="1.0pt solid " fo:wrap-option="wrap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2" style:family="table-cell" style:parent-style-name="一般 2 2" style:data-style-name="N179">
      <style:table-cell-properties fo:border-left="1.0pt solid " fo:border-bottom="1.0pt solid " fo:wrap-option="wrap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3" style:family="table-cell" style:parent-style-name="一般 3" style:data-style-name="N-1">
      <style:table-cell-properties fo:border-top="1.0pt solid " style:vertical-align="middle" fo:background-color="#CCFFFF"/>
      <style:paragraph-properties fo:text-align="en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4" style:family="table-cell" style:parent-style-name="一般 3" style:data-style-name="N-1">
      <style:table-cell-properties fo:border-right="1.0pt solid " fo:border-top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5" style:family="table-cell" style:parent-style-name="一般 2 2" style:data-style-name="N181">
      <style:table-cell-properties fo:border-left="1.0pt solid " fo:border-top="1.0pt solid "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6" style:family="table-cell" style:parent-style-name="一般 2 2" style:data-style-name="N181">
      <style:table-cell-properties fo:border-top="1.0pt solid "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7" style:family="table-cell" style:parent-style-name="一般 2 2" style:data-style-name="N180">
      <style:table-cell-properties fo:border-top="1.0pt solid "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8" style:family="table-cell" style:parent-style-name="一般 3" style:data-style-name="N-1">
      <style:table-cell-properties style:vertical-align="middle" fo:background-color="#CCFFFF"/>
      <style:paragraph-properties fo:text-align="en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9" style:family="table-cell" style:parent-style-name="一般 3" style:data-style-name="N-1">
      <style:table-cell-properties fo:border-right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0" style:family="table-cell" style:parent-style-name="一般 2 2" style:data-style-name="N181">
      <style:table-cell-properties fo:border-left="1.0pt solid "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1" style:family="table-cell" style:parent-style-name="一般 2 2" style:data-style-name="N181">
      <style:table-cell-properties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2" style:family="table-cell" style:parent-style-name="一般 2 2" style:data-style-name="N180">
      <style:table-cell-properties style:vertical-align="middle" style:cell-protect="non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3" style:family="table-cell" style:parent-style-name="一般 3" style:data-style-name="N-1">
      <style:table-cell-properties style:vertical-align="middle" fo:background-color="#CCFFFF"/>
      <style:paragraph-properties fo:text-align="en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4" style:family="table-cell" style:parent-style-name="一般 3" style:data-style-name="N-1">
      <style:table-cell-properties fo:border-right="1.0pt solid " style:vertical-align="middle" fo:background-color="#CCFFFF"/>
      <style:paragraph-properties fo:text-align="center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5" style:family="table-cell" style:parent-style-name="一般 3" style:data-style-name="N-1">
      <style:table-cell-properties fo:border-right="1.0pt solid " style:vertical-align="middle" fo:background-color="#CCFFFF"/>
      <style:paragraph-properties fo:text-align="start" fo:margin-left="0cm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6" style:family="table-cell" style:parent-style-name="一般 2 2" style:data-style-name="N-1">
      <style:table-cell-properties fo:border-bottom="1.0pt solid " style:vertical-align="bottom" fo:background-color="#CCFFFF"/>
      <style:paragraph-properties fo:text-align="start" fo:margin-left="0cm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7" style:family="table-cell" style:parent-style-name="一般 2 2" style:data-style-name="N-1">
      <style:table-cell-properties fo:border-right="1.0pt solid " fo:border-bottom="1.0pt solid " fo:background-color="#CCFFFF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8" style:family="table-cell" style:parent-style-name="一般 2 2" style:data-style-name="N179">
      <style:table-cell-properties fo:border-left="1.0pt solid "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49" style:family="table-cell" style:parent-style-name="一般 2 2" style:data-style-name="N179">
      <style:table-cell-properties fo:border-bottom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50" style:family="table-cell" style:parent-style-name="一般 2 2" style:data-style-name="N-1">
      <style:table-cell-properties fo:border-top="1.0pt solid 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1" style:family="table-cell" style:parent-style-name="一般 2 2" style:data-style-name="N179">
      <style:table-cell-properties fo:border-top="1.0pt solid 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52" style:family="table-cell" style:parent-style-name="一般 2 2" style:data-style-name="N-1">
      <style:table-cell-properties style:vertical-align="bottom"/>
      <style:paragraph-properties fo:text-align="start" fo:margin-left="0cm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2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3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5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666699" style:text-underline-style="none"/>
    </style:style>
    <style:style style:name="T7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666699" style:text-underline-style="none"/>
    </style:style>
    <style:style style:name="T8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666699" style:text-underline-style="none"/>
    </style:style>
    <style:style style:name="T9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666699" style:text-underline-style="none"/>
    </style:style>
    <style:style style:name="T1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8000" style:text-underline-style="none"/>
    </style:style>
    <style:style style:name="T11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none"/>
    </style:style>
    <style:style style:name="T12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93300" style:text-underline-style="none"/>
    </style:style>
    <style:style style:name="T13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99" style:text-underline-style="none"/>
    </style:style>
    <style:style style:name="T14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15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T1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T17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18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19" style:family="text">
      <style:text-properties style:font-name="新細明體" style:font-name-asian="新細明體"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808080" style:text-underline-style="none"/>
    </style:style>
    <style:style style:name="T20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21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22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23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4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5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27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9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32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34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5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3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0006" style:text-underline-style="none"/>
    </style:style>
    <style:style style:name="T37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38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F3F3F" style:text-underline-style="none"/>
    </style:style>
    <style:style style:name="T39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F3F76" style:text-underline-style="none"/>
    </style:style>
    <style:style style:name="T40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T41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T42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T43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T44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45" style:family="text">
      <style:text-properties style:font-name="新細明體" style:font-name-asian="新細明體"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7F7F7F" style:text-underline-style="none"/>
    </style:style>
    <style:style style:name="T46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T47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T48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6100" style:text-underline-style="none"/>
    </style:style>
    <style:style style:name="T49" style:family="text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50" style:family="text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5700" style:text-underline-style="none"/>
    </style:style>
  </office:automatic-styles>
  <office:body>
    <office:spreadsheet>
      <table:table table:name="MA08" table:style-name="ta1" table:print="false">
        <office:forms form:automatic-focus="false" form:apply-design-mode="false"/>
        <table:table-column table:style-name="co2" table:default-cell-style-name="ce107"/>
        <table:table-column table:style-name="co3" table:default-cell-style-name="ce107"/>
        <table:table-column table:style-name="co4" table:default-cell-style-name="ce66"/>
        <table:table-column table:style-name="co5" table:number-columns-repeated="5" table:default-cell-style-name="ce66"/>
        <table:table-column table:style-name="co6" table:number-columns-repeated="6" table:default-cell-style-name="ce66"/>
        <table:table-column table:style-name="co1" table:default-cell-style-name="ce15" table:number-columns-repeated="242"/>
        <table:table-header-rows>
          <table:table-row table:style-name="ro2">
            <table:table-cell table:style-name="ce109" table:number-columns-spanned="14" table:number-rows-spanned="1" office:value-type="string">
              <text:p>發電量—按燃料別分</text:p>
            </table:table-cell>
            <table:covered-table-cell table:number-columns-repeated="13"/>
            <table:table-cell table:number-columns-repeated="241"/>
          </table:table-row>
        </table:table-header-rows>
        <table:table-header-rows>
          <table:table-row table:style-name="ro3">
            <table:table-cell table:style-name="ce110" office:value-type="string">
              <text:p>單位：百萬度</text:p>
            </table:table-cell>
            <table:table-cell table:number-columns-repeated="13" table:style-name="ce110"/>
            <table:table-cell table:number-columns-repeated="242" table:style-name="ce68"/>
          </table:table-row>
        </table:table-header-rows>
        <table:table-header-rows>
          <table:table-row table:style-name="ro4">
            <table:table-cell table:style-name="ce111"/>
            <table:table-cell table:style-name="ce112"/>
            <table:table-cell table:number-columns-repeated="6" table:style-name="ce113"/>
            <table:table-cell table:style-name="ce114"/>
            <table:table-cell table:number-columns-repeated="5" table:style-name="ce115"/>
            <table:table-cell table:number-columns-repeated="242" table:style-name="ce68"/>
          </table:table-row>
        </table:table-header-rows>
        <table:table-header-rows>
          <table:table-row table:style-name="ro3">
            <table:table-cell table:style-name="ce116"/>
            <table:table-cell table:style-name="ce117"/>
            <table:table-cell table:number-columns-repeated="6" table:style-name="ce118"/>
            <table:table-cell table:style-name="ce119" table:number-columns-spanned="6" table:number-rows-spanned="1" office:value-type="string">
              <text:p>再生能源</text:p>
            </table:table-cell>
            <table:covered-table-cell table:number-columns-repeated="5"/>
            <table:table-cell table:number-columns-repeated="242" table:style-name="ce68"/>
          </table:table-row>
        </table:table-header-rows>
        <table:table-header-rows>
          <table:table-row table:style-name="ro5">
            <table:table-cell table:style-name="ce122" table:number-columns-spanned="2" table:number-rows-spanned="1" office:value-type="string">
              <text:p>年 月</text:p>
            </table:table-cell>
            <table:covered-table-cell/>
            <table:table-cell table:style-name="ce123" office:value-type="string">
              <text:p>總    計
(毛發電)</text:p>
            </table:table-cell>
            <table:table-cell table:style-name="ce123" office:value-type="string">
              <text:p>抽蓄水力
發電</text:p>
            </table:table-cell>
            <table:table-cell table:style-name="ce123" office:value-type="string">
              <text:p>燃煤發電</text:p>
            </table:table-cell>
            <table:table-cell table:style-name="ce123" office:value-type="string">
              <text:p>燃油發電</text:p>
            </table:table-cell>
            <table:table-cell table:style-name="ce123" office:value-type="string">
              <text:p>燃氣發電</text:p>
            </table:table-cell>
            <table:table-cell table:style-name="ce123" office:value-type="string">
              <text:p>核能發電</text:p>
            </table:table-cell>
            <table:table-cell table:style-name="ce124" office:value-type="string">
              <text:p>合計</text:p>
            </table:table-cell>
            <table:table-cell table:style-name="ce125" office:value-type="string">
              <text:p>慣常水力
發電</text:p>
            </table:table-cell>
            <table:table-cell table:style-name="ce125" office:value-type="string">
              <text:p>風力發電</text:p>
            </table:table-cell>
            <table:table-cell table:style-name="ce125" office:value-type="string">
              <text:p>太陽光電</text:p>
            </table:table-cell>
            <table:table-cell table:style-name="ce125" office:value-type="string">
              <text:p>生質能
發電</text:p>
            </table:table-cell>
            <table:table-cell table:style-name="ce126" office:value-type="string">
              <text:p>廢棄物能
發電</text:p>
            </table:table-cell>
            <table:table-cell table:number-columns-repeated="242" table:style-name="ce68"/>
          </table:table-row>
        </table:table-header-rows>
        <table:table-row table:style-name="ro4">
          <table:table-cell table:style-name="ce127"/>
          <table:table-cell table:style-name="ce128"/>
          <table:table-cell table:style-name="ce129"/>
          <table:table-cell table:number-columns-repeated="6" table:style-name="ce130"/>
          <table:table-cell table:style-name="ce129"/>
          <table:table-cell table:number-columns-repeated="3" table:style-name="ce131"/>
          <table:table-cell table:style-name="ce132"/>
          <table:table-cell table:number-columns-repeated="242" table:style-name="ce68"/>
        </table:table-row>
        <table:table-row table:style-name="ro6">
          <table:table-cell table:style-name="ce133" office:value-type="string">
            <text:p>106年</text:p>
          </table:table-cell>
          <table:table-cell table:style-name="ce134"/>
          <table:table-cell table:style-name="ce135" office:value-type="float" office:value="270256.4">
            <text:p>270,256 </text:p>
          </table:table-cell>
          <table:table-cell table:style-name="ce136" office:value-type="float" office:value="3333.7">
            <text:p>3,334 </text:p>
          </table:table-cell>
          <table:table-cell table:style-name="ce136" office:value-type="float" office:value="127949.5">
            <text:p>127,950 </text:p>
          </table:table-cell>
          <table:table-cell table:style-name="ce136" office:value-type="float" office:value="12716.7">
            <text:p>12,717 </text:p>
          </table:table-cell>
          <table:table-cell table:style-name="ce136" office:value-type="float" office:value="91441.7">
            <text:p>91,442 </text:p>
          </table:table-cell>
          <table:table-cell table:style-name="ce136" office:value-type="float" office:value="22445.5">
            <text:p>22,446 </text:p>
          </table:table-cell>
          <table:table-cell table:style-name="ce136" office:value-type="float" office:value="12369.4">
            <text:p>12,369 </text:p>
          </table:table-cell>
          <table:table-cell table:style-name="ce136" office:value-type="float" office:value="5446.8">
            <text:p>5,447 </text:p>
          </table:table-cell>
          <table:table-cell table:style-name="ce136" office:value-type="float" office:value="1722.5">
            <text:p>1,723 </text:p>
          </table:table-cell>
          <table:table-cell table:style-name="ce136" office:value-type="float" office:value="1667.5">
            <text:p>1,668 </text:p>
          </table:table-cell>
          <table:table-cell table:style-name="ce136" office:value-type="float" office:value="191.6">
            <text:p>192 </text:p>
          </table:table-cell>
          <table:table-cell table:style-name="ce137" office:value-type="float" office:value="3341">
            <text:p>3,341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1月</text:p>
          </table:table-cell>
          <table:table-cell table:style-name="ce140" office:value-type="float" office:value="200754.2">
            <text:p>200,754 </text:p>
          </table:table-cell>
          <table:table-cell table:style-name="ce141" office:value-type="float" office:value="2696.9">
            <text:p>2,697 </text:p>
          </table:table-cell>
          <table:table-cell table:style-name="ce141" office:value-type="float" office:value="97491.8">
            <text:p>97,492 </text:p>
          </table:table-cell>
          <table:table-cell table:style-name="ce141" office:value-type="float" office:value="8611.4">
            <text:p>8,611 </text:p>
          </table:table-cell>
          <table:table-cell table:style-name="ce141" office:value-type="float" office:value="64721">
            <text:p>64,721 </text:p>
          </table:table-cell>
          <table:table-cell table:style-name="ce141" office:value-type="float" office:value="18894.9">
            <text:p>18,895 </text:p>
          </table:table-cell>
          <table:table-cell table:style-name="ce141" office:value-type="float" office:value="8338">
            <text:p>8,338 </text:p>
          </table:table-cell>
          <table:table-cell table:style-name="ce141" office:value-type="float" office:value="1904.5">
            <text:p>1,905 </text:p>
          </table:table-cell>
          <table:table-cell table:style-name="ce141" office:value-type="float" office:value="2242">
            <text:p>2,242 </text:p>
          </table:table-cell>
          <table:table-cell table:style-name="ce141" office:value-type="float" office:value="829.9">
            <text:p>830 </text:p>
          </table:table-cell>
          <table:table-cell table:style-name="ce141" office:value-type="float" office:value="182.2">
            <text:p>182 </text:p>
          </table:table-cell>
          <table:table-cell table:style-name="ce142" office:value-type="float" office:value="3179.4">
            <text:p>3,179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2月</text:p>
          </table:table-cell>
          <table:table-cell table:style-name="ce140" office:value-type="float" office:value="184817.2">
            <text:p>184,817 </text:p>
          </table:table-cell>
          <table:table-cell table:style-name="ce141" office:value-type="float" office:value="2289.3">
            <text:p>2,289 </text:p>
          </table:table-cell>
          <table:table-cell table:style-name="ce141" office:value-type="float" office:value="94016">
            <text:p>94,016 </text:p>
          </table:table-cell>
          <table:table-cell table:style-name="ce141" office:value-type="float" office:value="9016.8">
            <text:p>9,017 </text:p>
          </table:table-cell>
          <table:table-cell table:style-name="ce141" office:value-type="float" office:value="53368.7">
            <text:p>53,369 </text:p>
          </table:table-cell>
          <table:table-cell table:style-name="ce141" office:value-type="float" office:value="17600.2">
            <text:p>17,600 </text:p>
          </table:table-cell>
          <table:table-cell table:style-name="ce141" office:value-type="float" office:value="8526.3">
            <text:p>8,526 </text:p>
          </table:table-cell>
          <table:table-cell table:style-name="ce141" office:value-type="float" office:value="2625.7">
            <text:p>2,626 </text:p>
          </table:table-cell>
          <table:table-cell table:style-name="ce141" office:value-type="float" office:value="2089.6">
            <text:p>2,090 </text:p>
          </table:table-cell>
          <table:table-cell table:style-name="ce141" office:value-type="float" office:value="957.7">
            <text:p>958 </text:p>
          </table:table-cell>
          <table:table-cell table:style-name="ce141" office:value-type="float" office:value="171.9">
            <text:p>172 </text:p>
          </table:table-cell>
          <table:table-cell table:style-name="ce142" office:value-type="float" office:value="2681.4">
            <text:p>2,681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3月</text:p>
          </table:table-cell>
          <table:table-cell table:style-name="ce140" office:value-type="float" office:value="210928.9">
            <text:p>210,929 </text:p>
          </table:table-cell>
          <table:table-cell table:style-name="ce141" office:value-type="float" office:value="2548.5">
            <text:p>2,549 </text:p>
          </table:table-cell>
          <table:table-cell table:style-name="ce141" office:value-type="float" office:value="107302.9">
            <text:p>107,303 </text:p>
          </table:table-cell>
          <table:table-cell table:style-name="ce141" office:value-type="float" office:value="8497.7">
            <text:p>8,498 </text:p>
          </table:table-cell>
          <table:table-cell table:style-name="ce141" office:value-type="float" office:value="64188.8">
            <text:p>64,189 </text:p>
          </table:table-cell>
          <table:table-cell table:style-name="ce141" office:value-type="float" office:value="19467">
            <text:p>19,467 </text:p>
          </table:table-cell>
          <table:table-cell table:style-name="ce141" office:value-type="float" office:value="8923.9">
            <text:p>8,924 </text:p>
          </table:table-cell>
          <table:table-cell table:style-name="ce141" office:value-type="float" office:value="3320.1">
            <text:p>3,320 </text:p>
          </table:table-cell>
          <table:table-cell table:style-name="ce141" office:value-type="float" office:value="1463.3">
            <text:p>1,463 </text:p>
          </table:table-cell>
          <table:table-cell table:style-name="ce141" office:value-type="float" office:value="1129">
            <text:p>1,129 </text:p>
          </table:table-cell>
          <table:table-cell table:style-name="ce141" office:value-type="float" office:value="156.7">
            <text:p>157 </text:p>
          </table:table-cell>
          <table:table-cell table:style-name="ce142" office:value-type="float" office:value="2854.8">
            <text:p>2,855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4月</text:p>
          </table:table-cell>
          <table:table-cell table:style-name="ce140" office:value-type="float" office:value="207473.4">
            <text:p>207,473 </text:p>
          </table:table-cell>
          <table:table-cell table:style-name="ce141" office:value-type="float" office:value="2728.4">
            <text:p>2,728 </text:p>
          </table:table-cell>
          <table:table-cell table:style-name="ce141" office:value-type="float" office:value="108855.4">
            <text:p>108,855 </text:p>
          </table:table-cell>
          <table:table-cell table:style-name="ce141" office:value-type="float" office:value="12158.9">
            <text:p>12,159 </text:p>
          </table:table-cell>
          <table:table-cell table:style-name="ce141" office:value-type="float" office:value="62546.9">
            <text:p>62,547 </text:p>
          </table:table-cell>
          <table:table-cell table:style-name="ce141" office:value-type="float" office:value="13002.9">
            <text:p>13,003 </text:p>
          </table:table-cell>
          <table:table-cell table:style-name="ce141" office:value-type="float" office:value="8180.9">
            <text:p>8,181 </text:p>
          </table:table-cell>
          <table:table-cell table:style-name="ce141" office:value-type="float" office:value="3293.7">
            <text:p>3,294 </text:p>
          </table:table-cell>
          <table:table-cell table:style-name="ce141" office:value-type="float" office:value="1009.8">
            <text:p>1,010 </text:p>
          </table:table-cell>
          <table:table-cell table:style-name="ce141" office:value-type="float" office:value="1378">
            <text:p>1,378 </text:p>
          </table:table-cell>
          <table:table-cell table:style-name="ce141" office:value-type="float" office:value="97.2">
            <text:p>97 </text:p>
          </table:table-cell>
          <table:table-cell table:style-name="ce142" office:value-type="float" office:value="2402.2">
            <text:p>2,402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5月</text:p>
          </table:table-cell>
          <table:table-cell table:style-name="ce140" office:value-type="float" office:value="230357.9">
            <text:p>230,358 </text:p>
          </table:table-cell>
          <table:table-cell table:style-name="ce141" office:value-type="float" office:value="2805">
            <text:p>2,805 </text:p>
          </table:table-cell>
          <table:table-cell table:style-name="ce141" office:value-type="float" office:value="112231.1">
            <text:p>112,231 </text:p>
          </table:table-cell>
          <table:table-cell table:style-name="ce141" office:value-type="float" office:value="12224.4">
            <text:p>12,224 </text:p>
          </table:table-cell>
          <table:table-cell table:style-name="ce141" office:value-type="float" office:value="81557.7">
            <text:p>81,558 </text:p>
          </table:table-cell>
          <table:table-cell table:style-name="ce141" office:value-type="float" office:value="10832.7">
            <text:p>10,833 </text:p>
          </table:table-cell>
          <table:table-cell table:style-name="ce141" office:value-type="float" office:value="10707.1">
            <text:p>10,707 </text:p>
          </table:table-cell>
          <table:table-cell table:style-name="ce141" office:value-type="float" office:value="5670.8">
            <text:p>5,671 </text:p>
          </table:table-cell>
          <table:table-cell table:style-name="ce141" office:value-type="float" office:value="653.6">
            <text:p>654 </text:p>
          </table:table-cell>
          <table:table-cell table:style-name="ce141" office:value-type="float" office:value="1502.5">
            <text:p>1,503 </text:p>
          </table:table-cell>
          <table:table-cell table:style-name="ce141" office:value-type="float" office:value="172.2">
            <text:p>172 </text:p>
          </table:table-cell>
          <table:table-cell table:style-name="ce142" office:value-type="float" office:value="2708">
            <text:p>2,708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6月</text:p>
          </table:table-cell>
          <table:table-cell table:style-name="ce140" office:value-type="float" office:value="240003.1">
            <text:p>240,003 </text:p>
          </table:table-cell>
          <table:table-cell table:style-name="ce141" office:value-type="float" office:value="2573.3">
            <text:p>2,573 </text:p>
          </table:table-cell>
          <table:table-cell table:style-name="ce141" office:value-type="float" office:value="114713.5">
            <text:p>114,714 </text:p>
          </table:table-cell>
          <table:table-cell table:style-name="ce141" office:value-type="float" office:value="8979.3">
            <text:p>8,979 </text:p>
          </table:table-cell>
          <table:table-cell table:style-name="ce141" office:value-type="float" office:value="82804.6">
            <text:p>82,805 </text:p>
          </table:table-cell>
          <table:table-cell table:style-name="ce141" office:value-type="float" office:value="14992.8">
            <text:p>14,993 </text:p>
          </table:table-cell>
          <table:table-cell table:style-name="ce141" office:value-type="float" office:value="15939.6">
            <text:p>15,940 </text:p>
          </table:table-cell>
          <table:table-cell table:style-name="ce141" office:value-type="float" office:value="10676.4">
            <text:p>10,676 </text:p>
          </table:table-cell>
          <table:table-cell table:style-name="ce141" office:value-type="float" office:value="763.2">
            <text:p>763 </text:p>
          </table:table-cell>
          <table:table-cell table:style-name="ce141" office:value-type="float" office:value="1567.4">
            <text:p>1,567 </text:p>
          </table:table-cell>
          <table:table-cell table:style-name="ce141" office:value-type="float" office:value="154.4">
            <text:p>154 </text:p>
          </table:table-cell>
          <table:table-cell table:style-name="ce142" office:value-type="float" office:value="2778.2">
            <text:p>2,778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7月</text:p>
          </table:table-cell>
          <table:table-cell table:style-name="ce140" office:value-type="float" office:value="257059.8">
            <text:p>257,060 </text:p>
          </table:table-cell>
          <table:table-cell table:style-name="ce141" office:value-type="float" office:value="2988.4">
            <text:p>2,988 </text:p>
          </table:table-cell>
          <table:table-cell table:style-name="ce141" office:value-type="float" office:value="117823.1">
            <text:p>117,823 </text:p>
          </table:table-cell>
          <table:table-cell table:style-name="ce141" office:value-type="float" office:value="11883.2">
            <text:p>11,883 </text:p>
          </table:table-cell>
          <table:table-cell table:style-name="ce141" office:value-type="float" office:value="91088.4">
            <text:p>91,088 </text:p>
          </table:table-cell>
          <table:table-cell table:style-name="ce141" office:value-type="float" office:value="21051.3">
            <text:p>21,051 </text:p>
          </table:table-cell>
          <table:table-cell table:style-name="ce141" office:value-type="float" office:value="12225.3">
            <text:p>12,225 </text:p>
          </table:table-cell>
          <table:table-cell table:style-name="ce141" office:value-type="float" office:value="7014">
            <text:p>7,014 </text:p>
          </table:table-cell>
          <table:table-cell table:style-name="ce141" office:value-type="float" office:value="355.4">
            <text:p>355 </text:p>
          </table:table-cell>
          <table:table-cell table:style-name="ce141" office:value-type="float" office:value="1716.3">
            <text:p>1,716 </text:p>
          </table:table-cell>
          <table:table-cell table:style-name="ce141" office:value-type="float" office:value="159.1">
            <text:p>159 </text:p>
          </table:table-cell>
          <table:table-cell table:style-name="ce142" office:value-type="float" office:value="2980.5">
            <text:p>2,981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8月</text:p>
          </table:table-cell>
          <table:table-cell table:style-name="ce140" office:value-type="float" office:value="263589.3">
            <text:p>263,589 </text:p>
          </table:table-cell>
          <table:table-cell table:style-name="ce141" office:value-type="float" office:value="3387.7">
            <text:p>3,388 </text:p>
          </table:table-cell>
          <table:table-cell table:style-name="ce141" office:value-type="float" office:value="115765.9">
            <text:p>115,766 </text:p>
          </table:table-cell>
          <table:table-cell table:style-name="ce141" office:value-type="float" office:value="15520.3">
            <text:p>15,520 </text:p>
          </table:table-cell>
          <table:table-cell table:style-name="ce141" office:value-type="float" office:value="95549.5">
            <text:p>95,550 </text:p>
          </table:table-cell>
          <table:table-cell table:style-name="ce141" office:value-type="float" office:value="22057.7">
            <text:p>22,058 </text:p>
          </table:table-cell>
          <table:table-cell table:style-name="ce141" office:value-type="float" office:value="11308.2">
            <text:p>11,308 </text:p>
          </table:table-cell>
          <table:table-cell table:style-name="ce141" office:value-type="float" office:value="5722.3">
            <text:p>5,722 </text:p>
          </table:table-cell>
          <table:table-cell table:style-name="ce141" office:value-type="float" office:value="696.5">
            <text:p>697 </text:p>
          </table:table-cell>
          <table:table-cell table:style-name="ce141" office:value-type="float" office:value="1753.1">
            <text:p>1,753 </text:p>
          </table:table-cell>
          <table:table-cell table:style-name="ce141" office:value-type="float" office:value="123">
            <text:p>123 </text:p>
          </table:table-cell>
          <table:table-cell table:style-name="ce142" office:value-type="float" office:value="3013.3">
            <text:p>3,013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39" office:value-type="string">
            <text:p>9月</text:p>
          </table:table-cell>
          <table:table-cell table:style-name="ce140" office:value-type="float" office:value="248266.9">
            <text:p>248,267 </text:p>
          </table:table-cell>
          <table:table-cell table:style-name="ce141" office:value-type="float" office:value="3177.3">
            <text:p>3,177 </text:p>
          </table:table-cell>
          <table:table-cell table:style-name="ce141" office:value-type="float" office:value="111638.6">
            <text:p>111,639 </text:p>
          </table:table-cell>
          <table:table-cell table:style-name="ce141" office:value-type="float" office:value="12458.8">
            <text:p>12,459 </text:p>
          </table:table-cell>
          <table:table-cell table:style-name="ce141" office:value-type="float" office:value="91349.4">
            <text:p>91,349 </text:p>
          </table:table-cell>
          <table:table-cell table:style-name="ce141" office:value-type="float" office:value="21205.7">
            <text:p>21,206 </text:p>
          </table:table-cell>
          <table:table-cell table:style-name="ce141" office:value-type="float" office:value="8437">
            <text:p>8,437 </text:p>
          </table:table-cell>
          <table:table-cell table:style-name="ce141" office:value-type="float" office:value="3349.6">
            <text:p>3,350 </text:p>
          </table:table-cell>
          <table:table-cell table:style-name="ce141" office:value-type="float" office:value="442.6">
            <text:p>443 </text:p>
          </table:table-cell>
          <table:table-cell table:style-name="ce141" office:value-type="float" office:value="1566.2">
            <text:p>1,566 </text:p>
          </table:table-cell>
          <table:table-cell table:style-name="ce141" office:value-type="float" office:value="160.6">
            <text:p>161 </text:p>
          </table:table-cell>
          <table:table-cell table:style-name="ce142" office:value-type="float" office:value="2918">
            <text:p>2,91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34802.1">
            <text:p>234,802 </text:p>
          </table:table-cell>
          <table:table-cell table:style-name="ce141" office:value-type="float" office:value="2979.5">
            <text:p>2,980 </text:p>
          </table:table-cell>
          <table:table-cell table:style-name="ce141" office:value-type="float" office:value="108973.4">
            <text:p>108,973 </text:p>
          </table:table-cell>
          <table:table-cell table:style-name="ce141" office:value-type="float" office:value="12237.2">
            <text:p>12,237 </text:p>
          </table:table-cell>
          <table:table-cell table:style-name="ce141" office:value-type="float" office:value="77606.2">
            <text:p>77,606 </text:p>
          </table:table-cell>
          <table:table-cell table:style-name="ce141" office:value-type="float" office:value="21996.1">
            <text:p>21,996 </text:p>
          </table:table-cell>
          <table:table-cell table:style-name="ce141" office:value-type="float" office:value="11009.5">
            <text:p>11,010 </text:p>
          </table:table-cell>
          <table:table-cell table:style-name="ce141" office:value-type="float" office:value="4350.1">
            <text:p>4,350 </text:p>
          </table:table-cell>
          <table:table-cell table:style-name="ce141" office:value-type="float" office:value="2451.7">
            <text:p>2,452 </text:p>
          </table:table-cell>
          <table:table-cell table:style-name="ce141" office:value-type="float" office:value="1593.4">
            <text:p>1,593 </text:p>
          </table:table-cell>
          <table:table-cell table:style-name="ce141" office:value-type="float" office:value="166.6">
            <text:p>167 </text:p>
          </table:table-cell>
          <table:table-cell table:style-name="ce142" office:value-type="float" office:value="2447.7">
            <text:p>2,44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13711.6">
            <text:p>213,712 </text:p>
          </table:table-cell>
          <table:table-cell table:style-name="ce141" office:value-type="float" office:value="2719.2">
            <text:p>2,719 </text:p>
          </table:table-cell>
          <table:table-cell table:style-name="ce141" office:value-type="float" office:value="97520.5">
            <text:p>97,521 </text:p>
          </table:table-cell>
          <table:table-cell table:style-name="ce141" office:value-type="float" office:value="7731.9">
            <text:p>7,732 </text:p>
          </table:table-cell>
          <table:table-cell table:style-name="ce141" office:value-type="float" office:value="74439.1">
            <text:p>74,439 </text:p>
          </table:table-cell>
          <table:table-cell table:style-name="ce141" office:value-type="float" office:value="21446">
            <text:p>21,446 </text:p>
          </table:table-cell>
          <table:table-cell table:style-name="ce141" office:value-type="float" office:value="9854.8">
            <text:p>9,855 </text:p>
          </table:table-cell>
          <table:table-cell table:style-name="ce141" office:value-type="float" office:value="3485.8">
            <text:p>3,486 </text:p>
          </table:table-cell>
          <table:table-cell table:style-name="ce141" office:value-type="float" office:value="2317">
            <text:p>2,317 </text:p>
          </table:table-cell>
          <table:table-cell table:style-name="ce141" office:value-type="float" office:value="1424.6">
            <text:p>1,425 </text:p>
          </table:table-cell>
          <table:table-cell table:style-name="ce141" office:value-type="float" office:value="171.1">
            <text:p>171 </text:p>
          </table:table-cell>
          <table:table-cell table:style-name="ce142" office:value-type="float" office:value="2456.3">
            <text:p>2,456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10799.8">
            <text:p>210,800 </text:p>
          </table:table-cell>
          <table:table-cell table:style-name="ce141" office:value-type="float" office:value="2443.4">
            <text:p>2,443 </text:p>
          </table:table-cell>
          <table:table-cell table:style-name="ce141" office:value-type="float" office:value="93162.3">
            <text:p>93,162 </text:p>
          </table:table-cell>
          <table:table-cell table:style-name="ce141" office:value-type="float" office:value="7847.4">
            <text:p>7,847 </text:p>
          </table:table-cell>
          <table:table-cell table:style-name="ce141" office:value-type="float" office:value="75196.5">
            <text:p>75,197 </text:p>
          </table:table-cell>
          <table:table-cell table:style-name="ce141" office:value-type="float" office:value="21908">
            <text:p>21,908 </text:p>
          </table:table-cell>
          <table:table-cell table:style-name="ce141" office:value-type="float" office:value="10242.2">
            <text:p>10,242 </text:p>
          </table:table-cell>
          <table:table-cell table:style-name="ce141" office:value-type="float" office:value="3055">
            <text:p>3,055 </text:p>
          </table:table-cell>
          <table:table-cell table:style-name="ce141" office:value-type="float" office:value="2739.8">
            <text:p>2,740 </text:p>
          </table:table-cell>
          <table:table-cell table:style-name="ce141" office:value-type="float" office:value="1256.4">
            <text:p>1,256 </text:p>
          </table:table-cell>
          <table:table-cell table:style-name="ce141" office:value-type="float" office:value="200.8">
            <text:p>201 </text:p>
          </table:table-cell>
          <table:table-cell table:style-name="ce142" office:value-type="float" office:value="2990.2">
            <text:p>2,990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07年</text:p>
          </table:table-cell>
          <table:table-cell table:style-name="ce144"/>
          <table:table-cell table:style-name="ce140" office:value-type="float" office:value="275539.2">
            <text:p>275,539 </text:p>
          </table:table-cell>
          <table:table-cell table:style-name="ce141" office:value-type="float" office:value="3370.8">
            <text:p>3,371 </text:p>
          </table:table-cell>
          <table:table-cell table:style-name="ce141" office:value-type="float" office:value="131256.7">
            <text:p>131,257 </text:p>
          </table:table-cell>
          <table:table-cell table:style-name="ce141" office:value-type="float" office:value="8171.4">
            <text:p>8,171 </text:p>
          </table:table-cell>
          <table:table-cell table:style-name="ce141" office:value-type="float" office:value="92409">
            <text:p>92,409 </text:p>
          </table:table-cell>
          <table:table-cell table:style-name="ce141" office:value-type="float" office:value="27678.3">
            <text:p>27,678 </text:p>
          </table:table-cell>
          <table:table-cell table:style-name="ce141" office:value-type="float" office:value="12653">
            <text:p>12,653 </text:p>
          </table:table-cell>
          <table:table-cell table:style-name="ce141" office:value-type="float" office:value="4481.6">
            <text:p>4,482 </text:p>
          </table:table-cell>
          <table:table-cell table:style-name="ce141" office:value-type="float" office:value="1709.5">
            <text:p>1,710 </text:p>
          </table:table-cell>
          <table:table-cell table:style-name="ce141" office:value-type="float" office:value="2703.7">
            <text:p>2,704 </text:p>
          </table:table-cell>
          <table:table-cell table:style-name="ce141" office:value-type="float" office:value="191.6">
            <text:p>192 </text:p>
          </table:table-cell>
          <table:table-cell table:style-name="ce142" office:value-type="float" office:value="3566.6">
            <text:p>3,567 </text:p>
          </table:table-cell>
          <table:table-cell table:number-columns-repeated="241"/>
        </table:table-row>
        <table:table-row table:style-name="ro6">
          <table:table-cell table:style-name="ce138"/>
          <table:table-cell table:style-name="ce144" office:value-type="string">
            <text:p>1月</text:p>
          </table:table-cell>
          <table:table-cell table:style-name="ce140" office:value-type="float" office:value="214216.9">
            <text:p>214,217 </text:p>
          </table:table-cell>
          <table:table-cell table:style-name="ce141" office:value-type="float" office:value="2455.6">
            <text:p>2,456 </text:p>
          </table:table-cell>
          <table:table-cell table:style-name="ce141" office:value-type="float" office:value="98373.2">
            <text:p>98,373 </text:p>
          </table:table-cell>
          <table:table-cell table:style-name="ce141" office:value-type="float" office:value="6550.7">
            <text:p>6,551 </text:p>
          </table:table-cell>
          <table:table-cell table:style-name="ce141" office:value-type="float" office:value="72814.1">
            <text:p>72,814 </text:p>
          </table:table-cell>
          <table:table-cell table:style-name="ce141" office:value-type="float" office:value="22261.6">
            <text:p>22,262 </text:p>
          </table:table-cell>
          <table:table-cell table:style-name="ce141" office:value-type="float" office:value="11761.7">
            <text:p>11,762 </text:p>
          </table:table-cell>
          <table:table-cell table:style-name="ce141" office:value-type="float" office:value="4910.7">
            <text:p>4,911 </text:p>
          </table:table-cell>
          <table:table-cell table:style-name="ce141" office:value-type="float" office:value="2261.3">
            <text:p>2,261 </text:p>
          </table:table-cell>
          <table:table-cell table:style-name="ce141" office:value-type="float" office:value="1034.9">
            <text:p>1,035 </text:p>
          </table:table-cell>
          <table:table-cell table:style-name="ce141" office:value-type="float" office:value="196.6">
            <text:p>197 </text:p>
          </table:table-cell>
          <table:table-cell table:style-name="ce142" office:value-type="float" office:value="3358.2">
            <text:p>3,35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85884.3">
            <text:p>185,884 </text:p>
          </table:table-cell>
          <table:table-cell table:style-name="ce141" office:value-type="float" office:value="2428.9">
            <text:p>2,429 </text:p>
          </table:table-cell>
          <table:table-cell table:style-name="ce141" office:value-type="float" office:value="84888.3">
            <text:p>84,888 </text:p>
          </table:table-cell>
          <table:table-cell table:style-name="ce141" office:value-type="float" office:value="6301.3">
            <text:p>6,301 </text:p>
          </table:table-cell>
          <table:table-cell table:style-name="ce141" office:value-type="float" office:value="61106.9">
            <text:p>61,107 </text:p>
          </table:table-cell>
          <table:table-cell table:style-name="ce141" office:value-type="float" office:value="20048.5">
            <text:p>20,049 </text:p>
          </table:table-cell>
          <table:table-cell table:style-name="ce141" office:value-type="float" office:value="11110.3">
            <text:p>11,110 </text:p>
          </table:table-cell>
          <table:table-cell table:style-name="ce141" office:value-type="float" office:value="4719.2">
            <text:p>4,719 </text:p>
          </table:table-cell>
          <table:table-cell table:style-name="ce141" office:value-type="float" office:value="2100.6">
            <text:p>2,101 </text:p>
          </table:table-cell>
          <table:table-cell table:style-name="ce141" office:value-type="float" office:value="1173.2">
            <text:p>1,173 </text:p>
          </table:table-cell>
          <table:table-cell table:style-name="ce141" office:value-type="float" office:value="113.1">
            <text:p>113 </text:p>
          </table:table-cell>
          <table:table-cell table:style-name="ce142" office:value-type="float" office:value="3004.2">
            <text:p>3,00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17464.8">
            <text:p>217,465 </text:p>
          </table:table-cell>
          <table:table-cell table:style-name="ce141" office:value-type="float" office:value="2550.8">
            <text:p>2,551 </text:p>
          </table:table-cell>
          <table:table-cell table:style-name="ce141" office:value-type="float" office:value="95438.5">
            <text:p>95,439 </text:p>
          </table:table-cell>
          <table:table-cell table:style-name="ce141" office:value-type="float" office:value="8099.9">
            <text:p>8,100 </text:p>
          </table:table-cell>
          <table:table-cell table:style-name="ce141" office:value-type="float" office:value="79081.8">
            <text:p>79,082 </text:p>
          </table:table-cell>
          <table:table-cell table:style-name="ce141" office:value-type="float" office:value="22255.4">
            <text:p>22,255 </text:p>
          </table:table-cell>
          <table:table-cell table:style-name="ce141" office:value-type="float" office:value="10038.3">
            <text:p>10,038 </text:p>
          </table:table-cell>
          <table:table-cell table:style-name="ce141" office:value-type="float" office:value="3791.7">
            <text:p>3,792 </text:p>
          </table:table-cell>
          <table:table-cell table:style-name="ce141" office:value-type="float" office:value="1310.5">
            <text:p>1,311 </text:p>
          </table:table-cell>
          <table:table-cell table:style-name="ce141" office:value-type="float" office:value="1775.6">
            <text:p>1,776 </text:p>
          </table:table-cell>
          <table:table-cell table:style-name="ce141" office:value-type="float" office:value="197.4">
            <text:p>197 </text:p>
          </table:table-cell>
          <table:table-cell table:style-name="ce142" office:value-type="float" office:value="2963.1">
            <text:p>2,96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15354.7">
            <text:p>215,355 </text:p>
          </table:table-cell>
          <table:table-cell table:style-name="ce141" office:value-type="float" office:value="2638.7">
            <text:p>2,639 </text:p>
          </table:table-cell>
          <table:table-cell table:style-name="ce141" office:value-type="float" office:value="102661.9">
            <text:p>102,662 </text:p>
          </table:table-cell>
          <table:table-cell table:style-name="ce141" office:value-type="float" office:value="8121.7">
            <text:p>8,122 </text:p>
          </table:table-cell>
          <table:table-cell table:style-name="ce141" office:value-type="float" office:value="78687.1">
            <text:p>78,687 </text:p>
          </table:table-cell>
          <table:table-cell table:style-name="ce141" office:value-type="float" office:value="14829.6">
            <text:p>14,830 </text:p>
          </table:table-cell>
          <table:table-cell table:style-name="ce141" office:value-type="float" office:value="8415.7">
            <text:p>8,416 </text:p>
          </table:table-cell>
          <table:table-cell table:style-name="ce141" office:value-type="float" office:value="3025">
            <text:p>3,025 </text:p>
          </table:table-cell>
          <table:table-cell table:style-name="ce141" office:value-type="float" office:value="668.8">
            <text:p>669 </text:p>
          </table:table-cell>
          <table:table-cell table:style-name="ce141" office:value-type="float" office:value="2096.4">
            <text:p>2,096 </text:p>
          </table:table-cell>
          <table:table-cell table:style-name="ce141" office:value-type="float" office:value="147.8">
            <text:p>148 </text:p>
          </table:table-cell>
          <table:table-cell table:style-name="ce142" office:value-type="float" office:value="2477.7">
            <text:p>2,47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50645.5">
            <text:p>250,646 </text:p>
          </table:table-cell>
          <table:table-cell table:style-name="ce141" office:value-type="float" office:value="3073">
            <text:p>3,073 </text:p>
          </table:table-cell>
          <table:table-cell table:style-name="ce141" office:value-type="float" office:value="122551.3">
            <text:p>122,551 </text:p>
          </table:table-cell>
          <table:table-cell table:style-name="ce141" office:value-type="float" office:value="10468.2">
            <text:p>10,468 </text:p>
          </table:table-cell>
          <table:table-cell table:style-name="ce141" office:value-type="float" office:value="87436.9">
            <text:p>87,437 </text:p>
          </table:table-cell>
          <table:table-cell table:style-name="ce141" office:value-type="float" office:value="18125.1">
            <text:p>18,125 </text:p>
          </table:table-cell>
          <table:table-cell table:style-name="ce141" office:value-type="float" office:value="8991">
            <text:p>8,991 </text:p>
          </table:table-cell>
          <table:table-cell table:style-name="ce141" office:value-type="float" office:value="2917.7">
            <text:p>2,918 </text:p>
          </table:table-cell>
          <table:table-cell table:style-name="ce141" office:value-type="float" office:value="698.8">
            <text:p>699 </text:p>
          </table:table-cell>
          <table:table-cell table:style-name="ce141" office:value-type="float" office:value="2459.3">
            <text:p>2,459 </text:p>
          </table:table-cell>
          <table:table-cell table:style-name="ce141" office:value-type="float" office:value="147.6">
            <text:p>148 </text:p>
          </table:table-cell>
          <table:table-cell table:style-name="ce142" office:value-type="float" office:value="2767.6">
            <text:p>2,76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46018.2">
            <text:p>246,018 </text:p>
          </table:table-cell>
          <table:table-cell table:style-name="ce141" office:value-type="float" office:value="2737.2">
            <text:p>2,737 </text:p>
          </table:table-cell>
          <table:table-cell table:style-name="ce141" office:value-type="float" office:value="119654.9">
            <text:p>119,655 </text:p>
          </table:table-cell>
          <table:table-cell table:style-name="ce141" office:value-type="float" office:value="8350">
            <text:p>8,350 </text:p>
          </table:table-cell>
          <table:table-cell table:style-name="ce141" office:value-type="float" office:value="80136.7">
            <text:p>80,137 </text:p>
          </table:table-cell>
          <table:table-cell table:style-name="ce141" office:value-type="float" office:value="25656.1">
            <text:p>25,656 </text:p>
          </table:table-cell>
          <table:table-cell table:style-name="ce141" office:value-type="float" office:value="9483.2">
            <text:p>9,483 </text:p>
          </table:table-cell>
          <table:table-cell table:style-name="ce141" office:value-type="float" office:value="2652.7">
            <text:p>2,653 </text:p>
          </table:table-cell>
          <table:table-cell table:style-name="ce141" office:value-type="float" office:value="958.7">
            <text:p>959 </text:p>
          </table:table-cell>
          <table:table-cell table:style-name="ce141" office:value-type="float" office:value="2713.5">
            <text:p>2,714 </text:p>
          </table:table-cell>
          <table:table-cell table:style-name="ce141" office:value-type="float" office:value="160">
            <text:p>160 </text:p>
          </table:table-cell>
          <table:table-cell table:style-name="ce142" office:value-type="float" office:value="2998.3">
            <text:p>2,99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49197.4">
            <text:p>249,197 </text:p>
          </table:table-cell>
          <table:table-cell table:style-name="ce141" office:value-type="float" office:value="3259.6">
            <text:p>3,260 </text:p>
          </table:table-cell>
          <table:table-cell table:style-name="ce141" office:value-type="float" office:value="117601.1">
            <text:p>117,601 </text:p>
          </table:table-cell>
          <table:table-cell table:style-name="ce141" office:value-type="float" office:value="6280.1">
            <text:p>6,280 </text:p>
          </table:table-cell>
          <table:table-cell table:style-name="ce141" office:value-type="float" office:value="82771.6">
            <text:p>82,772 </text:p>
          </table:table-cell>
          <table:table-cell table:style-name="ce141" office:value-type="float" office:value="28736.9">
            <text:p>28,737 </text:p>
          </table:table-cell>
          <table:table-cell table:style-name="ce141" office:value-type="float" office:value="10548.2">
            <text:p>10,548 </text:p>
          </table:table-cell>
          <table:table-cell table:style-name="ce141" office:value-type="float" office:value="3963.7">
            <text:p>3,964 </text:p>
          </table:table-cell>
          <table:table-cell table:style-name="ce141" office:value-type="float" office:value="736.6">
            <text:p>737 </text:p>
          </table:table-cell>
          <table:table-cell table:style-name="ce141" office:value-type="float" office:value="2558.7">
            <text:p>2,559 </text:p>
          </table:table-cell>
          <table:table-cell table:style-name="ce141" office:value-type="float" office:value="171.7">
            <text:p>172 </text:p>
          </table:table-cell>
          <table:table-cell table:style-name="ce142" office:value-type="float" office:value="3117.5">
            <text:p>3,11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59755">
            <text:p>259,755 </text:p>
          </table:table-cell>
          <table:table-cell table:style-name="ce141" office:value-type="float" office:value="3016.7">
            <text:p>3,017 </text:p>
          </table:table-cell>
          <table:table-cell table:style-name="ce141" office:value-type="float" office:value="125332.6">
            <text:p>125,333 </text:p>
          </table:table-cell>
          <table:table-cell table:style-name="ce141" office:value-type="float" office:value="6232.6">
            <text:p>6,233 </text:p>
          </table:table-cell>
          <table:table-cell table:style-name="ce141" office:value-type="float" office:value="85318.8">
            <text:p>85,319 </text:p>
          </table:table-cell>
          <table:table-cell table:style-name="ce141" office:value-type="float" office:value="29329">
            <text:p>29,329 </text:p>
          </table:table-cell>
          <table:table-cell table:style-name="ce141" office:value-type="float" office:value="10525.3">
            <text:p>10,525 </text:p>
          </table:table-cell>
          <table:table-cell table:style-name="ce141" office:value-type="float" office:value="3784.5">
            <text:p>3,785 </text:p>
          </table:table-cell>
          <table:table-cell table:style-name="ce141" office:value-type="float" office:value="463.2">
            <text:p>463 </text:p>
          </table:table-cell>
          <table:table-cell table:style-name="ce141" office:value-type="float" office:value="2943.2">
            <text:p>2,943 </text:p>
          </table:table-cell>
          <table:table-cell table:style-name="ce141" office:value-type="float" office:value="122">
            <text:p>122 </text:p>
          </table:table-cell>
          <table:table-cell table:style-name="ce142" office:value-type="float" office:value="3212.4">
            <text:p>3,21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42501.3">
            <text:p>242,501 </text:p>
          </table:table-cell>
          <table:table-cell table:style-name="ce141" office:value-type="float" office:value="3037.3">
            <text:p>3,037 </text:p>
          </table:table-cell>
          <table:table-cell table:style-name="ce141" office:value-type="float" office:value="119694.3">
            <text:p>119,694 </text:p>
          </table:table-cell>
          <table:table-cell table:style-name="ce141" office:value-type="float" office:value="5178.8">
            <text:p>5,179 </text:p>
          </table:table-cell>
          <table:table-cell table:style-name="ce141" office:value-type="float" office:value="73429.1">
            <text:p>73,429 </text:p>
          </table:table-cell>
          <table:table-cell table:style-name="ce141" office:value-type="float" office:value="28380.5">
            <text:p>28,381 </text:p>
          </table:table-cell>
          <table:table-cell table:style-name="ce141" office:value-type="float" office:value="12781.4">
            <text:p>12,781 </text:p>
          </table:table-cell>
          <table:table-cell table:style-name="ce141" office:value-type="float" office:value="5495.9">
            <text:p>5,496 </text:p>
          </table:table-cell>
          <table:table-cell table:style-name="ce141" office:value-type="float" office:value="1318">
            <text:p>1,318 </text:p>
          </table:table-cell>
          <table:table-cell table:style-name="ce141" office:value-type="float" office:value="2699.7">
            <text:p>2,700 </text:p>
          </table:table-cell>
          <table:table-cell table:style-name="ce141" office:value-type="float" office:value="153.1">
            <text:p>153 </text:p>
          </table:table-cell>
          <table:table-cell table:style-name="ce142" office:value-type="float" office:value="3114.7">
            <text:p>3,11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28827.4">
            <text:p>228,827 </text:p>
          </table:table-cell>
          <table:table-cell table:style-name="ce141" office:value-type="float" office:value="2920.9">
            <text:p>2,921 </text:p>
          </table:table-cell>
          <table:table-cell table:style-name="ce141" office:value-type="float" office:value="110379.7">
            <text:p>110,380 </text:p>
          </table:table-cell>
          <table:table-cell table:style-name="ce141" office:value-type="float" office:value="4423.3">
            <text:p>4,423 </text:p>
          </table:table-cell>
          <table:table-cell table:style-name="ce141" office:value-type="float" office:value="74076.9">
            <text:p>74,077 </text:p>
          </table:table-cell>
          <table:table-cell table:style-name="ce141" office:value-type="float" office:value="24467.9">
            <text:p>24,468 </text:p>
          </table:table-cell>
          <table:table-cell table:style-name="ce141" office:value-type="float" office:value="12558.7">
            <text:p>12,559 </text:p>
          </table:table-cell>
          <table:table-cell table:style-name="ce141" office:value-type="float" office:value="4541">
            <text:p>4,541 </text:p>
          </table:table-cell>
          <table:table-cell table:style-name="ce141" office:value-type="float" office:value="2232.7">
            <text:p>2,233 </text:p>
          </table:table-cell>
          <table:table-cell table:style-name="ce141" office:value-type="float" office:value="2753.9">
            <text:p>2,754 </text:p>
          </table:table-cell>
          <table:table-cell table:style-name="ce141" office:value-type="float" office:value="172.5">
            <text:p>173 </text:p>
          </table:table-cell>
          <table:table-cell table:style-name="ce142" office:value-type="float" office:value="2858.6">
            <text:p>2,85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9169">
            <text:p>229,169 </text:p>
          </table:table-cell>
          <table:table-cell table:style-name="ce141" office:value-type="float" office:value="2781">
            <text:p>2,781 </text:p>
          </table:table-cell>
          <table:table-cell table:style-name="ce141" office:value-type="float" office:value="112537.5">
            <text:p>112,538 </text:p>
          </table:table-cell>
          <table:table-cell table:style-name="ce141" office:value-type="float" office:value="5282.8">
            <text:p>5,283 </text:p>
          </table:table-cell>
          <table:table-cell table:style-name="ce141" office:value-type="float" office:value="77351.6">
            <text:p>77,352 </text:p>
          </table:table-cell>
          <table:table-cell table:style-name="ce141" office:value-type="float" office:value="21316">
            <text:p>21,316 </text:p>
          </table:table-cell>
          <table:table-cell table:style-name="ce141" office:value-type="float" office:value="9900.1">
            <text:p>9,900 </text:p>
          </table:table-cell>
          <table:table-cell table:style-name="ce141" office:value-type="float" office:value="3110.8">
            <text:p>3,111 </text:p>
          </table:table-cell>
          <table:table-cell table:style-name="ce141" office:value-type="float" office:value="1428.2">
            <text:p>1,428 </text:p>
          </table:table-cell>
          <table:table-cell table:style-name="ce141" office:value-type="float" office:value="2468.5">
            <text:p>2,469 </text:p>
          </table:table-cell>
          <table:table-cell table:style-name="ce141" office:value-type="float" office:value="159.8">
            <text:p>160 </text:p>
          </table:table-cell>
          <table:table-cell table:style-name="ce142" office:value-type="float" office:value="2732.8">
            <text:p>2,73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16357.1">
            <text:p>216,357 </text:p>
          </table:table-cell>
          <table:table-cell table:style-name="ce141" office:value-type="float" office:value="2808.1">
            <text:p>2,808 </text:p>
          </table:table-cell>
          <table:table-cell table:style-name="ce141" office:value-type="float" office:value="103453.2">
            <text:p>103,453 </text:p>
          </table:table-cell>
          <table:table-cell table:style-name="ce141" office:value-type="float" office:value="6424.7">
            <text:p>6,425 </text:p>
          </table:table-cell>
          <table:table-cell table:style-name="ce141" office:value-type="float" office:value="71878.5">
            <text:p>71,879 </text:p>
          </table:table-cell>
          <table:table-cell table:style-name="ce141" office:value-type="float" office:value="21376.4">
            <text:p>21,376 </text:p>
          </table:table-cell>
          <table:table-cell table:style-name="ce141" office:value-type="float" office:value="10416.2">
            <text:p>10,416 </text:p>
          </table:table-cell>
          <table:table-cell table:style-name="ce141" office:value-type="float" office:value="1903.4">
            <text:p>1,903 </text:p>
          </table:table-cell>
          <table:table-cell table:style-name="ce141" office:value-type="float" office:value="2917.4">
            <text:p>2,917 </text:p>
          </table:table-cell>
          <table:table-cell table:style-name="ce141" office:value-type="float" office:value="2359.7">
            <text:p>2,360 </text:p>
          </table:table-cell>
          <table:table-cell table:style-name="ce141" office:value-type="float" office:value="174.8">
            <text:p>175 </text:p>
          </table:table-cell>
          <table:table-cell table:style-name="ce142" office:value-type="float" office:value="3060.9">
            <text:p>3,061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08年</text:p>
          </table:table-cell>
          <table:table-cell table:style-name="ce144"/>
          <table:table-cell table:style-name="ce140" office:value-type="float" office:value="274193.6">
            <text:p>274,194 </text:p>
          </table:table-cell>
          <table:table-cell table:style-name="ce141" office:value-type="float" office:value="3208.1">
            <text:p>3,208 </text:p>
          </table:table-cell>
          <table:table-cell table:style-name="ce141" office:value-type="float" office:value="126400.8">
            <text:p>126,401 </text:p>
          </table:table-cell>
          <table:table-cell table:style-name="ce141" office:value-type="float" office:value="5849.6">
            <text:p>5,850 </text:p>
          </table:table-cell>
          <table:table-cell table:style-name="ce141" office:value-type="float" office:value="91145.5">
            <text:p>91,146 </text:p>
          </table:table-cell>
          <table:table-cell table:style-name="ce141" office:value-type="float" office:value="32323.4">
            <text:p>32,323 </text:p>
          </table:table-cell>
          <table:table-cell table:style-name="ce141" office:value-type="float" office:value="15264.3">
            <text:p>15,264 </text:p>
          </table:table-cell>
          <table:table-cell table:style-name="ce141" office:value-type="float" office:value="5544.8">
            <text:p>5,545 </text:p>
          </table:table-cell>
          <table:table-cell table:style-name="ce141" office:value-type="float" office:value="1892.2">
            <text:p>1,892 </text:p>
          </table:table-cell>
          <table:table-cell table:style-name="ce141" office:value-type="float" office:value="4015.9">
            <text:p>4,016 </text:p>
          </table:table-cell>
          <table:table-cell table:style-name="ce141" office:value-type="float" office:value="176.5">
            <text:p>177 </text:p>
          </table:table-cell>
          <table:table-cell table:style-name="ce142" office:value-type="float" office:value="3634.9">
            <text:p>3,63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15267.3">
            <text:p>215,267 </text:p>
          </table:table-cell>
          <table:table-cell table:style-name="ce141" office:value-type="float" office:value="2664.4">
            <text:p>2,664 </text:p>
          </table:table-cell>
          <table:table-cell table:style-name="ce141" office:value-type="float" office:value="95548.2">
            <text:p>95,548 </text:p>
          </table:table-cell>
          <table:table-cell table:style-name="ce141" office:value-type="float" office:value="4982.1">
            <text:p>4,982 </text:p>
          </table:table-cell>
          <table:table-cell table:style-name="ce141" office:value-type="float" office:value="74724.9">
            <text:p>74,725 </text:p>
          </table:table-cell>
          <table:table-cell table:style-name="ce141" office:value-type="float" office:value="27087.3">
            <text:p>27,087 </text:p>
          </table:table-cell>
          <table:table-cell table:style-name="ce141" office:value-type="float" office:value="10260.3">
            <text:p>10,260 </text:p>
          </table:table-cell>
          <table:table-cell table:style-name="ce141" office:value-type="float" office:value="2461.5">
            <text:p>2,462 </text:p>
          </table:table-cell>
          <table:table-cell table:style-name="ce141" office:value-type="float" office:value="2229.5">
            <text:p>2,230 </text:p>
          </table:table-cell>
          <table:table-cell table:style-name="ce141" office:value-type="float" office:value="2008.9">
            <text:p>2,009 </text:p>
          </table:table-cell>
          <table:table-cell table:style-name="ce141" office:value-type="float" office:value="211">
            <text:p>211 </text:p>
          </table:table-cell>
          <table:table-cell table:style-name="ce142" office:value-type="float" office:value="3349.4">
            <text:p>3,34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84427.3">
            <text:p>184,427 </text:p>
          </table:table-cell>
          <table:table-cell table:style-name="ce141" office:value-type="float" office:value="2433.1">
            <text:p>2,433 </text:p>
          </table:table-cell>
          <table:table-cell table:style-name="ce141" office:value-type="float" office:value="82941.8">
            <text:p>82,942 </text:p>
          </table:table-cell>
          <table:table-cell table:style-name="ce141" office:value-type="float" office:value="4273.7">
            <text:p>4,274 </text:p>
          </table:table-cell>
          <table:table-cell table:style-name="ce141" office:value-type="float" office:value="58285.8">
            <text:p>58,286 </text:p>
          </table:table-cell>
          <table:table-cell table:style-name="ce141" office:value-type="float" office:value="26955.2">
            <text:p>26,955 </text:p>
          </table:table-cell>
          <table:table-cell table:style-name="ce141" office:value-type="float" office:value="9537.5">
            <text:p>9,538 </text:p>
          </table:table-cell>
          <table:table-cell table:style-name="ce141" office:value-type="float" office:value="2359.4">
            <text:p>2,359 </text:p>
          </table:table-cell>
          <table:table-cell table:style-name="ce141" office:value-type="float" office:value="1654.1">
            <text:p>1,654 </text:p>
          </table:table-cell>
          <table:table-cell table:style-name="ce141" office:value-type="float" office:value="2494.3">
            <text:p>2,494 </text:p>
          </table:table-cell>
          <table:table-cell table:style-name="ce141" office:value-type="float" office:value="169.7">
            <text:p>170 </text:p>
          </table:table-cell>
          <table:table-cell table:style-name="ce142" office:value-type="float" office:value="2860">
            <text:p>2,86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17244.4">
            <text:p>217,244 </text:p>
          </table:table-cell>
          <table:table-cell table:style-name="ce141" office:value-type="float" office:value="2686.3">
            <text:p>2,686 </text:p>
          </table:table-cell>
          <table:table-cell table:style-name="ce141" office:value-type="float" office:value="100361.7">
            <text:p>100,362 </text:p>
          </table:table-cell>
          <table:table-cell table:style-name="ce141" office:value-type="float" office:value="5615.8">
            <text:p>5,616 </text:p>
          </table:table-cell>
          <table:table-cell table:style-name="ce141" office:value-type="float" office:value="68727.3">
            <text:p>68,727 </text:p>
          </table:table-cell>
          <table:table-cell table:style-name="ce141" office:value-type="float" office:value="29615.4">
            <text:p>29,615 </text:p>
          </table:table-cell>
          <table:table-cell table:style-name="ce141" office:value-type="float" office:value="10236.4">
            <text:p>10,236 </text:p>
          </table:table-cell>
          <table:table-cell table:style-name="ce141" office:value-type="float" office:value="2984.9">
            <text:p>2,985 </text:p>
          </table:table-cell>
          <table:table-cell table:style-name="ce141" office:value-type="float" office:value="1274.3">
            <text:p>1,274 </text:p>
          </table:table-cell>
          <table:table-cell table:style-name="ce141" office:value-type="float" office:value="2744.6">
            <text:p>2,745 </text:p>
          </table:table-cell>
          <table:table-cell table:style-name="ce141" office:value-type="float" office:value="172.6">
            <text:p>173 </text:p>
          </table:table-cell>
          <table:table-cell table:style-name="ce142" office:value-type="float" office:value="3060">
            <text:p>3,06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19297.4">
            <text:p>219,297 </text:p>
          </table:table-cell>
          <table:table-cell table:style-name="ce141" office:value-type="float" office:value="2743.6">
            <text:p>2,744 </text:p>
          </table:table-cell>
          <table:table-cell table:style-name="ce141" office:value-type="float" office:value="100126.2">
            <text:p>100,126 </text:p>
          </table:table-cell>
          <table:table-cell table:style-name="ce141" office:value-type="float" office:value="5907.6">
            <text:p>5,908 </text:p>
          </table:table-cell>
          <table:table-cell table:style-name="ce141" office:value-type="float" office:value="76911.8">
            <text:p>76,912 </text:p>
          </table:table-cell>
          <table:table-cell table:style-name="ce141" office:value-type="float" office:value="23419.5">
            <text:p>23,420 </text:p>
          </table:table-cell>
          <table:table-cell table:style-name="ce141" office:value-type="float" office:value="10185.8">
            <text:p>10,186 </text:p>
          </table:table-cell>
          <table:table-cell table:style-name="ce141" office:value-type="float" office:value="3445.7">
            <text:p>3,446 </text:p>
          </table:table-cell>
          <table:table-cell table:style-name="ce141" office:value-type="float" office:value="1060.3">
            <text:p>1,060 </text:p>
          </table:table-cell>
          <table:table-cell table:style-name="ce141" office:value-type="float" office:value="2925.2">
            <text:p>2,925 </text:p>
          </table:table-cell>
          <table:table-cell table:style-name="ce141" office:value-type="float" office:value="167.3">
            <text:p>167 </text:p>
          </table:table-cell>
          <table:table-cell table:style-name="ce142" office:value-type="float" office:value="2587.3">
            <text:p>2,58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35639.8">
            <text:p>235,640 </text:p>
          </table:table-cell>
          <table:table-cell table:style-name="ce141" office:value-type="float" office:value="2784.3">
            <text:p>2,784 </text:p>
          </table:table-cell>
          <table:table-cell table:style-name="ce141" office:value-type="float" office:value="116746">
            <text:p>116,746 </text:p>
          </table:table-cell>
          <table:table-cell table:style-name="ce141" office:value-type="float" office:value="4379.9">
            <text:p>4,380 </text:p>
          </table:table-cell>
          <table:table-cell table:style-name="ce141" office:value-type="float" office:value="73024.5">
            <text:p>73,025 </text:p>
          </table:table-cell>
          <table:table-cell table:style-name="ce141" office:value-type="float" office:value="23323.4">
            <text:p>23,323 </text:p>
          </table:table-cell>
          <table:table-cell table:style-name="ce141" office:value-type="float" office:value="15379.9">
            <text:p>15,380 </text:p>
          </table:table-cell>
          <table:table-cell table:style-name="ce141" office:value-type="float" office:value="8090.4">
            <text:p>8,090 </text:p>
          </table:table-cell>
          <table:table-cell table:style-name="ce141" office:value-type="float" office:value="872.2">
            <text:p>872 </text:p>
          </table:table-cell>
          <table:table-cell table:style-name="ce141" office:value-type="float" office:value="3413.8">
            <text:p>3,414 </text:p>
          </table:table-cell>
          <table:table-cell table:style-name="ce141" office:value-type="float" office:value="169.9">
            <text:p>170 </text:p>
          </table:table-cell>
          <table:table-cell table:style-name="ce142" office:value-type="float" office:value="2833.6">
            <text:p>2,83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42342.8">
            <text:p>242,343 </text:p>
          </table:table-cell>
          <table:table-cell table:style-name="ce141" office:value-type="float" office:value="2915.9">
            <text:p>2,916 </text:p>
          </table:table-cell>
          <table:table-cell table:style-name="ce141" office:value-type="float" office:value="121579.5">
            <text:p>121,580 </text:p>
          </table:table-cell>
          <table:table-cell table:style-name="ce141" office:value-type="float" office:value="4253.9">
            <text:p>4,254 </text:p>
          </table:table-cell>
          <table:table-cell table:style-name="ce141" office:value-type="float" office:value="68804.5">
            <text:p>68,805 </text:p>
          </table:table-cell>
          <table:table-cell table:style-name="ce141" office:value-type="float" office:value="28598.2">
            <text:p>28,598 </text:p>
          </table:table-cell>
          <table:table-cell table:style-name="ce141" office:value-type="float" office:value="16188.5">
            <text:p>16,189 </text:p>
          </table:table-cell>
          <table:table-cell table:style-name="ce141" office:value-type="float" office:value="8827.7">
            <text:p>8,828 </text:p>
          </table:table-cell>
          <table:table-cell table:style-name="ce141" office:value-type="float" office:value="683.4">
            <text:p>683 </text:p>
          </table:table-cell>
          <table:table-cell table:style-name="ce141" office:value-type="float" office:value="3471.4">
            <text:p>3,471 </text:p>
          </table:table-cell>
          <table:table-cell table:style-name="ce141" office:value-type="float" office:value="144.9">
            <text:p>145 </text:p>
          </table:table-cell>
          <table:table-cell table:style-name="ce142" office:value-type="float" office:value="3061.1">
            <text:p>3,06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64316.6">
            <text:p>264,317 </text:p>
          </table:table-cell>
          <table:table-cell table:style-name="ce141" office:value-type="float" office:value="3051.5">
            <text:p>3,052 </text:p>
          </table:table-cell>
          <table:table-cell table:style-name="ce141" office:value-type="float" office:value="127420.2">
            <text:p>127,420 </text:p>
          </table:table-cell>
          <table:table-cell table:style-name="ce141" office:value-type="float" office:value="4518.5">
            <text:p>4,519 </text:p>
          </table:table-cell>
          <table:table-cell table:style-name="ce141" office:value-type="float" office:value="86529.2">
            <text:p>86,529 </text:p>
          </table:table-cell>
          <table:table-cell table:style-name="ce141" office:value-type="float" office:value="29275.8">
            <text:p>29,276 </text:p>
          </table:table-cell>
          <table:table-cell table:style-name="ce141" office:value-type="float" office:value="13519.5">
            <text:p>13,520 </text:p>
          </table:table-cell>
          <table:table-cell table:style-name="ce141" office:value-type="float" office:value="5366.9">
            <text:p>5,367 </text:p>
          </table:table-cell>
          <table:table-cell table:style-name="ce141" office:value-type="float" office:value="903.9">
            <text:p>904 </text:p>
          </table:table-cell>
          <table:table-cell table:style-name="ce141" office:value-type="float" office:value="3807.4">
            <text:p>3,807 </text:p>
          </table:table-cell>
          <table:table-cell table:style-name="ce141" office:value-type="float" office:value="162">
            <text:p>162 </text:p>
          </table:table-cell>
          <table:table-cell table:style-name="ce142" office:value-type="float" office:value="3279.3">
            <text:p>3,27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62996.7">
            <text:p>262,997 </text:p>
          </table:table-cell>
          <table:table-cell table:style-name="ce141" office:value-type="float" office:value="2805.6">
            <text:p>2,806 </text:p>
          </table:table-cell>
          <table:table-cell table:style-name="ce141" office:value-type="float" office:value="131441.6">
            <text:p>131,442 </text:p>
          </table:table-cell>
          <table:table-cell table:style-name="ce141" office:value-type="float" office:value="4112.8">
            <text:p>4,113 </text:p>
          </table:table-cell>
          <table:table-cell table:style-name="ce141" office:value-type="float" office:value="78931.4">
            <text:p>78,931 </text:p>
          </table:table-cell>
          <table:table-cell table:style-name="ce141" office:value-type="float" office:value="29220.7">
            <text:p>29,221 </text:p>
          </table:table-cell>
          <table:table-cell table:style-name="ce141" office:value-type="float" office:value="16482.6">
            <text:p>16,483 </text:p>
          </table:table-cell>
          <table:table-cell table:style-name="ce141" office:value-type="float" office:value="8233.9">
            <text:p>8,234 </text:p>
          </table:table-cell>
          <table:table-cell table:style-name="ce141" office:value-type="float" office:value="835.7">
            <text:p>836 </text:p>
          </table:table-cell>
          <table:table-cell table:style-name="ce141" office:value-type="float" office:value="3982.4">
            <text:p>3,982 </text:p>
          </table:table-cell>
          <table:table-cell table:style-name="ce141" office:value-type="float" office:value="115.6">
            <text:p>116 </text:p>
          </table:table-cell>
          <table:table-cell table:style-name="ce142" office:value-type="float" office:value="3315">
            <text:p>3,31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35259.1">
            <text:p>235,259 </text:p>
          </table:table-cell>
          <table:table-cell table:style-name="ce141" office:value-type="float" office:value="2542">
            <text:p>2,542 </text:p>
          </table:table-cell>
          <table:table-cell table:style-name="ce141" office:value-type="float" office:value="112495.2">
            <text:p>112,495 </text:p>
          </table:table-cell>
          <table:table-cell table:style-name="ce141" office:value-type="float" office:value="3222.4">
            <text:p>3,222 </text:p>
          </table:table-cell>
          <table:table-cell table:style-name="ce141" office:value-type="float" office:value="74291.8">
            <text:p>74,292 </text:p>
          </table:table-cell>
          <table:table-cell table:style-name="ce141" office:value-type="float" office:value="28623.2">
            <text:p>28,623 </text:p>
          </table:table-cell>
          <table:table-cell table:style-name="ce141" office:value-type="float" office:value="14082">
            <text:p>14,082 </text:p>
          </table:table-cell>
          <table:table-cell table:style-name="ce141" office:value-type="float" office:value="5366.4">
            <text:p>5,366 </text:p>
          </table:table-cell>
          <table:table-cell table:style-name="ce141" office:value-type="float" office:value="1515.9">
            <text:p>1,516 </text:p>
          </table:table-cell>
          <table:table-cell table:style-name="ce141" office:value-type="float" office:value="4049.2">
            <text:p>4,049 </text:p>
          </table:table-cell>
          <table:table-cell table:style-name="ce141" office:value-type="float" office:value="89.5">
            <text:p>90 </text:p>
          </table:table-cell>
          <table:table-cell table:style-name="ce142" office:value-type="float" office:value="3061">
            <text:p>3,06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33987.2">
            <text:p>233,987 </text:p>
          </table:table-cell>
          <table:table-cell table:style-name="ce141" office:value-type="float" office:value="2626.3">
            <text:p>2,626 </text:p>
          </table:table-cell>
          <table:table-cell table:style-name="ce141" office:value-type="float" office:value="105147.6">
            <text:p>105,148 </text:p>
          </table:table-cell>
          <table:table-cell table:style-name="ce141" office:value-type="float" office:value="3760.8">
            <text:p>3,761 </text:p>
          </table:table-cell>
          <table:table-cell table:style-name="ce141" office:value-type="float" office:value="83429.4">
            <text:p>83,429 </text:p>
          </table:table-cell>
          <table:table-cell table:style-name="ce141" office:value-type="float" office:value="25643.1">
            <text:p>25,643 </text:p>
          </table:table-cell>
          <table:table-cell table:style-name="ce141" office:value-type="float" office:value="13378.6">
            <text:p>13,379 </text:p>
          </table:table-cell>
          <table:table-cell table:style-name="ce141" office:value-type="float" office:value="4019.9">
            <text:p>4,020 </text:p>
          </table:table-cell>
          <table:table-cell table:style-name="ce141" office:value-type="float" office:value="2266">
            <text:p>2,266 </text:p>
          </table:table-cell>
          <table:table-cell table:style-name="ce141" office:value-type="float" office:value="4230.2">
            <text:p>4,230 </text:p>
          </table:table-cell>
          <table:table-cell table:style-name="ce141" office:value-type="float" office:value="74.3">
            <text:p>74 </text:p>
          </table:table-cell>
          <table:table-cell table:style-name="ce142" office:value-type="float" office:value="2788.2">
            <text:p>2,78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14551">
            <text:p>214,551 </text:p>
          </table:table-cell>
          <table:table-cell table:style-name="ce141" office:value-type="float" office:value="2381.2">
            <text:p>2,381 </text:p>
          </table:table-cell>
          <table:table-cell table:style-name="ce141" office:value-type="float" office:value="84541">
            <text:p>84,541 </text:p>
          </table:table-cell>
          <table:table-cell table:style-name="ce141" office:value-type="float" office:value="5980.1">
            <text:p>5,980 </text:p>
          </table:table-cell>
          <table:table-cell table:style-name="ce141" office:value-type="float" office:value="87386.1">
            <text:p>87,386 </text:p>
          </table:table-cell>
          <table:table-cell table:style-name="ce141" office:value-type="float" office:value="21747.8">
            <text:p>21,748 </text:p>
          </table:table-cell>
          <table:table-cell table:style-name="ce141" office:value-type="float" office:value="12514">
            <text:p>12,514 </text:p>
          </table:table-cell>
          <table:table-cell table:style-name="ce141" office:value-type="float" office:value="2652.6">
            <text:p>2,653 </text:p>
          </table:table-cell>
          <table:table-cell table:style-name="ce141" office:value-type="float" office:value="3054.2">
            <text:p>3,054 </text:p>
          </table:table-cell>
          <table:table-cell table:style-name="ce141" office:value-type="float" office:value="3824.6">
            <text:p>3,825 </text:p>
          </table:table-cell>
          <table:table-cell table:style-name="ce141" office:value-type="float" office:value="109.6">
            <text:p>110 </text:p>
          </table:table-cell>
          <table:table-cell table:style-name="ce142" office:value-type="float" office:value="2873">
            <text:p>2,87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16606">
            <text:p>216,606 </text:p>
          </table:table-cell>
          <table:table-cell table:style-name="ce141" office:value-type="float" office:value="2446.9">
            <text:p>2,447 </text:p>
          </table:table-cell>
          <table:table-cell table:style-name="ce141" office:value-type="float" office:value="85658.8">
            <text:p>85,659 </text:p>
          </table:table-cell>
          <table:table-cell table:style-name="ce141" office:value-type="float" office:value="7487.9">
            <text:p>7,488 </text:p>
          </table:table-cell>
          <table:table-cell table:style-name="ce141" office:value-type="float" office:value="80408">
            <text:p>80,408 </text:p>
          </table:table-cell>
          <table:table-cell table:style-name="ce141" office:value-type="float" office:value="29724.6">
            <text:p>29,725 </text:p>
          </table:table-cell>
          <table:table-cell table:style-name="ce141" office:value-type="float" office:value="10878.6">
            <text:p>10,879 </text:p>
          </table:table-cell>
          <table:table-cell table:style-name="ce141" office:value-type="float" office:value="1638.6">
            <text:p>1,639 </text:p>
          </table:table-cell>
          <table:table-cell table:style-name="ce141" office:value-type="float" office:value="2572.9">
            <text:p>2,573 </text:p>
          </table:table-cell>
          <table:table-cell table:style-name="ce141" office:value-type="float" office:value="3207.5">
            <text:p>3,208 </text:p>
          </table:table-cell>
          <table:table-cell table:style-name="ce141" office:value-type="float" office:value="178.8">
            <text:p>179 </text:p>
          </table:table-cell>
          <table:table-cell table:style-name="ce142" office:value-type="float" office:value="3280.8">
            <text:p>3,281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09年</text:p>
          </table:table-cell>
          <table:table-cell table:style-name="ce144"/>
          <table:table-cell table:style-name="ce140" office:value-type="float" office:value="279999.6">
            <text:p>280,000 </text:p>
          </table:table-cell>
          <table:table-cell table:style-name="ce141" office:value-type="float" office:value="3158.9">
            <text:p>3,159 </text:p>
          </table:table-cell>
          <table:table-cell table:style-name="ce141" office:value-type="float" office:value="125907.4">
            <text:p>125,907 </text:p>
          </table:table-cell>
          <table:table-cell table:style-name="ce141" office:value-type="float" office:value="4419.6">
            <text:p>4,420 </text:p>
          </table:table-cell>
          <table:table-cell table:style-name="ce141" office:value-type="float" office:value="99887.3">
            <text:p>99,887 </text:p>
          </table:table-cell>
          <table:table-cell table:style-name="ce141" office:value-type="float" office:value="31440.2">
            <text:p>31,440 </text:p>
          </table:table-cell>
          <table:table-cell table:style-name="ce141" office:value-type="float" office:value="15184.3">
            <text:p>15,184 </text:p>
          </table:table-cell>
          <table:table-cell table:style-name="ce141" office:value-type="float" office:value="3019.2">
            <text:p>3,019 </text:p>
          </table:table-cell>
          <table:table-cell table:style-name="ce141" office:value-type="float" office:value="2308.9">
            <text:p>2,309 </text:p>
          </table:table-cell>
          <table:table-cell table:style-name="ce141" office:value-type="float" office:value="6074.7">
            <text:p>6,075 </text:p>
          </table:table-cell>
          <table:table-cell table:style-name="ce141" office:value-type="float" office:value="211.8">
            <text:p>212 </text:p>
          </table:table-cell>
          <table:table-cell table:style-name="ce142" office:value-type="float" office:value="3569.7">
            <text:p>3,57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06606.5">
            <text:p>206,607 </text:p>
          </table:table-cell>
          <table:table-cell table:style-name="ce141" office:value-type="float" office:value="2486.4">
            <text:p>2,486 </text:p>
          </table:table-cell>
          <table:table-cell table:style-name="ce141" office:value-type="float" office:value="85987.4">
            <text:p>85,987 </text:p>
          </table:table-cell>
          <table:table-cell table:style-name="ce141" office:value-type="float" office:value="4017.5">
            <text:p>4,018 </text:p>
          </table:table-cell>
          <table:table-cell table:style-name="ce141" office:value-type="float" office:value="73887.1">
            <text:p>73,887 </text:p>
          </table:table-cell>
          <table:table-cell table:style-name="ce141" office:value-type="float" office:value="29767.2">
            <text:p>29,767 </text:p>
          </table:table-cell>
          <table:table-cell table:style-name="ce141" office:value-type="float" office:value="10460.6">
            <text:p>10,461 </text:p>
          </table:table-cell>
          <table:table-cell table:style-name="ce141" office:value-type="float" office:value="1943.3">
            <text:p>1,943 </text:p>
          </table:table-cell>
          <table:table-cell table:style-name="ce141" office:value-type="float" office:value="1849.7">
            <text:p>1,850 </text:p>
          </table:table-cell>
          <table:table-cell table:style-name="ce141" office:value-type="float" office:value="3034">
            <text:p>3,034 </text:p>
          </table:table-cell>
          <table:table-cell table:style-name="ce141" office:value-type="float" office:value="158.7">
            <text:p>159 </text:p>
          </table:table-cell>
          <table:table-cell table:style-name="ce142" office:value-type="float" office:value="3474.9">
            <text:p>3,47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203592.5">
            <text:p>203,593 </text:p>
          </table:table-cell>
          <table:table-cell table:style-name="ce141" office:value-type="float" office:value="2257.7">
            <text:p>2,258 </text:p>
          </table:table-cell>
          <table:table-cell table:style-name="ce141" office:value-type="float" office:value="84674.3">
            <text:p>84,674 </text:p>
          </table:table-cell>
          <table:table-cell table:style-name="ce141" office:value-type="float" office:value="3460.6">
            <text:p>3,461 </text:p>
          </table:table-cell>
          <table:table-cell table:style-name="ce141" office:value-type="float" office:value="75976.7">
            <text:p>75,977 </text:p>
          </table:table-cell>
          <table:table-cell table:style-name="ce141" office:value-type="float" office:value="25389.8">
            <text:p>25,390 </text:p>
          </table:table-cell>
          <table:table-cell table:style-name="ce141" office:value-type="float" office:value="11831.8">
            <text:p>11,832 </text:p>
          </table:table-cell>
          <table:table-cell table:style-name="ce141" office:value-type="float" office:value="2395.9">
            <text:p>2,396 </text:p>
          </table:table-cell>
          <table:table-cell table:style-name="ce141" office:value-type="float" office:value="1903.1">
            <text:p>1,903 </text:p>
          </table:table-cell>
          <table:table-cell table:style-name="ce141" office:value-type="float" office:value="4350.6">
            <text:p>4,351 </text:p>
          </table:table-cell>
          <table:table-cell table:style-name="ce141" office:value-type="float" office:value="147">
            <text:p>147 </text:p>
          </table:table-cell>
          <table:table-cell table:style-name="ce142" office:value-type="float" office:value="3035.2">
            <text:p>3,03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0664.3">
            <text:p>220,664 </text:p>
          </table:table-cell>
          <table:table-cell table:style-name="ce141" office:value-type="float" office:value="2392.6">
            <text:p>2,393 </text:p>
          </table:table-cell>
          <table:table-cell table:style-name="ce141" office:value-type="float" office:value="96007.8">
            <text:p>96,008 </text:p>
          </table:table-cell>
          <table:table-cell table:style-name="ce141" office:value-type="float" office:value="3483.6">
            <text:p>3,484 </text:p>
          </table:table-cell>
          <table:table-cell table:style-name="ce141" office:value-type="float" office:value="84643.9">
            <text:p>84,644 </text:p>
          </table:table-cell>
          <table:table-cell table:style-name="ce141" office:value-type="float" office:value="22303.5">
            <text:p>22,304 </text:p>
          </table:table-cell>
          <table:table-cell table:style-name="ce141" office:value-type="float" office:value="11831.9">
            <text:p>11,832 </text:p>
          </table:table-cell>
          <table:table-cell table:style-name="ce141" office:value-type="float" office:value="2458.2">
            <text:p>2,458 </text:p>
          </table:table-cell>
          <table:table-cell table:style-name="ce141" office:value-type="float" office:value="1638.9">
            <text:p>1,639 </text:p>
          </table:table-cell>
          <table:table-cell table:style-name="ce141" office:value-type="float" office:value="4629.9">
            <text:p>4,630 </text:p>
          </table:table-cell>
          <table:table-cell table:style-name="ce141" office:value-type="float" office:value="195.9">
            <text:p>196 </text:p>
          </table:table-cell>
          <table:table-cell table:style-name="ce142" office:value-type="float" office:value="2909">
            <text:p>2,90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09491.7">
            <text:p>209,492 </text:p>
          </table:table-cell>
          <table:table-cell table:style-name="ce141" office:value-type="float" office:value="2257.3">
            <text:p>2,257 </text:p>
          </table:table-cell>
          <table:table-cell table:style-name="ce141" office:value-type="float" office:value="95513.5">
            <text:p>95,514 </text:p>
          </table:table-cell>
          <table:table-cell table:style-name="ce141" office:value-type="float" office:value="2709.5">
            <text:p>2,710 </text:p>
          </table:table-cell>
          <table:table-cell table:style-name="ce141" office:value-type="float" office:value="74752.8">
            <text:p>74,753 </text:p>
          </table:table-cell>
          <table:table-cell table:style-name="ce141" office:value-type="float" office:value="22692.6">
            <text:p>22,693 </text:p>
          </table:table-cell>
          <table:table-cell table:style-name="ce141" office:value-type="float" office:value="11561.7">
            <text:p>11,562 </text:p>
          </table:table-cell>
          <table:table-cell table:style-name="ce141" office:value-type="float" office:value="2183.3">
            <text:p>2,183 </text:p>
          </table:table-cell>
          <table:table-cell table:style-name="ce141" office:value-type="float" office:value="1784.8">
            <text:p>1,785 </text:p>
          </table:table-cell>
          <table:table-cell table:style-name="ce141" office:value-type="float" office:value="4855.8">
            <text:p>4,856 </text:p>
          </table:table-cell>
          <table:table-cell table:style-name="ce141" office:value-type="float" office:value="171">
            <text:p>171 </text:p>
          </table:table-cell>
          <table:table-cell table:style-name="ce142" office:value-type="float" office:value="2566.8">
            <text:p>2,56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38544.9">
            <text:p>238,545 </text:p>
          </table:table-cell>
          <table:table-cell table:style-name="ce141" office:value-type="float" office:value="2383.1">
            <text:p>2,383 </text:p>
          </table:table-cell>
          <table:table-cell table:style-name="ce141" office:value-type="float" office:value="111930.4">
            <text:p>111,930 </text:p>
          </table:table-cell>
          <table:table-cell table:style-name="ce141" office:value-type="float" office:value="2883.6">
            <text:p>2,884 </text:p>
          </table:table-cell>
          <table:table-cell table:style-name="ce141" office:value-type="float" office:value="86637.6">
            <text:p>86,638 </text:p>
          </table:table-cell>
          <table:table-cell table:style-name="ce141" office:value-type="float" office:value="22720.1">
            <text:p>22,720 </text:p>
          </table:table-cell>
          <table:table-cell table:style-name="ce141" office:value-type="float" office:value="11988.7">
            <text:p>11,989 </text:p>
          </table:table-cell>
          <table:table-cell table:style-name="ce141" office:value-type="float" office:value="3120.7">
            <text:p>3,121 </text:p>
          </table:table-cell>
          <table:table-cell table:style-name="ce141" office:value-type="float" office:value="850.3">
            <text:p>850 </text:p>
          </table:table-cell>
          <table:table-cell table:style-name="ce141" office:value-type="float" office:value="5173.3">
            <text:p>5,173 </text:p>
          </table:table-cell>
          <table:table-cell table:style-name="ce141" office:value-type="float" office:value="160.5">
            <text:p>161 </text:p>
          </table:table-cell>
          <table:table-cell table:style-name="ce142" office:value-type="float" office:value="2683.9">
            <text:p>2,68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52706.4">
            <text:p>252,706 </text:p>
          </table:table-cell>
          <table:table-cell table:style-name="ce141" office:value-type="float" office:value="2791.9">
            <text:p>2,792 </text:p>
          </table:table-cell>
          <table:table-cell table:style-name="ce141" office:value-type="float" office:value="119334.1">
            <text:p>119,334 </text:p>
          </table:table-cell>
          <table:table-cell table:style-name="ce141" office:value-type="float" office:value="2855.6">
            <text:p>2,856 </text:p>
          </table:table-cell>
          <table:table-cell table:style-name="ce141" office:value-type="float" office:value="85640.6">
            <text:p>85,641 </text:p>
          </table:table-cell>
          <table:table-cell table:style-name="ce141" office:value-type="float" office:value="28519.3">
            <text:p>28,519 </text:p>
          </table:table-cell>
          <table:table-cell table:style-name="ce141" office:value-type="float" office:value="13563.2">
            <text:p>13,563 </text:p>
          </table:table-cell>
          <table:table-cell table:style-name="ce141" office:value-type="float" office:value="3592.4">
            <text:p>3,592 </text:p>
          </table:table-cell>
          <table:table-cell table:style-name="ce141" office:value-type="float" office:value="1499.6">
            <text:p>1,500 </text:p>
          </table:table-cell>
          <table:table-cell table:style-name="ce141" office:value-type="float" office:value="5452">
            <text:p>5,452 </text:p>
          </table:table-cell>
          <table:table-cell table:style-name="ce141" office:value-type="float" office:value="128.7">
            <text:p>129 </text:p>
          </table:table-cell>
          <table:table-cell table:style-name="ce142" office:value-type="float" office:value="2890.5">
            <text:p>2,89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71201.5">
            <text:p>271,202 </text:p>
          </table:table-cell>
          <table:table-cell table:style-name="ce141" office:value-type="float" office:value="3040.8">
            <text:p>3,041 </text:p>
          </table:table-cell>
          <table:table-cell table:style-name="ce141" office:value-type="float" office:value="130690.8">
            <text:p>130,691 </text:p>
          </table:table-cell>
          <table:table-cell table:style-name="ce141" office:value-type="float" office:value="4496.4">
            <text:p>4,496 </text:p>
          </table:table-cell>
          <table:table-cell table:style-name="ce141" office:value-type="float" office:value="90233.6">
            <text:p>90,234 </text:p>
          </table:table-cell>
          <table:table-cell table:style-name="ce141" office:value-type="float" office:value="29325.7">
            <text:p>29,326 </text:p>
          </table:table-cell>
          <table:table-cell table:style-name="ce141" office:value-type="float" office:value="13412.7">
            <text:p>13,413 </text:p>
          </table:table-cell>
          <table:table-cell table:style-name="ce141" office:value-type="float" office:value="2784.4">
            <text:p>2,784 </text:p>
          </table:table-cell>
          <table:table-cell table:style-name="ce141" office:value-type="float" office:value="1061.2">
            <text:p>1,061 </text:p>
          </table:table-cell>
          <table:table-cell table:style-name="ce141" office:value-type="float" office:value="6196.2">
            <text:p>6,196 </text:p>
          </table:table-cell>
          <table:table-cell table:style-name="ce141" office:value-type="float" office:value="147.7">
            <text:p>148 </text:p>
          </table:table-cell>
          <table:table-cell table:style-name="ce142" office:value-type="float" office:value="3223.2">
            <text:p>3,22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62772.5">
            <text:p>262,773 </text:p>
          </table:table-cell>
          <table:table-cell table:style-name="ce141" office:value-type="float" office:value="3101">
            <text:p>3,101 </text:p>
          </table:table-cell>
          <table:table-cell table:style-name="ce141" office:value-type="float" office:value="127808.8">
            <text:p>127,809 </text:p>
          </table:table-cell>
          <table:table-cell table:style-name="ce141" office:value-type="float" office:value="4158.6">
            <text:p>4,159 </text:p>
          </table:table-cell>
          <table:table-cell table:style-name="ce141" office:value-type="float" office:value="86724.1">
            <text:p>86,724 </text:p>
          </table:table-cell>
          <table:table-cell table:style-name="ce141" office:value-type="float" office:value="29181.5">
            <text:p>29,182 </text:p>
          </table:table-cell>
          <table:table-cell table:style-name="ce141" office:value-type="float" office:value="11797.1">
            <text:p>11,797 </text:p>
          </table:table-cell>
          <table:table-cell table:style-name="ce141" office:value-type="float" office:value="2084.9">
            <text:p>2,085 </text:p>
          </table:table-cell>
          <table:table-cell table:style-name="ce141" office:value-type="float" office:value="679.5">
            <text:p>680 </text:p>
          </table:table-cell>
          <table:table-cell table:style-name="ce141" office:value-type="float" office:value="5823.1">
            <text:p>5,823 </text:p>
          </table:table-cell>
          <table:table-cell table:style-name="ce141" office:value-type="float" office:value="85.5">
            <text:p>86 </text:p>
          </table:table-cell>
          <table:table-cell table:style-name="ce142" office:value-type="float" office:value="3124.1">
            <text:p>3,12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48902.7">
            <text:p>248,903 </text:p>
          </table:table-cell>
          <table:table-cell table:style-name="ce141" office:value-type="float" office:value="2823.8">
            <text:p>2,824 </text:p>
          </table:table-cell>
          <table:table-cell table:style-name="ce141" office:value-type="float" office:value="122481">
            <text:p>122,481 </text:p>
          </table:table-cell>
          <table:table-cell table:style-name="ce141" office:value-type="float" office:value="4260.2">
            <text:p>4,260 </text:p>
          </table:table-cell>
          <table:table-cell table:style-name="ce141" office:value-type="float" office:value="79600.6">
            <text:p>79,601 </text:p>
          </table:table-cell>
          <table:table-cell table:style-name="ce141" office:value-type="float" office:value="27739.3">
            <text:p>27,739 </text:p>
          </table:table-cell>
          <table:table-cell table:style-name="ce141" office:value-type="float" office:value="11996">
            <text:p>11,996 </text:p>
          </table:table-cell>
          <table:table-cell table:style-name="ce141" office:value-type="float" office:value="2240.2">
            <text:p>2,240 </text:p>
          </table:table-cell>
          <table:table-cell table:style-name="ce141" office:value-type="float" office:value="1107.9">
            <text:p>1,108 </text:p>
          </table:table-cell>
          <table:table-cell table:style-name="ce141" office:value-type="float" office:value="5466.5">
            <text:p>5,467 </text:p>
          </table:table-cell>
          <table:table-cell table:style-name="ce141" office:value-type="float" office:value="108.4">
            <text:p>108 </text:p>
          </table:table-cell>
          <table:table-cell table:style-name="ce142" office:value-type="float" office:value="3073">
            <text:p>3,07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35680.9">
            <text:p>235,681 </text:p>
          </table:table-cell>
          <table:table-cell table:style-name="ce141" office:value-type="float" office:value="2976.7">
            <text:p>2,977 </text:p>
          </table:table-cell>
          <table:table-cell table:style-name="ce141" office:value-type="float" office:value="99946.5">
            <text:p>99,947 </text:p>
          </table:table-cell>
          <table:table-cell table:style-name="ce141" office:value-type="float" office:value="3617.7">
            <text:p>3,618 </text:p>
          </table:table-cell>
          <table:table-cell table:style-name="ce141" office:value-type="float" office:value="84013.1">
            <text:p>84,013 </text:p>
          </table:table-cell>
          <table:table-cell table:style-name="ce141" office:value-type="float" office:value="29539.2">
            <text:p>29,539 </text:p>
          </table:table-cell>
          <table:table-cell table:style-name="ce141" office:value-type="float" office:value="15585.7">
            <text:p>15,586 </text:p>
          </table:table-cell>
          <table:table-cell table:style-name="ce141" office:value-type="float" office:value="3037.8">
            <text:p>3,038 </text:p>
          </table:table-cell>
          <table:table-cell table:style-name="ce141" office:value-type="float" office:value="3668.1">
            <text:p>3,668 </text:p>
          </table:table-cell>
          <table:table-cell table:style-name="ce141" office:value-type="float" office:value="5967.6">
            <text:p>5,968 </text:p>
          </table:table-cell>
          <table:table-cell table:style-name="ce141" office:value-type="float" office:value="170">
            <text:p>170 </text:p>
          </table:table-cell>
          <table:table-cell table:style-name="ce142" office:value-type="float" office:value="2742.2">
            <text:p>2,74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4536.1">
            <text:p>224,536 </text:p>
          </table:table-cell>
          <table:table-cell table:style-name="ce141" office:value-type="float" office:value="2503.2">
            <text:p>2,503 </text:p>
          </table:table-cell>
          <table:table-cell table:style-name="ce141" office:value-type="float" office:value="91551.4">
            <text:p>91,551 </text:p>
          </table:table-cell>
          <table:table-cell table:style-name="ce141" office:value-type="float" office:value="3432.8">
            <text:p>3,433 </text:p>
          </table:table-cell>
          <table:table-cell table:style-name="ce141" office:value-type="float" office:value="86777.3">
            <text:p>86,777 </text:p>
          </table:table-cell>
          <table:table-cell table:style-name="ce141" office:value-type="float" office:value="26272.2">
            <text:p>26,272 </text:p>
          </table:table-cell>
          <table:table-cell table:style-name="ce141" office:value-type="float" office:value="13997.8">
            <text:p>13,998 </text:p>
          </table:table-cell>
          <table:table-cell table:style-name="ce141" office:value-type="float" office:value="2039.1">
            <text:p>2,039 </text:p>
          </table:table-cell>
          <table:table-cell table:style-name="ce141" office:value-type="float" office:value="3150.2">
            <text:p>3,150 </text:p>
          </table:table-cell>
          <table:table-cell table:style-name="ce141" office:value-type="float" office:value="5824.9">
            <text:p>5,825 </text:p>
          </table:table-cell>
          <table:table-cell table:style-name="ce141" office:value-type="float" office:value="161.5">
            <text:p>162 </text:p>
          </table:table-cell>
          <table:table-cell table:style-name="ce142" office:value-type="float" office:value="2822.1">
            <text:p>2,82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25295.4">
            <text:p>225,295 </text:p>
          </table:table-cell>
          <table:table-cell table:style-name="ce141" office:value-type="float" office:value="2574.8">
            <text:p>2,575 </text:p>
          </table:table-cell>
          <table:table-cell table:style-name="ce141" office:value-type="float" office:value="93148">
            <text:p>93,148 </text:p>
          </table:table-cell>
          <table:table-cell table:style-name="ce141" office:value-type="float" office:value="4820">
            <text:p>4,820 </text:p>
          </table:table-cell>
          <table:table-cell table:style-name="ce141" office:value-type="float" office:value="89985.3">
            <text:p>89,985 </text:p>
          </table:table-cell>
          <table:table-cell table:style-name="ce141" office:value-type="float" office:value="20952">
            <text:p>20,952 </text:p>
          </table:table-cell>
          <table:table-cell table:style-name="ce141" office:value-type="float" office:value="13814.8">
            <text:p>13,815 </text:p>
          </table:table-cell>
          <table:table-cell table:style-name="ce141" office:value-type="float" office:value="2311.3">
            <text:p>2,311 </text:p>
          </table:table-cell>
          <table:table-cell table:style-name="ce141" office:value-type="float" office:value="3895.4">
            <text:p>3,895 </text:p>
          </table:table-cell>
          <table:table-cell table:style-name="ce141" office:value-type="float" office:value="3972.8">
            <text:p>3,973 </text:p>
          </table:table-cell>
          <table:table-cell table:style-name="ce141" office:value-type="float" office:value="482.6">
            <text:p>483 </text:p>
          </table:table-cell>
          <table:table-cell table:style-name="ce142" office:value-type="float" office:value="3152.7">
            <text:p>3,153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10年</text:p>
          </table:table-cell>
          <table:table-cell table:style-name="ce144"/>
          <table:table-cell table:style-name="ce140" office:value-type="float" office:value="291033.2">
            <text:p>291,033 </text:p>
          </table:table-cell>
          <table:table-cell table:style-name="ce141" office:value-type="float" office:value="3184">
            <text:p>3,184 </text:p>
          </table:table-cell>
          <table:table-cell table:style-name="ce141" office:value-type="float" office:value="128840.4">
            <text:p>128,840 </text:p>
          </table:table-cell>
          <table:table-cell table:style-name="ce141" office:value-type="float" office:value="5331.1">
            <text:p>5,331 </text:p>
          </table:table-cell>
          <table:table-cell table:style-name="ce141" office:value-type="float" office:value="108358.8">
            <text:p>108,359 </text:p>
          </table:table-cell>
          <table:table-cell table:style-name="ce141" office:value-type="float" office:value="27787.9">
            <text:p>27,788 </text:p>
          </table:table-cell>
          <table:table-cell table:style-name="ce141" office:value-type="float" office:value="17521.9">
            <text:p>17,522 </text:p>
          </table:table-cell>
          <table:table-cell table:style-name="ce141" office:value-type="float" office:value="3474.7">
            <text:p>3,475 </text:p>
          </table:table-cell>
          <table:table-cell table:style-name="ce141" office:value-type="float" office:value="2270.8">
            <text:p>2,271 </text:p>
          </table:table-cell>
          <table:table-cell table:style-name="ce141" office:value-type="float" office:value="7970.2">
            <text:p>7,970 </text:p>
          </table:table-cell>
          <table:table-cell table:style-name="ce141" office:value-type="float" office:value="201.7">
            <text:p>202 </text:p>
          </table:table-cell>
          <table:table-cell table:style-name="ce142" office:value-type="float" office:value="3604.5">
            <text:p>3,60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24294.4">
            <text:p>224,294 </text:p>
          </table:table-cell>
          <table:table-cell table:style-name="ce141" office:value-type="float" office:value="2577.3">
            <text:p>2,577 </text:p>
          </table:table-cell>
          <table:table-cell table:style-name="ce141" office:value-type="float" office:value="91348">
            <text:p>91,348 </text:p>
          </table:table-cell>
          <table:table-cell table:style-name="ce141" office:value-type="float" office:value="4445.1">
            <text:p>4,445 </text:p>
          </table:table-cell>
          <table:table-cell table:style-name="ce141" office:value-type="float" office:value="84559.5">
            <text:p>84,560 </text:p>
          </table:table-cell>
          <table:table-cell table:style-name="ce141" office:value-type="float" office:value="28228.2">
            <text:p>28,228 </text:p>
          </table:table-cell>
          <table:table-cell table:style-name="ce141" office:value-type="float" office:value="13136.2">
            <text:p>13,136 </text:p>
          </table:table-cell>
          <table:table-cell table:style-name="ce141" office:value-type="float" office:value="2182.5">
            <text:p>2,183 </text:p>
          </table:table-cell>
          <table:table-cell table:style-name="ce141" office:value-type="float" office:value="2832.4">
            <text:p>2,832 </text:p>
          </table:table-cell>
          <table:table-cell table:style-name="ce141" office:value-type="float" office:value="4520.1">
            <text:p>4,520 </text:p>
          </table:table-cell>
          <table:table-cell table:style-name="ce141" office:value-type="float" office:value="206.6">
            <text:p>207 </text:p>
          </table:table-cell>
          <table:table-cell table:style-name="ce142" office:value-type="float" office:value="3394.6">
            <text:p>3,39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91427.5">
            <text:p>191,428 </text:p>
          </table:table-cell>
          <table:table-cell table:style-name="ce141" office:value-type="float" office:value="2476.4">
            <text:p>2,476 </text:p>
          </table:table-cell>
          <table:table-cell table:style-name="ce141" office:value-type="float" office:value="82396.9">
            <text:p>82,397 </text:p>
          </table:table-cell>
          <table:table-cell table:style-name="ce141" office:value-type="float" office:value="3640.6">
            <text:p>3,641 </text:p>
          </table:table-cell>
          <table:table-cell table:style-name="ce141" office:value-type="float" office:value="65208.7">
            <text:p>65,209 </text:p>
          </table:table-cell>
          <table:table-cell table:style-name="ce141" office:value-type="float" office:value="26848.2">
            <text:p>26,848 </text:p>
          </table:table-cell>
          <table:table-cell table:style-name="ce141" office:value-type="float" office:value="10856.7">
            <text:p>10,857 </text:p>
          </table:table-cell>
          <table:table-cell table:style-name="ce141" office:value-type="float" office:value="1818.4">
            <text:p>1,818 </text:p>
          </table:table-cell>
          <table:table-cell table:style-name="ce141" office:value-type="float" office:value="1819.7">
            <text:p>1,820 </text:p>
          </table:table-cell>
          <table:table-cell table:style-name="ce141" office:value-type="float" office:value="4041.5">
            <text:p>4,042 </text:p>
          </table:table-cell>
          <table:table-cell table:style-name="ce141" office:value-type="float" office:value="155.7">
            <text:p>156 </text:p>
          </table:table-cell>
          <table:table-cell table:style-name="ce142" office:value-type="float" office:value="3021.4">
            <text:p>3,02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8032.1">
            <text:p>228,032 </text:p>
          </table:table-cell>
          <table:table-cell table:style-name="ce141" office:value-type="float" office:value="2570.4">
            <text:p>2,570 </text:p>
          </table:table-cell>
          <table:table-cell table:style-name="ce141" office:value-type="float" office:value="93001.1">
            <text:p>93,001 </text:p>
          </table:table-cell>
          <table:table-cell table:style-name="ce141" office:value-type="float" office:value="4163.4">
            <text:p>4,163 </text:p>
          </table:table-cell>
          <table:table-cell table:style-name="ce141" office:value-type="float" office:value="86769">
            <text:p>86,769 </text:p>
          </table:table-cell>
          <table:table-cell table:style-name="ce141" office:value-type="float" office:value="29337.4">
            <text:p>29,337 </text:p>
          </table:table-cell>
          <table:table-cell table:style-name="ce141" office:value-type="float" office:value="12185.5">
            <text:p>12,186 </text:p>
          </table:table-cell>
          <table:table-cell table:style-name="ce141" office:value-type="float" office:value="1656.7">
            <text:p>1,657 </text:p>
          </table:table-cell>
          <table:table-cell table:style-name="ce141" office:value-type="float" office:value="1956.3">
            <text:p>1,956 </text:p>
          </table:table-cell>
          <table:table-cell table:style-name="ce141" office:value-type="float" office:value="5518.6">
            <text:p>5,519 </text:p>
          </table:table-cell>
          <table:table-cell table:style-name="ce141" office:value-type="float" office:value="193">
            <text:p>193 </text:p>
          </table:table-cell>
          <table:table-cell table:style-name="ce142" office:value-type="float" office:value="2860.9">
            <text:p>2,86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25306">
            <text:p>225,306 </text:p>
          </table:table-cell>
          <table:table-cell table:style-name="ce141" office:value-type="float" office:value="2458">
            <text:p>2,458 </text:p>
          </table:table-cell>
          <table:table-cell table:style-name="ce141" office:value-type="float" office:value="101114.2">
            <text:p>101,114 </text:p>
          </table:table-cell>
          <table:table-cell table:style-name="ce141" office:value-type="float" office:value="3287.1">
            <text:p>3,287 </text:p>
          </table:table-cell>
          <table:table-cell table:style-name="ce141" office:value-type="float" office:value="83275.1">
            <text:p>83,275 </text:p>
          </table:table-cell>
          <table:table-cell table:style-name="ce141" office:value-type="float" office:value="22621">
            <text:p>22,621 </text:p>
          </table:table-cell>
          <table:table-cell table:style-name="ce141" office:value-type="float" office:value="12545.4">
            <text:p>12,545 </text:p>
          </table:table-cell>
          <table:table-cell table:style-name="ce141" office:value-type="float" office:value="1387.1">
            <text:p>1,387 </text:p>
          </table:table-cell>
          <table:table-cell table:style-name="ce141" office:value-type="float" office:value="1839.6">
            <text:p>1,840 </text:p>
          </table:table-cell>
          <table:table-cell table:style-name="ce141" office:value-type="float" office:value="6548.9">
            <text:p>6,549 </text:p>
          </table:table-cell>
          <table:table-cell table:style-name="ce141" office:value-type="float" office:value="172.4">
            <text:p>172 </text:p>
          </table:table-cell>
          <table:table-cell table:style-name="ce142" office:value-type="float" office:value="2597.4">
            <text:p>2,59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62174.6">
            <text:p>262,175 </text:p>
          </table:table-cell>
          <table:table-cell table:style-name="ce141" office:value-type="float" office:value="2981.9">
            <text:p>2,982 </text:p>
          </table:table-cell>
          <table:table-cell table:style-name="ce141" office:value-type="float" office:value="123536.2">
            <text:p>123,536 </text:p>
          </table:table-cell>
          <table:table-cell table:style-name="ce141" office:value-type="float" office:value="4418.4">
            <text:p>4,418 </text:p>
          </table:table-cell>
          <table:table-cell table:style-name="ce141" office:value-type="float" office:value="93793.1">
            <text:p>93,793 </text:p>
          </table:table-cell>
          <table:table-cell table:style-name="ce141" office:value-type="float" office:value="23985.8">
            <text:p>23,986 </text:p>
          </table:table-cell>
          <table:table-cell table:style-name="ce141" office:value-type="float" office:value="13454.1">
            <text:p>13,454 </text:p>
          </table:table-cell>
          <table:table-cell table:style-name="ce141" office:value-type="float" office:value="1506.1">
            <text:p>1,506 </text:p>
          </table:table-cell>
          <table:table-cell table:style-name="ce141" office:value-type="float" office:value="1211">
            <text:p>1,211 </text:p>
          </table:table-cell>
          <table:table-cell table:style-name="ce141" office:value-type="float" office:value="7687.6">
            <text:p>7,688 </text:p>
          </table:table-cell>
          <table:table-cell table:style-name="ce141" office:value-type="float" office:value="162.6">
            <text:p>163 </text:p>
          </table:table-cell>
          <table:table-cell table:style-name="ce142" office:value-type="float" office:value="2886.8">
            <text:p>2,88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56915.7">
            <text:p>256,916 </text:p>
          </table:table-cell>
          <table:table-cell table:style-name="ce141" office:value-type="float" office:value="2591">
            <text:p>2,591 </text:p>
          </table:table-cell>
          <table:table-cell table:style-name="ce141" office:value-type="float" office:value="120009.6">
            <text:p>120,010 </text:p>
          </table:table-cell>
          <table:table-cell table:style-name="ce141" office:value-type="float" office:value="4659.9">
            <text:p>4,660 </text:p>
          </table:table-cell>
          <table:table-cell table:style-name="ce141" office:value-type="float" office:value="88333.7">
            <text:p>88,334 </text:p>
          </table:table-cell>
          <table:table-cell table:style-name="ce141" office:value-type="float" office:value="27236.3">
            <text:p>27,236 </text:p>
          </table:table-cell>
          <table:table-cell table:style-name="ce141" office:value-type="float" office:value="14080.1">
            <text:p>14,080 </text:p>
          </table:table-cell>
          <table:table-cell table:style-name="ce141" office:value-type="float" office:value="2934.4">
            <text:p>2,934 </text:p>
          </table:table-cell>
          <table:table-cell table:style-name="ce141" office:value-type="float" office:value="1167">
            <text:p>1,167 </text:p>
          </table:table-cell>
          <table:table-cell table:style-name="ce141" office:value-type="float" office:value="6706.3">
            <text:p>6,706 </text:p>
          </table:table-cell>
          <table:table-cell table:style-name="ce141" office:value-type="float" office:value="162.1">
            <text:p>162 </text:p>
          </table:table-cell>
          <table:table-cell table:style-name="ce142" office:value-type="float" office:value="3110.3">
            <text:p>3,11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76606.8">
            <text:p>276,607 </text:p>
          </table:table-cell>
          <table:table-cell table:style-name="ce141" office:value-type="float" office:value="3000">
            <text:p>3,000 </text:p>
          </table:table-cell>
          <table:table-cell table:style-name="ce141" office:value-type="float" office:value="130351.2">
            <text:p>130,351 </text:p>
          </table:table-cell>
          <table:table-cell table:style-name="ce141" office:value-type="float" office:value="4926.2">
            <text:p>4,926 </text:p>
          </table:table-cell>
          <table:table-cell table:style-name="ce141" office:value-type="float" office:value="100674.9">
            <text:p>100,675 </text:p>
          </table:table-cell>
          <table:table-cell table:style-name="ce141" office:value-type="float" office:value="21581.1">
            <text:p>21,581 </text:p>
          </table:table-cell>
          <table:table-cell table:style-name="ce141" office:value-type="float" office:value="16068.3">
            <text:p>16,068 </text:p>
          </table:table-cell>
          <table:table-cell table:style-name="ce141" office:value-type="float" office:value="3135.2">
            <text:p>3,135 </text:p>
          </table:table-cell>
          <table:table-cell table:style-name="ce141" office:value-type="float" office:value="1214.6">
            <text:p>1,215 </text:p>
          </table:table-cell>
          <table:table-cell table:style-name="ce141" office:value-type="float" office:value="8402.2">
            <text:p>8,402 </text:p>
          </table:table-cell>
          <table:table-cell table:style-name="ce141" office:value-type="float" office:value="166.9">
            <text:p>167 </text:p>
          </table:table-cell>
          <table:table-cell table:style-name="ce142" office:value-type="float" office:value="3149.4">
            <text:p>3,14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68465.8">
            <text:p>268,466 </text:p>
          </table:table-cell>
          <table:table-cell table:style-name="ce141" office:value-type="float" office:value="2811.6">
            <text:p>2,812 </text:p>
          </table:table-cell>
          <table:table-cell table:style-name="ce141" office:value-type="float" office:value="128329.1">
            <text:p>128,329 </text:p>
          </table:table-cell>
          <table:table-cell table:style-name="ce141" office:value-type="float" office:value="4146.2">
            <text:p>4,146 </text:p>
          </table:table-cell>
          <table:table-cell table:style-name="ce141" office:value-type="float" office:value="95549.1">
            <text:p>95,549 </text:p>
          </table:table-cell>
          <table:table-cell table:style-name="ce141" office:value-type="float" office:value="21182.7">
            <text:p>21,183 </text:p>
          </table:table-cell>
          <table:table-cell table:style-name="ce141" office:value-type="float" office:value="16442">
            <text:p>16,442 </text:p>
          </table:table-cell>
          <table:table-cell table:style-name="ce141" office:value-type="float" office:value="5685.9">
            <text:p>5,686 </text:p>
          </table:table-cell>
          <table:table-cell table:style-name="ce141" office:value-type="float" office:value="712.3">
            <text:p>712 </text:p>
          </table:table-cell>
          <table:table-cell table:style-name="ce141" office:value-type="float" office:value="6733.4">
            <text:p>6,733 </text:p>
          </table:table-cell>
          <table:table-cell table:style-name="ce141" office:value-type="float" office:value="149.4">
            <text:p>149 </text:p>
          </table:table-cell>
          <table:table-cell table:style-name="ce142" office:value-type="float" office:value="3161">
            <text:p>3,16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64197.6">
            <text:p>264,198 </text:p>
          </table:table-cell>
          <table:table-cell table:style-name="ce141" office:value-type="float" office:value="2519.7">
            <text:p>2,520 </text:p>
          </table:table-cell>
          <table:table-cell table:style-name="ce141" office:value-type="float" office:value="126700.1">
            <text:p>126,700 </text:p>
          </table:table-cell>
          <table:table-cell table:style-name="ce141" office:value-type="float" office:value="5397.5">
            <text:p>5,398 </text:p>
          </table:table-cell>
          <table:table-cell table:style-name="ce141" office:value-type="float" office:value="92661.7">
            <text:p>92,662 </text:p>
          </table:table-cell>
          <table:table-cell table:style-name="ce141" office:value-type="float" office:value="21183.4">
            <text:p>21,183 </text:p>
          </table:table-cell>
          <table:table-cell table:style-name="ce141" office:value-type="float" office:value="15730">
            <text:p>15,730 </text:p>
          </table:table-cell>
          <table:table-cell table:style-name="ce141" office:value-type="float" office:value="3787.6">
            <text:p>3,788 </text:p>
          </table:table-cell>
          <table:table-cell table:style-name="ce141" office:value-type="float" office:value="744.9">
            <text:p>745 </text:p>
          </table:table-cell>
          <table:table-cell table:style-name="ce141" office:value-type="float" office:value="7942.1">
            <text:p>7,942 </text:p>
          </table:table-cell>
          <table:table-cell table:style-name="ce141" office:value-type="float" office:value="170.1">
            <text:p>170 </text:p>
          </table:table-cell>
          <table:table-cell table:style-name="ce142" office:value-type="float" office:value="3085.3">
            <text:p>3,08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55779.8">
            <text:p>255,780 </text:p>
          </table:table-cell>
          <table:table-cell table:style-name="ce141" office:value-type="float" office:value="3047.7">
            <text:p>3,048 </text:p>
          </table:table-cell>
          <table:table-cell table:style-name="ce141" office:value-type="float" office:value="105986.8">
            <text:p>105,987 </text:p>
          </table:table-cell>
          <table:table-cell table:style-name="ce141" office:value-type="float" office:value="6036.9">
            <text:p>6,037 </text:p>
          </table:table-cell>
          <table:table-cell table:style-name="ce141" office:value-type="float" office:value="99807">
            <text:p>99,807 </text:p>
          </table:table-cell>
          <table:table-cell table:style-name="ce141" office:value-type="float" office:value="21481.9">
            <text:p>21,482 </text:p>
          </table:table-cell>
          <table:table-cell table:style-name="ce141" office:value-type="float" office:value="19401">
            <text:p>19,401 </text:p>
          </table:table-cell>
          <table:table-cell table:style-name="ce141" office:value-type="float" office:value="5363.8">
            <text:p>5,364 </text:p>
          </table:table-cell>
          <table:table-cell table:style-name="ce141" office:value-type="float" office:value="2266.6">
            <text:p>2,267 </text:p>
          </table:table-cell>
          <table:table-cell table:style-name="ce141" office:value-type="float" office:value="8831.2">
            <text:p>8,831 </text:p>
          </table:table-cell>
          <table:table-cell table:style-name="ce141" office:value-type="float" office:value="171.1">
            <text:p>171 </text:p>
          </table:table-cell>
          <table:table-cell table:style-name="ce142" office:value-type="float" office:value="2768.3">
            <text:p>2,76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8405.6">
            <text:p>228,406 </text:p>
          </table:table-cell>
          <table:table-cell table:style-name="ce141" office:value-type="float" office:value="2501.2">
            <text:p>2,501 </text:p>
          </table:table-cell>
          <table:table-cell table:style-name="ce141" office:value-type="float" office:value="93772.8">
            <text:p>93,773 </text:p>
          </table:table-cell>
          <table:table-cell table:style-name="ce141" office:value-type="float" office:value="5011.1">
            <text:p>5,011 </text:p>
          </table:table-cell>
          <table:table-cell table:style-name="ce141" office:value-type="float" office:value="97162">
            <text:p>97,162 </text:p>
          </table:table-cell>
          <table:table-cell table:style-name="ce141" office:value-type="float" office:value="14391.4">
            <text:p>14,391 </text:p>
          </table:table-cell>
          <table:table-cell table:style-name="ce141" office:value-type="float" office:value="15548.7">
            <text:p>15,549 </text:p>
          </table:table-cell>
          <table:table-cell table:style-name="ce141" office:value-type="float" office:value="3082.7">
            <text:p>3,083 </text:p>
          </table:table-cell>
          <table:table-cell table:style-name="ce141" office:value-type="float" office:value="2805.8">
            <text:p>2,806 </text:p>
          </table:table-cell>
          <table:table-cell table:style-name="ce141" office:value-type="float" office:value="6714.6">
            <text:p>6,715 </text:p>
          </table:table-cell>
          <table:table-cell table:style-name="ce141" office:value-type="float" office:value="157.9">
            <text:p>158 </text:p>
          </table:table-cell>
          <table:table-cell table:style-name="ce142" office:value-type="float" office:value="2787.7">
            <text:p>2,78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28726.3">
            <text:p>228,726 </text:p>
          </table:table-cell>
          <table:table-cell table:style-name="ce141" office:value-type="float" office:value="2305.3">
            <text:p>2,305 </text:p>
          </table:table-cell>
          <table:table-cell table:style-name="ce141" office:value-type="float" office:value="91858.2">
            <text:p>91,858 </text:p>
          </table:table-cell>
          <table:table-cell table:style-name="ce141" office:value-type="float" office:value="3178.5">
            <text:p>3,179 </text:p>
          </table:table-cell>
          <table:table-cell table:style-name="ce141" office:value-type="float" office:value="95794">
            <text:p>95,794 </text:p>
          </table:table-cell>
          <table:table-cell table:style-name="ce141" office:value-type="float" office:value="19802">
            <text:p>19,802 </text:p>
          </table:table-cell>
          <table:table-cell table:style-name="ce141" office:value-type="float" office:value="15770.5">
            <text:p>15,771 </text:p>
          </table:table-cell>
          <table:table-cell table:style-name="ce141" office:value-type="float" office:value="2206.1">
            <text:p>2,206 </text:p>
          </table:table-cell>
          <table:table-cell table:style-name="ce141" office:value-type="float" office:value="4137.6">
            <text:p>4,138 </text:p>
          </table:table-cell>
          <table:table-cell table:style-name="ce141" office:value-type="float" office:value="6055.4">
            <text:p>6,055 </text:p>
          </table:table-cell>
          <table:table-cell table:style-name="ce141" office:value-type="float" office:value="149.3">
            <text:p>149 </text:p>
          </table:table-cell>
          <table:table-cell table:style-name="ce142" office:value-type="float" office:value="3222.1">
            <text:p>3,222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11年</text:p>
          </table:table-cell>
          <table:table-cell table:style-name="ce144"/>
          <table:table-cell table:style-name="ce140" office:value-type="float" office:value="288185.7">
            <text:p>288,186 </text:p>
          </table:table-cell>
          <table:table-cell table:style-name="ce141" office:value-type="float" office:value="3062.2">
            <text:p>3,062 </text:p>
          </table:table-cell>
          <table:table-cell table:style-name="ce141" office:value-type="float" office:value="121027.9">
            <text:p>121,028 </text:p>
          </table:table-cell>
          <table:table-cell table:style-name="ce141" office:value-type="float" office:value="4449.5">
            <text:p>4,450 </text:p>
          </table:table-cell>
          <table:table-cell table:style-name="ce141" office:value-type="float" office:value="112005.9">
            <text:p>112,006 </text:p>
          </table:table-cell>
          <table:table-cell table:style-name="ce141" office:value-type="float" office:value="23754.8">
            <text:p>23,755 </text:p>
          </table:table-cell>
          <table:table-cell table:style-name="ce141" office:value-type="float" office:value="23860.4">
            <text:p>23,860 </text:p>
          </table:table-cell>
          <table:table-cell table:style-name="ce141" office:value-type="float" office:value="5836.5">
            <text:p>5,837 </text:p>
          </table:table-cell>
          <table:table-cell table:style-name="ce141" office:value-type="float" office:value="3577.5">
            <text:p>3,578 </text:p>
          </table:table-cell>
          <table:table-cell table:style-name="ce141" office:value-type="float" office:value="10677">
            <text:p>10,677 </text:p>
          </table:table-cell>
          <table:table-cell table:style-name="ce141" office:value-type="float" office:value="164.3">
            <text:p>164 </text:p>
          </table:table-cell>
          <table:table-cell table:style-name="ce142" office:value-type="float" office:value="3605.1">
            <text:p>3,60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24061.9">
            <text:p>224,062 </text:p>
          </table:table-cell>
          <table:table-cell table:style-name="ce141" office:value-type="float" office:value="2192.2">
            <text:p>2,192 </text:p>
          </table:table-cell>
          <table:table-cell table:style-name="ce141" office:value-type="float" office:value="8805.6">
            <text:p>8,806 </text:p>
          </table:table-cell>
          <table:table-cell table:style-name="ce141" office:value-type="float" office:value="379.7">
            <text:p>380 </text:p>
          </table:table-cell>
          <table:table-cell table:style-name="ce141" office:value-type="float" office:value="9256.3">
            <text:p>9,256 </text:p>
          </table:table-cell>
          <table:table-cell table:style-name="ce141" office:value-type="float" office:value="2218.8">
            <text:p>2,219 </text:p>
          </table:table-cell>
          <table:table-cell table:style-name="ce141" office:value-type="float" office:value="1524.4">
            <text:p>1,524 </text:p>
          </table:table-cell>
          <table:table-cell table:style-name="ce141" office:value-type="float" office:value="277.9">
            <text:p>278 </text:p>
          </table:table-cell>
          <table:table-cell table:style-name="ce141" office:value-type="float" office:value="412.3">
            <text:p>412 </text:p>
          </table:table-cell>
          <table:table-cell table:style-name="ce141" office:value-type="float" office:value="490.1">
            <text:p>490 </text:p>
          </table:table-cell>
          <table:table-cell table:style-name="ce141" office:value-type="float" office:value="19.2">
            <text:p>19 </text:p>
          </table:table-cell>
          <table:table-cell table:style-name="ce142" office:value-type="float" office:value="324.9">
            <text:p>32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99919.6">
            <text:p>199,920 </text:p>
          </table:table-cell>
          <table:table-cell table:style-name="ce141" office:value-type="float" office:value="2288.2">
            <text:p>2,288 </text:p>
          </table:table-cell>
          <table:table-cell table:style-name="ce141" office:value-type="float" office:value="8158.6">
            <text:p>8,159 </text:p>
          </table:table-cell>
          <table:table-cell table:style-name="ce141" office:value-type="float" office:value="343.9">
            <text:p>344 </text:p>
          </table:table-cell>
          <table:table-cell table:style-name="ce141" office:value-type="float" office:value="7498.8">
            <text:p>7,499 </text:p>
          </table:table-cell>
          <table:table-cell table:style-name="ce141" office:value-type="float" office:value="1923.3">
            <text:p>1,923 </text:p>
          </table:table-cell>
          <table:table-cell table:style-name="ce141" office:value-type="float" office:value="1836.8">
            <text:p>1,837 </text:p>
          </table:table-cell>
          <table:table-cell table:style-name="ce141" office:value-type="float" office:value="557">
            <text:p>557 </text:p>
          </table:table-cell>
          <table:table-cell table:style-name="ce141" office:value-type="float" office:value="409.9">
            <text:p>410 </text:p>
          </table:table-cell>
          <table:table-cell table:style-name="ce141" office:value-type="float" office:value="560.1">
            <text:p>560 </text:p>
          </table:table-cell>
          <table:table-cell table:style-name="ce141" office:value-type="float" office:value="16.8">
            <text:p>17 </text:p>
          </table:table-cell>
          <table:table-cell table:style-name="ce142" office:value-type="float" office:value="293">
            <text:p>29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9707.8">
            <text:p>229,708 </text:p>
          </table:table-cell>
          <table:table-cell table:style-name="ce141" office:value-type="float" office:value="2573.1">
            <text:p>2,573 </text:p>
          </table:table-cell>
          <table:table-cell table:style-name="ce141" office:value-type="float" office:value="9619.2">
            <text:p>9,619 </text:p>
          </table:table-cell>
          <table:table-cell table:style-name="ce141" office:value-type="float" office:value="525.7">
            <text:p>526 </text:p>
          </table:table-cell>
          <table:table-cell table:style-name="ce141" office:value-type="float" office:value="9464.7">
            <text:p>9,465 </text:p>
          </table:table-cell>
          <table:table-cell table:style-name="ce141" office:value-type="float" office:value="1367">
            <text:p>1,367 </text:p>
          </table:table-cell>
          <table:table-cell table:style-name="ce141" office:value-type="float" office:value="1734.7">
            <text:p>1,735 </text:p>
          </table:table-cell>
          <table:table-cell table:style-name="ce141" office:value-type="float" office:value="568.1">
            <text:p>568 </text:p>
          </table:table-cell>
          <table:table-cell table:style-name="ce141" office:value-type="float" office:value="224.3">
            <text:p>224 </text:p>
          </table:table-cell>
          <table:table-cell table:style-name="ce141" office:value-type="float" office:value="638.6">
            <text:p>639 </text:p>
          </table:table-cell>
          <table:table-cell table:style-name="ce141" office:value-type="float" office:value="18.6">
            <text:p>19 </text:p>
          </table:table-cell>
          <table:table-cell table:style-name="ce142" office:value-type="float" office:value="285.1">
            <text:p>28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29570.1">
            <text:p>229,570 </text:p>
          </table:table-cell>
          <table:table-cell table:style-name="ce141" office:value-type="float" office:value="2572.8">
            <text:p>2,573 </text:p>
          </table:table-cell>
          <table:table-cell table:style-name="ce141" office:value-type="float" office:value="10163.6">
            <text:p>10,164 </text:p>
          </table:table-cell>
          <table:table-cell table:style-name="ce141" office:value-type="float" office:value="394.6">
            <text:p>395 </text:p>
          </table:table-cell>
          <table:table-cell table:style-name="ce141" office:value-type="float" office:value="8221">
            <text:p>8,221 </text:p>
          </table:table-cell>
          <table:table-cell table:style-name="ce141" office:value-type="float" office:value="1964.5">
            <text:p>1,965 </text:p>
          </table:table-cell>
          <table:table-cell table:style-name="ce141" office:value-type="float" office:value="1954.1">
            <text:p>1,954 </text:p>
          </table:table-cell>
          <table:table-cell table:style-name="ce141" office:value-type="float" office:value="564.7">
            <text:p>565 </text:p>
          </table:table-cell>
          <table:table-cell table:style-name="ce141" office:value-type="float" office:value="238">
            <text:p>238 </text:p>
          </table:table-cell>
          <table:table-cell table:style-name="ce141" office:value-type="float" office:value="860.6">
            <text:p>861 </text:p>
          </table:table-cell>
          <table:table-cell table:style-name="ce141" office:value-type="float" office:value="14.9">
            <text:p>15 </text:p>
          </table:table-cell>
          <table:table-cell table:style-name="ce142" office:value-type="float" office:value="275.9">
            <text:p>276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44430">
            <text:p>244,430 </text:p>
          </table:table-cell>
          <table:table-cell table:style-name="ce141" office:value-type="float" office:value="2462.6">
            <text:p>2,463 </text:p>
          </table:table-cell>
          <table:table-cell table:style-name="ce141" office:value-type="float" office:value="10725.2">
            <text:p>10,725 </text:p>
          </table:table-cell>
          <table:table-cell table:style-name="ce141" office:value-type="float" office:value="338.5">
            <text:p>339 </text:p>
          </table:table-cell>
          <table:table-cell table:style-name="ce141" office:value-type="float" office:value="8757.8">
            <text:p>8,758 </text:p>
          </table:table-cell>
          <table:table-cell table:style-name="ce141" office:value-type="float" office:value="2206.3">
            <text:p>2,206 </text:p>
          </table:table-cell>
          <table:table-cell table:style-name="ce141" office:value-type="float" office:value="2166.7">
            <text:p>2,167 </text:p>
          </table:table-cell>
          <table:table-cell table:style-name="ce141" office:value-type="float" office:value="775.5">
            <text:p>776 </text:p>
          </table:table-cell>
          <table:table-cell table:style-name="ce141" office:value-type="float" office:value="205.3">
            <text:p>205 </text:p>
          </table:table-cell>
          <table:table-cell table:style-name="ce141" office:value-type="float" office:value="882.8">
            <text:p>883 </text:p>
          </table:table-cell>
          <table:table-cell table:style-name="ce141" office:value-type="float" office:value="16.6">
            <text:p>17 </text:p>
          </table:table-cell>
          <table:table-cell table:style-name="ce142" office:value-type="float" office:value="286.5">
            <text:p>28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56183.5">
            <text:p>256,184 </text:p>
          </table:table-cell>
          <table:table-cell table:style-name="ce141" office:value-type="float" office:value="2710.1">
            <text:p>2,710 </text:p>
          </table:table-cell>
          <table:table-cell table:style-name="ce141" office:value-type="float" office:value="11243.2">
            <text:p>11,243 </text:p>
          </table:table-cell>
          <table:table-cell table:style-name="ce141" office:value-type="float" office:value="362.9">
            <text:p>363 </text:p>
          </table:table-cell>
          <table:table-cell table:style-name="ce141" office:value-type="float" office:value="9518.5">
            <text:p>9,519 </text:p>
          </table:table-cell>
          <table:table-cell table:style-name="ce141" office:value-type="float" office:value="2120">
            <text:p>2,120 </text:p>
          </table:table-cell>
          <table:table-cell table:style-name="ce141" office:value-type="float" office:value="2100.8">
            <text:p>2,101 </text:p>
          </table:table-cell>
          <table:table-cell table:style-name="ce141" office:value-type="float" office:value="818.9">
            <text:p>819 </text:p>
          </table:table-cell>
          <table:table-cell table:style-name="ce141" office:value-type="float" office:value="134.2">
            <text:p>134 </text:p>
          </table:table-cell>
          <table:table-cell table:style-name="ce141" office:value-type="float" office:value="830.5">
            <text:p>831 </text:p>
          </table:table-cell>
          <table:table-cell table:style-name="ce141" office:value-type="float" office:value="8.1">
            <text:p>8 </text:p>
          </table:table-cell>
          <table:table-cell table:style-name="ce142" office:value-type="float" office:value="309.1">
            <text:p>30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81437.7">
            <text:p>281,438 </text:p>
          </table:table-cell>
          <table:table-cell table:style-name="ce141" office:value-type="float" office:value="2787.2">
            <text:p>2,787 </text:p>
          </table:table-cell>
          <table:table-cell table:style-name="ce141" office:value-type="float" office:value="12416.3">
            <text:p>12,416 </text:p>
          </table:table-cell>
          <table:table-cell table:style-name="ce141" office:value-type="float" office:value="465">
            <text:p>465 </text:p>
          </table:table-cell>
          <table:table-cell table:style-name="ce141" office:value-type="float" office:value="10740.8">
            <text:p>10,741 </text:p>
          </table:table-cell>
          <table:table-cell table:style-name="ce141" office:value-type="float" office:value="2166">
            <text:p>2,166 </text:p>
          </table:table-cell>
          <table:table-cell table:style-name="ce141" office:value-type="float" office:value="2075.8">
            <text:p>2,076 </text:p>
          </table:table-cell>
          <table:table-cell table:style-name="ce141" office:value-type="float" office:value="440.2">
            <text:p>440 </text:p>
          </table:table-cell>
          <table:table-cell table:style-name="ce141" office:value-type="float" office:value="103">
            <text:p>103 </text:p>
          </table:table-cell>
          <table:table-cell table:style-name="ce141" office:value-type="float" office:value="1184.9">
            <text:p>1,185 </text:p>
          </table:table-cell>
          <table:table-cell table:style-name="ce141" office:value-type="float" office:value="5.7">
            <text:p>6 </text:p>
          </table:table-cell>
          <table:table-cell table:style-name="ce142" office:value-type="float" office:value="342">
            <text:p>34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74508.9">
            <text:p>274,509 </text:p>
          </table:table-cell>
          <table:table-cell table:style-name="ce141" office:value-type="float" office:value="2794.5">
            <text:p>2,795 </text:p>
          </table:table-cell>
          <table:table-cell table:style-name="ce141" office:value-type="float" office:value="12236.5">
            <text:p>12,237 </text:p>
          </table:table-cell>
          <table:table-cell table:style-name="ce141" office:value-type="float" office:value="504.9">
            <text:p>505 </text:p>
          </table:table-cell>
          <table:table-cell table:style-name="ce141" office:value-type="float" office:value="10570.9">
            <text:p>10,571 </text:p>
          </table:table-cell>
          <table:table-cell table:style-name="ce141" office:value-type="float" office:value="2179.2">
            <text:p>2,179 </text:p>
          </table:table-cell>
          <table:table-cell table:style-name="ce141" office:value-type="float" office:value="1677.8">
            <text:p>1,678 </text:p>
          </table:table-cell>
          <table:table-cell table:style-name="ce141" office:value-type="float" office:value="242.9">
            <text:p>243 </text:p>
          </table:table-cell>
          <table:table-cell table:style-name="ce141" office:value-type="float" office:value="61.4">
            <text:p>61 </text:p>
          </table:table-cell>
          <table:table-cell table:style-name="ce141" office:value-type="float" office:value="1030.5">
            <text:p>1,031 </text:p>
          </table:table-cell>
          <table:table-cell table:style-name="ce141" office:value-type="float" office:value="5.9">
            <text:p>6 </text:p>
          </table:table-cell>
          <table:table-cell table:style-name="ce142" office:value-type="float" office:value="337.1">
            <text:p>337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47883.2">
            <text:p>247,883 </text:p>
          </table:table-cell>
          <table:table-cell table:style-name="ce141" office:value-type="float" office:value="2758">
            <text:p>2,758 </text:p>
          </table:table-cell>
          <table:table-cell table:style-name="ce141" office:value-type="float" office:value="10116.3">
            <text:p>10,116 </text:p>
          </table:table-cell>
          <table:table-cell table:style-name="ce141" office:value-type="float" office:value="363.8">
            <text:p>364 </text:p>
          </table:table-cell>
          <table:table-cell table:style-name="ce141" office:value-type="float" office:value="9726.6">
            <text:p>9,727 </text:p>
          </table:table-cell>
          <table:table-cell table:style-name="ce141" office:value-type="float" office:value="2113.5">
            <text:p>2,114 </text:p>
          </table:table-cell>
          <table:table-cell table:style-name="ce141" office:value-type="float" office:value="2190.3">
            <text:p>2,190 </text:p>
          </table:table-cell>
          <table:table-cell table:style-name="ce141" office:value-type="float" office:value="452.7">
            <text:p>453 </text:p>
          </table:table-cell>
          <table:table-cell table:style-name="ce141" office:value-type="float" office:value="245.7">
            <text:p>246 </text:p>
          </table:table-cell>
          <table:table-cell table:style-name="ce141" office:value-type="float" office:value="1166.8">
            <text:p>1,167 </text:p>
          </table:table-cell>
          <table:table-cell table:style-name="ce141" office:value-type="float" office:value="6.5">
            <text:p>7 </text:p>
          </table:table-cell>
          <table:table-cell table:style-name="ce142" office:value-type="float" office:value="318.6">
            <text:p>31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41492.9">
            <text:p>241,493 </text:p>
          </table:table-cell>
          <table:table-cell table:style-name="ce141" office:value-type="float" office:value="2665.7">
            <text:p>2,666 </text:p>
          </table:table-cell>
          <table:table-cell table:style-name="ce141" office:value-type="float" office:value="9433.6">
            <text:p>9,434 </text:p>
          </table:table-cell>
          <table:table-cell table:style-name="ce141" office:value-type="float" office:value="277.1">
            <text:p>277 </text:p>
          </table:table-cell>
          <table:table-cell table:style-name="ce141" office:value-type="float" office:value="9643.4">
            <text:p>9,643 </text:p>
          </table:table-cell>
          <table:table-cell table:style-name="ce141" office:value-type="float" office:value="2164.7">
            <text:p>2,165 </text:p>
          </table:table-cell>
          <table:table-cell table:style-name="ce141" office:value-type="float" office:value="2361.6">
            <text:p>2,362 </text:p>
          </table:table-cell>
          <table:table-cell table:style-name="ce141" office:value-type="float" office:value="467.9">
            <text:p>468 </text:p>
          </table:table-cell>
          <table:table-cell table:style-name="ce141" office:value-type="float" office:value="481.8">
            <text:p>482 </text:p>
          </table:table-cell>
          <table:table-cell table:style-name="ce141" office:value-type="float" office:value="1120.5">
            <text:p>1,121 </text:p>
          </table:table-cell>
          <table:table-cell table:style-name="ce141" office:value-type="float" office:value="16.2">
            <text:p>16 </text:p>
          </table:table-cell>
          <table:table-cell table:style-name="ce142" office:value-type="float" office:value="275.2">
            <text:p>27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7842.8">
            <text:p>227,843 </text:p>
          </table:table-cell>
          <table:table-cell table:style-name="ce141" office:value-type="float" office:value="2388.1">
            <text:p>2,388 </text:p>
          </table:table-cell>
          <table:table-cell table:style-name="ce141" office:value-type="float" office:value="9533.1">
            <text:p>9,533 </text:p>
          </table:table-cell>
          <table:table-cell table:style-name="ce141" office:value-type="float" office:value="263.6">
            <text:p>264 </text:p>
          </table:table-cell>
          <table:table-cell table:style-name="ce141" office:value-type="float" office:value="8977.9">
            <text:p>8,978 </text:p>
          </table:table-cell>
          <table:table-cell table:style-name="ce141" office:value-type="float" office:value="1856.7">
            <text:p>1,857 </text:p>
          </table:table-cell>
          <table:table-cell table:style-name="ce141" office:value-type="float" office:value="1911.9">
            <text:p>1,912 </text:p>
          </table:table-cell>
          <table:table-cell table:style-name="ce141" office:value-type="float" office:value="381.6">
            <text:p>382 </text:p>
          </table:table-cell>
          <table:table-cell table:style-name="ce141" office:value-type="float" office:value="341.3">
            <text:p>341 </text:p>
          </table:table-cell>
          <table:table-cell table:style-name="ce141" office:value-type="float" office:value="900.5">
            <text:p>901 </text:p>
          </table:table-cell>
          <table:table-cell table:style-name="ce141" office:value-type="float" office:value="17">
            <text:p>17 </text:p>
          </table:table-cell>
          <table:table-cell table:style-name="ce142" office:value-type="float" office:value="271.5">
            <text:p>27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24819">
            <text:p>224,819 </text:p>
          </table:table-cell>
          <table:table-cell table:style-name="ce141" office:value-type="float" office:value="2429.5">
            <text:p>2,430 </text:p>
          </table:table-cell>
          <table:table-cell table:style-name="ce141" office:value-type="float" office:value="8576.6">
            <text:p>8,577 </text:p>
          </table:table-cell>
          <table:table-cell table:style-name="ce141" office:value-type="float" office:value="229.7">
            <text:p>230 </text:p>
          </table:table-cell>
          <table:table-cell table:style-name="ce141" office:value-type="float" office:value="9629.3">
            <text:p>9,629 </text:p>
          </table:table-cell>
          <table:table-cell table:style-name="ce141" office:value-type="float" office:value="1475">
            <text:p>1,475 </text:p>
          </table:table-cell>
          <table:table-cell table:style-name="ce141" office:value-type="float" office:value="2325.5">
            <text:p>2,326 </text:p>
          </table:table-cell>
          <table:table-cell table:style-name="ce141" office:value-type="float" office:value="289.1">
            <text:p>289 </text:p>
          </table:table-cell>
          <table:table-cell table:style-name="ce141" office:value-type="float" office:value="720.3">
            <text:p>720 </text:p>
          </table:table-cell>
          <table:table-cell table:style-name="ce141" office:value-type="float" office:value="1011">
            <text:p>1,011 </text:p>
          </table:table-cell>
          <table:table-cell table:style-name="ce141" office:value-type="float" office:value="18.9">
            <text:p>19 </text:p>
          </table:table-cell>
          <table:table-cell table:style-name="ce142" office:value-type="float" office:value="286.2">
            <text:p>286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12年</text:p>
          </table:table-cell>
          <table:table-cell table:style-name="ce144"/>
          <table:table-cell table:style-name="ce140" office:value-type="float" office:value="282286.6">
            <text:p>282,287 </text:p>
          </table:table-cell>
          <table:table-cell table:style-name="ce141" office:value-type="float" office:value="3051.1">
            <text:p>3,051 </text:p>
          </table:table-cell>
          <table:table-cell table:style-name="ce141" office:value-type="float" office:value="119157.1">
            <text:p>119,157 </text:p>
          </table:table-cell>
          <table:table-cell table:style-name="ce141" office:value-type="float" office:value="3775.6">
            <text:p>3,776 </text:p>
          </table:table-cell>
          <table:table-cell table:style-name="ce141" office:value-type="float" office:value="111629.6">
            <text:p>111,630 </text:p>
          </table:table-cell>
          <table:table-cell table:style-name="ce141" office:value-type="float" office:value="17802">
            <text:p>17,802 </text:p>
          </table:table-cell>
          <table:table-cell table:style-name="ce141" office:value-type="float" office:value="26848.1">
            <text:p>26,848 </text:p>
          </table:table-cell>
          <table:table-cell table:style-name="ce141" office:value-type="float" office:value="3963">
            <text:p>3,963 </text:p>
          </table:table-cell>
          <table:table-cell table:style-name="ce141" office:value-type="float" office:value="6238.3">
            <text:p>6,238 </text:p>
          </table:table-cell>
          <table:table-cell table:style-name="ce141" office:value-type="float" office:value="12908.7">
            <text:p>12,909 </text:p>
          </table:table-cell>
          <table:table-cell table:style-name="ce141" office:value-type="float" office:value="238.6">
            <text:p>239 </text:p>
          </table:table-cell>
          <table:table-cell table:style-name="ce142" office:value-type="float" office:value="3499.5">
            <text:p>3,50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05762.2">
            <text:p>205,762 </text:p>
          </table:table-cell>
          <table:table-cell table:style-name="ce141" office:value-type="float" office:value="2544.1">
            <text:p>2,544 </text:p>
          </table:table-cell>
          <table:table-cell table:style-name="ce141" office:value-type="float" office:value="7671.9">
            <text:p>7,672 </text:p>
          </table:table-cell>
          <table:table-cell table:style-name="ce141" office:value-type="float" office:value="321.1">
            <text:p>321 </text:p>
          </table:table-cell>
          <table:table-cell table:style-name="ce141" office:value-type="float" office:value="8327.4">
            <text:p>8,327 </text:p>
          </table:table-cell>
          <table:table-cell table:style-name="ce141" office:value-type="float" office:value="2146.1">
            <text:p>2,146 </text:p>
          </table:table-cell>
          <table:table-cell table:style-name="ce141" office:value-type="float" office:value="1852.8">
            <text:p>1,853 </text:p>
          </table:table-cell>
          <table:table-cell table:style-name="ce141" office:value-type="float" office:value="261.8">
            <text:p>262 </text:p>
          </table:table-cell>
          <table:table-cell table:style-name="ce141" office:value-type="float" office:value="625.7">
            <text:p>626 </text:p>
          </table:table-cell>
          <table:table-cell table:style-name="ce141" office:value-type="float" office:value="647.9">
            <text:p>648 </text:p>
          </table:table-cell>
          <table:table-cell table:style-name="ce141" office:value-type="float" office:value="18.9">
            <text:p>19 </text:p>
          </table:table-cell>
          <table:table-cell table:style-name="ce142" office:value-type="float" office:value="298.5">
            <text:p>29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98511.4">
            <text:p>198,511 </text:p>
          </table:table-cell>
          <table:table-cell table:style-name="ce141" office:value-type="float" office:value="2369.8">
            <text:p>2,370 </text:p>
          </table:table-cell>
          <table:table-cell table:style-name="ce141" office:value-type="float" office:value="6968.4">
            <text:p>6,968 </text:p>
          </table:table-cell>
          <table:table-cell table:style-name="ce141" office:value-type="float" office:value="292.1">
            <text:p>292 </text:p>
          </table:table-cell>
          <table:table-cell table:style-name="ce141" office:value-type="float" office:value="8498.2">
            <text:p>8,498 </text:p>
          </table:table-cell>
          <table:table-cell table:style-name="ce141" office:value-type="float" office:value="1977">
            <text:p>1,977 </text:p>
          </table:table-cell>
          <table:table-cell table:style-name="ce141" office:value-type="float" office:value="1876.5">
            <text:p>1,877 </text:p>
          </table:table-cell>
          <table:table-cell table:style-name="ce141" office:value-type="float" office:value="237.6">
            <text:p>238 </text:p>
          </table:table-cell>
          <table:table-cell table:style-name="ce141" office:value-type="float" office:value="534.7">
            <text:p>535 </text:p>
          </table:table-cell>
          <table:table-cell table:style-name="ce141" office:value-type="float" office:value="802.8">
            <text:p>803 </text:p>
          </table:table-cell>
          <table:table-cell table:style-name="ce141" office:value-type="float" office:value="16.6">
            <text:p>17 </text:p>
          </table:table-cell>
          <table:table-cell table:style-name="ce142" office:value-type="float" office:value="284.8">
            <text:p>28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0588.1">
            <text:p>220,588 </text:p>
          </table:table-cell>
          <table:table-cell table:style-name="ce141" office:value-type="float" office:value="2600.6">
            <text:p>2,601 </text:p>
          </table:table-cell>
          <table:table-cell table:style-name="ce141" office:value-type="float" office:value="8601.4">
            <text:p>8,601 </text:p>
          </table:table-cell>
          <table:table-cell table:style-name="ce141" office:value-type="float" office:value="242.1">
            <text:p>242 </text:p>
          </table:table-cell>
          <table:table-cell table:style-name="ce141" office:value-type="float" office:value="9214.8">
            <text:p>9,215 </text:p>
          </table:table-cell>
          <table:table-cell table:style-name="ce141" office:value-type="float" office:value="1791.6">
            <text:p>1,792 </text:p>
          </table:table-cell>
          <table:table-cell table:style-name="ce141" office:value-type="float" office:value="1946.9">
            <text:p>1,947 </text:p>
          </table:table-cell>
          <table:table-cell table:style-name="ce141" office:value-type="float" office:value="243.3">
            <text:p>243 </text:p>
          </table:table-cell>
          <table:table-cell table:style-name="ce141" office:value-type="float" office:value="509.6">
            <text:p>510 </text:p>
          </table:table-cell>
          <table:table-cell table:style-name="ce141" office:value-type="float" office:value="883.7">
            <text:p>884 </text:p>
          </table:table-cell>
          <table:table-cell table:style-name="ce141" office:value-type="float" office:value="22">
            <text:p>22 </text:p>
          </table:table-cell>
          <table:table-cell table:style-name="ce142" office:value-type="float" office:value="288.3">
            <text:p>28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18966">
            <text:p>218,966 </text:p>
          </table:table-cell>
          <table:table-cell table:style-name="ce141" office:value-type="float" office:value="2424.4">
            <text:p>2,424 </text:p>
          </table:table-cell>
          <table:table-cell table:style-name="ce141" office:value-type="float" office:value="10103.3">
            <text:p>10,103 </text:p>
          </table:table-cell>
          <table:table-cell table:style-name="ce141" office:value-type="float" office:value="242.4">
            <text:p>242 </text:p>
          </table:table-cell>
          <table:table-cell table:style-name="ce141" office:value-type="float" office:value="8587.9">
            <text:p>8,588 </text:p>
          </table:table-cell>
          <table:table-cell table:style-name="ce141" office:value-type="float" office:value="709.4">
            <text:p>709 </text:p>
          </table:table-cell>
          <table:table-cell table:style-name="ce141" office:value-type="float" office:value="2009.3">
            <text:p>2,009 </text:p>
          </table:table-cell>
          <table:table-cell table:style-name="ce141" office:value-type="float" office:value="176.3">
            <text:p>176 </text:p>
          </table:table-cell>
          <table:table-cell table:style-name="ce141" office:value-type="float" office:value="378.8">
            <text:p>379 </text:p>
          </table:table-cell>
          <table:table-cell table:style-name="ce141" office:value-type="float" office:value="1172.1">
            <text:p>1,172 </text:p>
          </table:table-cell>
          <table:table-cell table:style-name="ce141" office:value-type="float" office:value="19.4">
            <text:p>19 </text:p>
          </table:table-cell>
          <table:table-cell table:style-name="ce142" office:value-type="float" office:value="262.7">
            <text:p>26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41391.1">
            <text:p>241,391 </text:p>
          </table:table-cell>
          <table:table-cell table:style-name="ce141" office:value-type="float" office:value="2428.9">
            <text:p>2,429 </text:p>
          </table:table-cell>
          <table:table-cell table:style-name="ce141" office:value-type="float" office:value="11201.5">
            <text:p>11,202 </text:p>
          </table:table-cell>
          <table:table-cell table:style-name="ce141" office:value-type="float" office:value="250.2">
            <text:p>250 </text:p>
          </table:table-cell>
          <table:table-cell table:style-name="ce141" office:value-type="float" office:value="9182.5">
            <text:p>9,183 </text:p>
          </table:table-cell>
          <table:table-cell table:style-name="ce141" office:value-type="float" office:value="1190.6">
            <text:p>1,191 </text:p>
          </table:table-cell>
          <table:table-cell table:style-name="ce141" office:value-type="float" office:value="2069.3">
            <text:p>2,069 </text:p>
          </table:table-cell>
          <table:table-cell table:style-name="ce141" office:value-type="float" office:value="209.4">
            <text:p>209 </text:p>
          </table:table-cell>
          <table:table-cell table:style-name="ce141" office:value-type="float" office:value="380.4">
            <text:p>380 </text:p>
          </table:table-cell>
          <table:table-cell table:style-name="ce141" office:value-type="float" office:value="1154.9">
            <text:p>1,155 </text:p>
          </table:table-cell>
          <table:table-cell table:style-name="ce141" office:value-type="float" office:value="19.3">
            <text:p>19 </text:p>
          </table:table-cell>
          <table:table-cell table:style-name="ce142" office:value-type="float" office:value="305.3">
            <text:p>30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54388.2">
            <text:p>254,388 </text:p>
          </table:table-cell>
          <table:table-cell table:style-name="ce141" office:value-type="float" office:value="2470.7">
            <text:p>2,471 </text:p>
          </table:table-cell>
          <table:table-cell table:style-name="ce141" office:value-type="float" office:value="12227.7">
            <text:p>12,228 </text:p>
          </table:table-cell>
          <table:table-cell table:style-name="ce141" office:value-type="float" office:value="330.7">
            <text:p>331 </text:p>
          </table:table-cell>
          <table:table-cell table:style-name="ce141" office:value-type="float" office:value="9125.8">
            <text:p>9,126 </text:p>
          </table:table-cell>
          <table:table-cell table:style-name="ce141" office:value-type="float" office:value="1412.7">
            <text:p>1,413 </text:p>
          </table:table-cell>
          <table:table-cell table:style-name="ce141" office:value-type="float" office:value="2093.8">
            <text:p>2,094 </text:p>
          </table:table-cell>
          <table:table-cell table:style-name="ce141" office:value-type="float" office:value="303.9">
            <text:p>304 </text:p>
          </table:table-cell>
          <table:table-cell table:style-name="ce141" office:value-type="float" office:value="223.4">
            <text:p>223 </text:p>
          </table:table-cell>
          <table:table-cell table:style-name="ce141" office:value-type="float" office:value="1223.4">
            <text:p>1,223 </text:p>
          </table:table-cell>
          <table:table-cell table:style-name="ce141" office:value-type="float" office:value="29.6">
            <text:p>30 </text:p>
          </table:table-cell>
          <table:table-cell table:style-name="ce142" office:value-type="float" office:value="313.5">
            <text:p>31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72086.6">
            <text:p>272,087 </text:p>
          </table:table-cell>
          <table:table-cell table:style-name="ce141" office:value-type="float" office:value="2681.1">
            <text:p>2,681 </text:p>
          </table:table-cell>
          <table:table-cell table:style-name="ce141" office:value-type="float" office:value="12596.6">
            <text:p>12,597 </text:p>
          </table:table-cell>
          <table:table-cell table:style-name="ce141" office:value-type="float" office:value="435.8">
            <text:p>436 </text:p>
          </table:table-cell>
          <table:table-cell table:style-name="ce141" office:value-type="float" office:value="10153.3">
            <text:p>10,153 </text:p>
          </table:table-cell>
          <table:table-cell table:style-name="ce141" office:value-type="float" office:value="1454.8">
            <text:p>1,455 </text:p>
          </table:table-cell>
          <table:table-cell table:style-name="ce141" office:value-type="float" office:value="2298.6">
            <text:p>2,299 </text:p>
          </table:table-cell>
          <table:table-cell table:style-name="ce141" office:value-type="float" office:value="342.3">
            <text:p>342 </text:p>
          </table:table-cell>
          <table:table-cell table:style-name="ce141" office:value-type="float" office:value="268.3">
            <text:p>268 </text:p>
          </table:table-cell>
          <table:table-cell table:style-name="ce141" office:value-type="float" office:value="1337.2">
            <text:p>1,337 </text:p>
          </table:table-cell>
          <table:table-cell table:style-name="ce141" office:value-type="float" office:value="19.3">
            <text:p>19 </text:p>
          </table:table-cell>
          <table:table-cell table:style-name="ce142" office:value-type="float" office:value="331.5">
            <text:p>33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68159.4">
            <text:p>268,159 </text:p>
          </table:table-cell>
          <table:table-cell table:style-name="ce141" office:value-type="float" office:value="2568.6">
            <text:p>2,569 </text:p>
          </table:table-cell>
          <table:table-cell table:style-name="ce141" office:value-type="float" office:value="11910">
            <text:p>11,910 </text:p>
          </table:table-cell>
          <table:table-cell table:style-name="ce141" office:value-type="float" office:value="383.9">
            <text:p>384 </text:p>
          </table:table-cell>
          <table:table-cell table:style-name="ce141" office:value-type="float" office:value="10266.2">
            <text:p>10,266 </text:p>
          </table:table-cell>
          <table:table-cell table:style-name="ce141" office:value-type="float" office:value="1455.5">
            <text:p>1,456 </text:p>
          </table:table-cell>
          <table:table-cell table:style-name="ce141" office:value-type="float" office:value="2542.1">
            <text:p>2,542 </text:p>
          </table:table-cell>
          <table:table-cell table:style-name="ce141" office:value-type="float" office:value="610.3">
            <text:p>610 </text:p>
          </table:table-cell>
          <table:table-cell table:style-name="ce141" office:value-type="float" office:value="369.1">
            <text:p>369 </text:p>
          </table:table-cell>
          <table:table-cell table:style-name="ce141" office:value-type="float" office:value="1227.5">
            <text:p>1,228 </text:p>
          </table:table-cell>
          <table:table-cell table:style-name="ce141" office:value-type="float" office:value="13.4">
            <text:p>13 </text:p>
          </table:table-cell>
          <table:table-cell table:style-name="ce142" office:value-type="float" office:value="321.8">
            <text:p>32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56471.9">
            <text:p>256,472 </text:p>
          </table:table-cell>
          <table:table-cell table:style-name="ce141" office:value-type="float" office:value="2611.3">
            <text:p>2,611 </text:p>
          </table:table-cell>
          <table:table-cell table:style-name="ce141" office:value-type="float" office:value="11480.5">
            <text:p>11,481 </text:p>
          </table:table-cell>
          <table:table-cell table:style-name="ce141" office:value-type="float" office:value="377.3">
            <text:p>377 </text:p>
          </table:table-cell>
          <table:table-cell table:style-name="ce141" office:value-type="float" office:value="9425.4">
            <text:p>9,425 </text:p>
          </table:table-cell>
          <table:table-cell table:style-name="ce141" office:value-type="float" office:value="1404">
            <text:p>1,404 </text:p>
          </table:table-cell>
          <table:table-cell table:style-name="ce141" office:value-type="float" office:value="2697.1">
            <text:p>2,697 </text:p>
          </table:table-cell>
          <table:table-cell table:style-name="ce141" office:value-type="float" office:value="718.9">
            <text:p>719 </text:p>
          </table:table-cell>
          <table:table-cell table:style-name="ce141" office:value-type="float" office:value="300.4">
            <text:p>300 </text:p>
          </table:table-cell>
          <table:table-cell table:style-name="ce141" office:value-type="float" office:value="1362.8">
            <text:p>1,363 </text:p>
          </table:table-cell>
          <table:table-cell table:style-name="ce141" office:value-type="float" office:value="19.7">
            <text:p>20 </text:p>
          </table:table-cell>
          <table:table-cell table:style-name="ce142" office:value-type="float" office:value="295.3">
            <text:p>29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41473.4">
            <text:p>241,473 </text:p>
          </table:table-cell>
          <table:table-cell table:style-name="ce141" office:value-type="float" office:value="2692.1">
            <text:p>2,692 </text:p>
          </table:table-cell>
          <table:table-cell table:style-name="ce141" office:value-type="float" office:value="9801.7">
            <text:p>9,802 </text:p>
          </table:table-cell>
          <table:table-cell table:style-name="ce141" office:value-type="float" office:value="280.5">
            <text:p>281 </text:p>
          </table:table-cell>
          <table:table-cell table:style-name="ce141" office:value-type="float" office:value="9586.5">
            <text:p>9,587 </text:p>
          </table:table-cell>
          <table:table-cell table:style-name="ce141" office:value-type="float" office:value="1382.4">
            <text:p>1,382 </text:p>
          </table:table-cell>
          <table:table-cell table:style-name="ce141" office:value-type="float" office:value="2824.2">
            <text:p>2,824 </text:p>
          </table:table-cell>
          <table:table-cell table:style-name="ce141" office:value-type="float" office:value="413">
            <text:p>413 </text:p>
          </table:table-cell>
          <table:table-cell table:style-name="ce141" office:value-type="float" office:value="919.6">
            <text:p>920 </text:p>
          </table:table-cell>
          <table:table-cell table:style-name="ce141" office:value-type="float" office:value="1186.7">
            <text:p>1,187 </text:p>
          </table:table-cell>
          <table:table-cell table:style-name="ce141" office:value-type="float" office:value="20.3">
            <text:p>20 </text:p>
          </table:table-cell>
          <table:table-cell table:style-name="ce142" office:value-type="float" office:value="284.6">
            <text:p>28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1149.4">
            <text:p>221,149 </text:p>
          </table:table-cell>
          <table:table-cell table:style-name="ce141" office:value-type="float" office:value="2495.4">
            <text:p>2,495 </text:p>
          </table:table-cell>
          <table:table-cell table:style-name="ce141" office:value-type="float" office:value="8576.6">
            <text:p>8,577 </text:p>
          </table:table-cell>
          <table:table-cell table:style-name="ce141" office:value-type="float" office:value="304.2">
            <text:p>304 </text:p>
          </table:table-cell>
          <table:table-cell table:style-name="ce141" office:value-type="float" office:value="9330.5">
            <text:p>9,331 </text:p>
          </table:table-cell>
          <table:table-cell table:style-name="ce141" office:value-type="float" office:value="1414">
            <text:p>1,414 </text:p>
          </table:table-cell>
          <table:table-cell table:style-name="ce141" office:value-type="float" office:value="2238.1">
            <text:p>2,238 </text:p>
          </table:table-cell>
          <table:table-cell table:style-name="ce141" office:value-type="float" office:value="240.8">
            <text:p>241 </text:p>
          </table:table-cell>
          <table:table-cell table:style-name="ce141" office:value-type="float" office:value="766">
            <text:p>766 </text:p>
          </table:table-cell>
          <table:table-cell table:style-name="ce141" office:value-type="float" office:value="968.6">
            <text:p>969 </text:p>
          </table:table-cell>
          <table:table-cell table:style-name="ce141" office:value-type="float" office:value="19.2">
            <text:p>19 </text:p>
          </table:table-cell>
          <table:table-cell table:style-name="ce142" office:value-type="float" office:value="243.5">
            <text:p>24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23918.4">
            <text:p>223,918 </text:p>
          </table:table-cell>
          <table:table-cell table:style-name="ce141" office:value-type="float" office:value="2624.2">
            <text:p>2,624 </text:p>
          </table:table-cell>
          <table:table-cell table:style-name="ce141" office:value-type="float" office:value="8017.5">
            <text:p>8,018 </text:p>
          </table:table-cell>
          <table:table-cell table:style-name="ce141" office:value-type="float" office:value="315.3">
            <text:p>315 </text:p>
          </table:table-cell>
          <table:table-cell table:style-name="ce141" office:value-type="float" office:value="9930.9">
            <text:p>9,931 </text:p>
          </table:table-cell>
          <table:table-cell table:style-name="ce141" office:value-type="float" office:value="1463.8">
            <text:p>1,464 </text:p>
          </table:table-cell>
          <table:table-cell table:style-name="ce141" office:value-type="float" office:value="2399.8">
            <text:p>2,400 </text:p>
          </table:table-cell>
          <table:table-cell table:style-name="ce141" office:value-type="float" office:value="205.6">
            <text:p>206 </text:p>
          </table:table-cell>
          <table:table-cell table:style-name="ce141" office:value-type="float" office:value="962.3">
            <text:p>962 </text:p>
          </table:table-cell>
          <table:table-cell table:style-name="ce141" office:value-type="float" office:value="941.2">
            <text:p>941 </text:p>
          </table:table-cell>
          <table:table-cell table:style-name="ce141" office:value-type="float" office:value="21">
            <text:p>21 </text:p>
          </table:table-cell>
          <table:table-cell table:style-name="ce142" office:value-type="float" office:value="269.7">
            <text:p>270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13年</text:p>
          </table:table-cell>
          <table:table-cell table:style-name="ce144"/>
          <table:table-cell table:style-name="ce140" office:value-type="float" office:value="288563.8">
            <text:p>288,564 </text:p>
          </table:table-cell>
          <table:table-cell table:style-name="ce141" office:value-type="float" office:value="3075.3">
            <text:p>3,075 </text:p>
          </table:table-cell>
          <table:table-cell table:style-name="ce141" office:value-type="float" office:value="113311.5">
            <text:p>113,312 </text:p>
          </table:table-cell>
          <table:table-cell table:style-name="ce141" office:value-type="float" office:value="4177.4">
            <text:p>4,177 </text:p>
          </table:table-cell>
          <table:table-cell table:style-name="ce141" office:value-type="float" office:value="122486.7">
            <text:p>122,487 </text:p>
          </table:table-cell>
          <table:table-cell table:style-name="ce141" office:value-type="float" office:value="12180.3">
            <text:p>12,180 </text:p>
          </table:table-cell>
          <table:table-cell table:style-name="ce141" office:value-type="float" office:value="33305.8">
            <text:p>33,306 </text:p>
          </table:table-cell>
          <table:table-cell table:style-name="ce141" office:value-type="float" office:value="4205.9">
            <text:p>4,206 </text:p>
          </table:table-cell>
          <table:table-cell table:style-name="ce141" office:value-type="float" office:value="10329.1">
            <text:p>10,329 </text:p>
          </table:table-cell>
          <table:table-cell table:style-name="ce141" office:value-type="float" office:value="14902.5">
            <text:p>14,903 </text:p>
          </table:table-cell>
          <table:table-cell table:style-name="ce141" office:value-type="float" office:value="224">
            <text:p>224 </text:p>
          </table:table-cell>
          <table:table-cell table:style-name="ce142" office:value-type="float" office:value="3644.3">
            <text:p>3,64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1808.7">
            <text:p>21,809 </text:p>
          </table:table-cell>
          <table:table-cell table:style-name="ce141" office:value-type="float" office:value="248">
            <text:p>248 </text:p>
          </table:table-cell>
          <table:table-cell table:style-name="ce141" office:value-type="float" office:value="7582.8">
            <text:p>7,583 </text:p>
          </table:table-cell>
          <table:table-cell table:style-name="ce141" office:value-type="float" office:value="316.4">
            <text:p>316 </text:p>
          </table:table-cell>
          <table:table-cell table:style-name="ce141" office:value-type="float" office:value="9914.2">
            <text:p>9,914 </text:p>
          </table:table-cell>
          <table:table-cell table:style-name="ce141" office:value-type="float" office:value="1464.9">
            <text:p>1,465 </text:p>
          </table:table-cell>
          <table:table-cell table:style-name="ce141" office:value-type="float" office:value="2280">
            <text:p>2,280 </text:p>
          </table:table-cell>
          <table:table-cell table:style-name="ce141" office:value-type="float" office:value="203.5">
            <text:p>204 </text:p>
          </table:table-cell>
          <table:table-cell table:style-name="ce141" office:value-type="float" office:value="899.7">
            <text:p>900 </text:p>
          </table:table-cell>
          <table:table-cell table:style-name="ce141" office:value-type="float" office:value="833.5">
            <text:p>834 </text:p>
          </table:table-cell>
          <table:table-cell table:style-name="ce141" office:value-type="float" office:value="23.1">
            <text:p>23 </text:p>
          </table:table-cell>
          <table:table-cell table:style-name="ce142" office:value-type="float" office:value="320.2">
            <text:p>32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19651.2">
            <text:p>19,651 </text:p>
          </table:table-cell>
          <table:table-cell table:style-name="ce141" office:value-type="float" office:value="245.6">
            <text:p>246 </text:p>
          </table:table-cell>
          <table:table-cell table:style-name="ce141" office:value-type="float" office:value="7333.2">
            <text:p>7,333 </text:p>
          </table:table-cell>
          <table:table-cell table:style-name="ce141" office:value-type="float" office:value="282.9">
            <text:p>283 </text:p>
          </table:table-cell>
          <table:table-cell table:style-name="ce141" office:value-type="float" office:value="7986.5">
            <text:p>7,987 </text:p>
          </table:table-cell>
          <table:table-cell table:style-name="ce141" office:value-type="float" office:value="1370.8">
            <text:p>1,371 </text:p>
          </table:table-cell>
          <table:table-cell table:style-name="ce141" office:value-type="float" office:value="2429.8">
            <text:p>2,430 </text:p>
          </table:table-cell>
          <table:table-cell table:style-name="ce141" office:value-type="float" office:value="261.6">
            <text:p>262 </text:p>
          </table:table-cell>
          <table:table-cell table:style-name="ce141" office:value-type="float" office:value="865.3">
            <text:p>865 </text:p>
          </table:table-cell>
          <table:table-cell table:style-name="ce141" office:value-type="float" office:value="988.7">
            <text:p>989 </text:p>
          </table:table-cell>
          <table:table-cell table:style-name="ce141" office:value-type="float" office:value="15.9">
            <text:p>16 </text:p>
          </table:table-cell>
          <table:table-cell table:style-name="ce142" office:value-type="float" office:value="298.3">
            <text:p>29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500.4">
            <text:p>22,500 </text:p>
          </table:table-cell>
          <table:table-cell table:style-name="ce141" office:value-type="float" office:value="250">
            <text:p>250 </text:p>
          </table:table-cell>
          <table:table-cell table:style-name="ce141" office:value-type="float" office:value="9016.3">
            <text:p>9,016 </text:p>
          </table:table-cell>
          <table:table-cell table:style-name="ce141" office:value-type="float" office:value="335.8">
            <text:p>336 </text:p>
          </table:table-cell>
          <table:table-cell table:style-name="ce141" office:value-type="float" office:value="8912.4">
            <text:p>8,912 </text:p>
          </table:table-cell>
          <table:table-cell table:style-name="ce141" office:value-type="float" office:value="1463.9">
            <text:p>1,464 </text:p>
          </table:table-cell>
          <table:table-cell table:style-name="ce141" office:value-type="float" office:value="2519.7">
            <text:p>2,520 </text:p>
          </table:table-cell>
          <table:table-cell table:style-name="ce141" office:value-type="float" office:value="254.5">
            <text:p>255 </text:p>
          </table:table-cell>
          <table:table-cell table:style-name="ce141" office:value-type="float" office:value="809.5">
            <text:p>810 </text:p>
          </table:table-cell>
          <table:table-cell table:style-name="ce141" office:value-type="float" office:value="1133.1">
            <text:p>1,133 </text:p>
          </table:table-cell>
          <table:table-cell table:style-name="ce141" office:value-type="float" office:value="21.8">
            <text:p>22 </text:p>
          </table:table-cell>
          <table:table-cell table:style-name="ce142" office:value-type="float" office:value="300.8">
            <text:p>301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4月</text:p>
          </table:table-cell>
          <table:table-cell table:style-name="ce140" office:value-type="float" office:value="23073.9">
            <text:p>23,074 </text:p>
          </table:table-cell>
          <table:table-cell table:style-name="ce141" office:value-type="float" office:value="255.4">
            <text:p>255 </text:p>
          </table:table-cell>
          <table:table-cell table:style-name="ce141" office:value-type="float" office:value="9442.5">
            <text:p>9,443 </text:p>
          </table:table-cell>
          <table:table-cell table:style-name="ce141" office:value-type="float" office:value="405.6">
            <text:p>406 </text:p>
          </table:table-cell>
          <table:table-cell table:style-name="ce141" office:value-type="float" office:value="9457.1">
            <text:p>9,457 </text:p>
          </table:table-cell>
          <table:table-cell table:style-name="ce141" office:value-type="float" office:value="1393.1">
            <text:p>1,393 </text:p>
          </table:table-cell>
          <table:table-cell table:style-name="ce141" office:value-type="float" office:value="2117.9">
            <text:p>2,118 </text:p>
          </table:table-cell>
          <table:table-cell table:style-name="ce141" office:value-type="float" office:value="212.6">
            <text:p>213 </text:p>
          </table:table-cell>
          <table:table-cell table:style-name="ce141" office:value-type="float" office:value="475.6">
            <text:p>476 </text:p>
          </table:table-cell>
          <table:table-cell table:style-name="ce141" office:value-type="float" office:value="1159.2">
            <text:p>1,159 </text:p>
          </table:table-cell>
          <table:table-cell table:style-name="ce141" office:value-type="float" office:value="10.1">
            <text:p>10 </text:p>
          </table:table-cell>
          <table:table-cell table:style-name="ce142" office:value-type="float" office:value="260.4">
            <text:p>26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5月</text:p>
          </table:table-cell>
          <table:table-cell table:style-name="ce140" office:value-type="float" office:value="24497.6">
            <text:p>24,498 </text:p>
          </table:table-cell>
          <table:table-cell table:style-name="ce141" office:value-type="float" office:value="254.4">
            <text:p>254 </text:p>
          </table:table-cell>
          <table:table-cell table:style-name="ce141" office:value-type="float" office:value="10514.6">
            <text:p>10,515 </text:p>
          </table:table-cell>
          <table:table-cell table:style-name="ce141" office:value-type="float" office:value="279.1">
            <text:p>279 </text:p>
          </table:table-cell>
          <table:table-cell table:style-name="ce141" office:value-type="float" office:value="9588.9">
            <text:p>9,589 </text:p>
          </table:table-cell>
          <table:table-cell table:style-name="ce141" office:value-type="float" office:value="1454.9">
            <text:p>1,455 </text:p>
          </table:table-cell>
          <table:table-cell table:style-name="ce141" office:value-type="float" office:value="2403.4">
            <text:p>2,403 </text:p>
          </table:table-cell>
          <table:table-cell table:style-name="ce141" office:value-type="float" office:value="247.1">
            <text:p>247 </text:p>
          </table:table-cell>
          <table:table-cell table:style-name="ce141" office:value-type="float" office:value="647.1">
            <text:p>647 </text:p>
          </table:table-cell>
          <table:table-cell table:style-name="ce141" office:value-type="float" office:value="1192.6">
            <text:p>1,193 </text:p>
          </table:table-cell>
          <table:table-cell table:style-name="ce141" office:value-type="float" office:value="14">
            <text:p>14 </text:p>
          </table:table-cell>
          <table:table-cell table:style-name="ce142" office:value-type="float" office:value="302.6">
            <text:p>303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6月</text:p>
          </table:table-cell>
          <table:table-cell table:style-name="ce140" office:value-type="float" office:value="25758.6">
            <text:p>25,759 </text:p>
          </table:table-cell>
          <table:table-cell table:style-name="ce141" office:value-type="float" office:value="247.2">
            <text:p>247 </text:p>
          </table:table-cell>
          <table:table-cell table:style-name="ce141" office:value-type="float" office:value="10479.9">
            <text:p>10,480 </text:p>
          </table:table-cell>
          <table:table-cell table:style-name="ce141" office:value-type="float" office:value="329.7">
            <text:p>330 </text:p>
          </table:table-cell>
          <table:table-cell table:style-name="ce141" office:value-type="float" office:value="10510.2">
            <text:p>10,510 </text:p>
          </table:table-cell>
          <table:table-cell table:style-name="ce141" office:value-type="float" office:value="1389.8">
            <text:p>1,390 </text:p>
          </table:table-cell>
          <table:table-cell table:style-name="ce141" office:value-type="float" office:value="2799.9">
            <text:p>2,800 </text:p>
          </table:table-cell>
          <table:table-cell table:style-name="ce141" office:value-type="float" office:value="426.4">
            <text:p>426 </text:p>
          </table:table-cell>
          <table:table-cell table:style-name="ce141" office:value-type="float" office:value="513.4">
            <text:p>513 </text:p>
          </table:table-cell>
          <table:table-cell table:style-name="ce141" office:value-type="float" office:value="1542.3">
            <text:p>1,542 </text:p>
          </table:table-cell>
          <table:table-cell table:style-name="ce141" office:value-type="float" office:value="18.2">
            <text:p>18 </text:p>
          </table:table-cell>
          <table:table-cell table:style-name="ce142" office:value-type="float" office:value="299.6">
            <text:p>300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7月</text:p>
          </table:table-cell>
          <table:table-cell table:style-name="ce140" office:value-type="float" office:value="27588.3">
            <text:p>27,588 </text:p>
          </table:table-cell>
          <table:table-cell table:style-name="ce141" office:value-type="float" office:value="258.8">
            <text:p>259 </text:p>
          </table:table-cell>
          <table:table-cell table:style-name="ce141" office:value-type="float" office:value="11361.8">
            <text:p>11,362 </text:p>
          </table:table-cell>
          <table:table-cell table:style-name="ce141" office:value-type="float" office:value="464.6">
            <text:p>465 </text:p>
          </table:table-cell>
          <table:table-cell table:style-name="ce141" office:value-type="float" office:value="11584.8">
            <text:p>11,585 </text:p>
          </table:table-cell>
          <table:table-cell table:style-name="ce141" office:value-type="float" office:value="1199">
            <text:p>1,199 </text:p>
          </table:table-cell>
          <table:table-cell table:style-name="ce141" office:value-type="float" office:value="2717.4">
            <text:p>2,717 </text:p>
          </table:table-cell>
          <table:table-cell table:style-name="ce141" office:value-type="float" office:value="469.5">
            <text:p>470 </text:p>
          </table:table-cell>
          <table:table-cell table:style-name="ce141" office:value-type="float" office:value="358.2">
            <text:p>358 </text:p>
          </table:table-cell>
          <table:table-cell table:style-name="ce141" office:value-type="float" office:value="1545.7">
            <text:p>1,546 </text:p>
          </table:table-cell>
          <table:table-cell table:style-name="ce141" office:value-type="float" office:value="20.3">
            <text:p>20 </text:p>
          </table:table-cell>
          <table:table-cell table:style-name="ce142" office:value-type="float" office:value="323.7">
            <text:p>324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8月</text:p>
          </table:table-cell>
          <table:table-cell table:style-name="ce140" office:value-type="float" office:value="27291.9">
            <text:p>27,292 </text:p>
          </table:table-cell>
          <table:table-cell table:style-name="ce141" office:value-type="float" office:value="277.2">
            <text:p>277 </text:p>
          </table:table-cell>
          <table:table-cell table:style-name="ce141" office:value-type="float" office:value="11117">
            <text:p>11,117 </text:p>
          </table:table-cell>
          <table:table-cell table:style-name="ce141" office:value-type="float" office:value="388.8">
            <text:p>389 </text:p>
          </table:table-cell>
          <table:table-cell table:style-name="ce141" office:value-type="float" office:value="11858.5">
            <text:p>11,859 </text:p>
          </table:table-cell>
          <table:table-cell table:style-name="ce141" office:value-type="float" office:value="728.1">
            <text:p>728 </text:p>
          </table:table-cell>
          <table:table-cell table:style-name="ce141" office:value-type="float" office:value="2920.2">
            <text:p>2,920 </text:p>
          </table:table-cell>
          <table:table-cell table:style-name="ce141" office:value-type="float" office:value="641.8">
            <text:p>642 </text:p>
          </table:table-cell>
          <table:table-cell table:style-name="ce141" office:value-type="float" office:value="301.3">
            <text:p>301 </text:p>
          </table:table-cell>
          <table:table-cell table:style-name="ce141" office:value-type="float" office:value="1640.7">
            <text:p>1,641 </text:p>
          </table:table-cell>
          <table:table-cell table:style-name="ce141" office:value-type="float" office:value="20.1">
            <text:p>20 </text:p>
          </table:table-cell>
          <table:table-cell table:style-name="ce142" office:value-type="float" office:value="316.3">
            <text:p>316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9月</text:p>
          </table:table-cell>
          <table:table-cell table:style-name="ce140" office:value-type="float" office:value="26690.5">
            <text:p>26,691 </text:p>
          </table:table-cell>
          <table:table-cell table:style-name="ce141" office:value-type="float" office:value="273.5">
            <text:p>274 </text:p>
          </table:table-cell>
          <table:table-cell table:style-name="ce141" office:value-type="float" office:value="10987.4">
            <text:p>10,987 </text:p>
          </table:table-cell>
          <table:table-cell table:style-name="ce141" office:value-type="float" office:value="420.3">
            <text:p>420 </text:p>
          </table:table-cell>
          <table:table-cell table:style-name="ce141" office:value-type="float" office:value="11202.8">
            <text:p>11,203 </text:p>
          </table:table-cell>
          <table:table-cell table:style-name="ce141" office:value-type="float" office:value="703.6">
            <text:p>704 </text:p>
          </table:table-cell>
          <table:table-cell table:style-name="ce141" office:value-type="float" office:value="3100.8">
            <text:p>3,101 </text:p>
          </table:table-cell>
          <table:table-cell table:style-name="ce141" office:value-type="float" office:value="365.4">
            <text:p>365 </text:p>
          </table:table-cell>
          <table:table-cell table:style-name="ce141" office:value-type="float" office:value="915.1">
            <text:p>915 </text:p>
          </table:table-cell>
          <table:table-cell table:style-name="ce141" office:value-type="float" office:value="1489">
            <text:p>1,489 </text:p>
          </table:table-cell>
          <table:table-cell table:style-name="ce141" office:value-type="float" office:value="19.2">
            <text:p>19 </text:p>
          </table:table-cell>
          <table:table-cell table:style-name="ce142" office:value-type="float" office:value="312.1">
            <text:p>31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0月</text:p>
          </table:table-cell>
          <table:table-cell table:style-name="ce140" office:value-type="float" office:value="24592.7">
            <text:p>24,593 </text:p>
          </table:table-cell>
          <table:table-cell table:style-name="ce141" office:value-type="float" office:value="264.8">
            <text:p>265 </text:p>
          </table:table-cell>
          <table:table-cell table:style-name="ce141" office:value-type="float" office:value="9388.2">
            <text:p>9,388 </text:p>
          </table:table-cell>
          <table:table-cell table:style-name="ce141" office:value-type="float" office:value="352.6">
            <text:p>353 </text:p>
          </table:table-cell>
          <table:table-cell table:style-name="ce141" office:value-type="float" office:value="10854.9">
            <text:p>10,855 </text:p>
          </table:table-cell>
          <table:table-cell table:style-name="ce141" office:value-type="float" office:value="457.3">
            <text:p>457 </text:p>
          </table:table-cell>
          <table:table-cell table:style-name="ce141" office:value-type="float" office:value="3272.7">
            <text:p>3,273 </text:p>
          </table:table-cell>
          <table:table-cell table:style-name="ce141" office:value-type="float" office:value="469.6">
            <text:p>470 </text:p>
          </table:table-cell>
          <table:table-cell table:style-name="ce141" office:value-type="float" office:value="1188.4">
            <text:p>1,188 </text:p>
          </table:table-cell>
          <table:table-cell table:style-name="ce141" office:value-type="float" office:value="1302">
            <text:p>1,302 </text:p>
          </table:table-cell>
          <table:table-cell table:style-name="ce141" office:value-type="float" office:value="20.5">
            <text:p>21 </text:p>
          </table:table-cell>
          <table:table-cell table:style-name="ce142" office:value-type="float" office:value="292.2">
            <text:p>292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1月</text:p>
          </table:table-cell>
          <table:table-cell table:style-name="ce140" office:value-type="float" office:value="22562.6">
            <text:p>22,563 </text:p>
          </table:table-cell>
          <table:table-cell table:style-name="ce141" office:value-type="float" office:value="256.2">
            <text:p>256 </text:p>
          </table:table-cell>
          <table:table-cell table:style-name="ce141" office:value-type="float" office:value="8210.7">
            <text:p>8,211 </text:p>
          </table:table-cell>
          <table:table-cell table:style-name="ce141" office:value-type="float" office:value="348.8">
            <text:p>349 </text:p>
          </table:table-cell>
          <table:table-cell table:style-name="ce141" office:value-type="float" office:value="10402.6">
            <text:p>10,403 </text:p>
          </table:table-cell>
          <table:table-cell table:style-name="ce141" office:value-type="string">
            <text:p>-</text:p>
          </table:table-cell>
          <table:table-cell table:style-name="ce141" office:value-type="float" office:value="3342.1">
            <text:p>3,342 </text:p>
          </table:table-cell>
          <table:table-cell table:style-name="ce141" office:value-type="float" office:value="440.7">
            <text:p>441 </text:p>
          </table:table-cell>
          <table:table-cell table:style-name="ce141" office:value-type="float" office:value="1554.6">
            <text:p>1,555 </text:p>
          </table:table-cell>
          <table:table-cell table:style-name="ce141" office:value-type="float" office:value="1049.3">
            <text:p>1,049 </text:p>
          </table:table-cell>
          <table:table-cell table:style-name="ce141" office:value-type="float" office:value="19.9">
            <text:p>20 </text:p>
          </table:table-cell>
          <table:table-cell table:style-name="ce142" office:value-type="float" office:value="277.6">
            <text:p>27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2月</text:p>
          </table:table-cell>
          <table:table-cell table:style-name="ce140" office:value-type="float" office:value="22547.4">
            <text:p>22,547 </text:p>
          </table:table-cell>
          <table:table-cell table:style-name="ce141" office:value-type="float" office:value="244.3">
            <text:p>244 </text:p>
          </table:table-cell>
          <table:table-cell table:style-name="ce141" office:value-type="float" office:value="7877.1">
            <text:p>7,877 </text:p>
          </table:table-cell>
          <table:table-cell table:style-name="ce141" office:value-type="float" office:value="252.7">
            <text:p>253 </text:p>
          </table:table-cell>
          <table:table-cell table:style-name="ce141" office:value-type="float" office:value="10213.9">
            <text:p>10,214 </text:p>
          </table:table-cell>
          <table:table-cell table:style-name="ce141" office:value-type="float" office:value="554.9">
            <text:p>555 </text:p>
          </table:table-cell>
          <table:table-cell table:style-name="ce141" office:value-type="float" office:value="3401.9">
            <text:p>3,402 </text:p>
          </table:table-cell>
          <table:table-cell table:style-name="ce141" office:value-type="float" office:value="213.2">
            <text:p>213 </text:p>
          </table:table-cell>
          <table:table-cell table:style-name="ce141" office:value-type="float" office:value="1800.9">
            <text:p>1,801 </text:p>
          </table:table-cell>
          <table:table-cell table:style-name="ce141" office:value-type="float" office:value="1026.5">
            <text:p>1,027 </text:p>
          </table:table-cell>
          <table:table-cell table:style-name="ce141" office:value-type="float" office:value="21">
            <text:p>21 </text:p>
          </table:table-cell>
          <table:table-cell table:style-name="ce142" office:value-type="float" office:value="340.3">
            <text:p>340 </text:p>
          </table:table-cell>
          <table:table-cell table:number-columns-repeated="241"/>
        </table:table-row>
        <table:table-row table:style-name="ro6">
          <table:table-cell table:style-name="ce143" office:value-type="string">
            <text:p>114年</text:p>
          </table:table-cell>
          <table:table-cell table:style-name="ce145" office:value-type="string">
            <text:p>1-3月</text:p>
          </table:table-cell>
          <table:table-cell table:style-name="ce140" office:value-type="float" office:value="63519.2">
            <text:p>63,519 </text:p>
          </table:table-cell>
          <table:table-cell table:style-name="ce141" office:value-type="float" office:value="750.1">
            <text:p>750 </text:p>
          </table:table-cell>
          <table:table-cell table:style-name="ce141" office:value-type="float" office:value="21273.7">
            <text:p>21,274 </text:p>
          </table:table-cell>
          <table:table-cell table:style-name="ce141" office:value-type="float" office:value="837.7">
            <text:p>838 </text:p>
          </table:table-cell>
          <table:table-cell table:style-name="ce141" office:value-type="float" office:value="29223.8">
            <text:p>29,224 </text:p>
          </table:table-cell>
          <table:table-cell table:style-name="ce141" office:value-type="float" office:value="2133.7">
            <text:p>2,134 </text:p>
          </table:table-cell>
          <table:table-cell table:style-name="ce141" office:value-type="float" office:value="9292.7">
            <text:p>9,293 </text:p>
          </table:table-cell>
          <table:table-cell table:style-name="ce141" office:value-type="float" office:value="897.6">
            <text:p>898 </text:p>
          </table:table-cell>
          <table:table-cell table:style-name="ce141" office:value-type="float" office:value="4455.7">
            <text:p>4,456 </text:p>
          </table:table-cell>
          <table:table-cell table:style-name="ce141" office:value-type="float" office:value="2876.1">
            <text:p>2,876 </text:p>
          </table:table-cell>
          <table:table-cell table:style-name="ce141" office:value-type="float" office:value="64.2">
            <text:p>64 </text:p>
          </table:table-cell>
          <table:table-cell table:style-name="ce142" office:value-type="float" office:value="999.1">
            <text:p>999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1月</text:p>
          </table:table-cell>
          <table:table-cell table:style-name="ce140" office:value-type="float" office:value="21354.4">
            <text:p>21,354 </text:p>
          </table:table-cell>
          <table:table-cell table:style-name="ce141" office:value-type="float" office:value="265.5">
            <text:p>266 </text:p>
          </table:table-cell>
          <table:table-cell table:style-name="ce141" office:value-type="float" office:value="7186.1">
            <text:p>7,186 </text:p>
          </table:table-cell>
          <table:table-cell table:style-name="ce141" office:value-type="float" office:value="236.9">
            <text:p>237 </text:p>
          </table:table-cell>
          <table:table-cell table:style-name="ce141" office:value-type="float" office:value="9875.5">
            <text:p>9,876 </text:p>
          </table:table-cell>
          <table:table-cell table:style-name="ce141" office:value-type="float" office:value="735.4">
            <text:p>735 </text:p>
          </table:table-cell>
          <table:table-cell table:style-name="ce141" office:value-type="float" office:value="3052.3">
            <text:p>3,052 </text:p>
          </table:table-cell>
          <table:table-cell table:style-name="ce141" office:value-type="float" office:value="196.1">
            <text:p>196 </text:p>
          </table:table-cell>
          <table:table-cell table:style-name="ce141" office:value-type="float" office:value="1698">
            <text:p>1,698 </text:p>
          </table:table-cell>
          <table:table-cell table:style-name="ce141" office:value-type="float" office:value="772.1">
            <text:p>772 </text:p>
          </table:table-cell>
          <table:table-cell table:style-name="ce141" office:value-type="float" office:value="18.4">
            <text:p>18 </text:p>
          </table:table-cell>
          <table:table-cell table:style-name="ce142" office:value-type="float" office:value="367.7">
            <text:p>368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2月</text:p>
          </table:table-cell>
          <table:table-cell table:style-name="ce140" office:value-type="float" office:value="20009.4">
            <text:p>20,009 </text:p>
          </table:table-cell>
          <table:table-cell table:style-name="ce141" office:value-type="float" office:value="236.4">
            <text:p>236 </text:p>
          </table:table-cell>
          <table:table-cell table:style-name="ce141" office:value-type="float" office:value="6464.1">
            <text:p>6,464 </text:p>
          </table:table-cell>
          <table:table-cell table:style-name="ce141" office:value-type="float" office:value="270.1">
            <text:p>270 </text:p>
          </table:table-cell>
          <table:table-cell table:style-name="ce141" office:value-type="float" office:value="9292.8">
            <text:p>9,293 </text:p>
          </table:table-cell>
          <table:table-cell table:style-name="ce141" office:value-type="float" office:value="664.2">
            <text:p>664 </text:p>
          </table:table-cell>
          <table:table-cell table:style-name="ce141" office:value-type="float" office:value="3079.5">
            <text:p>3,080 </text:p>
          </table:table-cell>
          <table:table-cell table:style-name="ce141" office:value-type="float" office:value="312.1">
            <text:p>312 </text:p>
          </table:table-cell>
          <table:table-cell table:style-name="ce141" office:value-type="float" office:value="1497">
            <text:p>1,497 </text:p>
          </table:table-cell>
          <table:table-cell table:style-name="ce141" office:value-type="float" office:value="933.8">
            <text:p>934 </text:p>
          </table:table-cell>
          <table:table-cell table:style-name="ce141" office:value-type="float" office:value="22">
            <text:p>22 </text:p>
          </table:table-cell>
          <table:table-cell table:style-name="ce142" office:value-type="float" office:value="314.6">
            <text:p>315 </text:p>
          </table:table-cell>
          <table:table-cell table:number-columns-repeated="241"/>
        </table:table-row>
        <table:table-row table:style-name="ro6">
          <table:table-cell table:style-name="ce143"/>
          <table:table-cell table:style-name="ce144" office:value-type="string">
            <text:p>3月</text:p>
          </table:table-cell>
          <table:table-cell table:style-name="ce140" office:value-type="float" office:value="22155.4">
            <text:p>22,155 </text:p>
          </table:table-cell>
          <table:table-cell table:style-name="ce141" office:value-type="float" office:value="248.2">
            <text:p>248 </text:p>
          </table:table-cell>
          <table:table-cell table:style-name="ce141" office:value-type="float" office:value="7623.5">
            <text:p>7,624 </text:p>
          </table:table-cell>
          <table:table-cell table:style-name="ce141" office:value-type="float" office:value="330.7">
            <text:p>331 </text:p>
          </table:table-cell>
          <table:table-cell table:style-name="ce141" office:value-type="float" office:value="10055.5">
            <text:p>10,056 </text:p>
          </table:table-cell>
          <table:table-cell table:style-name="ce141" office:value-type="float" office:value="734.1">
            <text:p>734 </text:p>
          </table:table-cell>
          <table:table-cell table:style-name="ce141" office:value-type="float" office:value="3160.9">
            <text:p>3,161 </text:p>
          </table:table-cell>
          <table:table-cell table:style-name="ce141" office:value-type="float" office:value="389.4">
            <text:p>389 </text:p>
          </table:table-cell>
          <table:table-cell table:style-name="ce141" office:value-type="float" office:value="1260.7">
            <text:p>1,261 </text:p>
          </table:table-cell>
          <table:table-cell table:style-name="ce141" office:value-type="float" office:value="1170.2">
            <text:p>1,170 </text:p>
          </table:table-cell>
          <table:table-cell table:style-name="ce141" office:value-type="float" office:value="23.8">
            <text:p>24 </text:p>
          </table:table-cell>
          <table:table-cell table:style-name="ce142" office:value-type="float" office:value="316.8">
            <text:p>317 </text:p>
          </table:table-cell>
          <table:table-cell table:number-columns-repeated="241"/>
        </table:table-row>
        <table:table-row table:style-name="ro7">
          <table:table-cell table:style-name="ce146"/>
          <table:table-cell table:style-name="ce147"/>
          <table:table-cell table:style-name="ce148"/>
          <table:table-cell table:number-columns-repeated="11" table:style-name="ce149"/>
          <table:table-cell table:number-columns-repeated="241"/>
        </table:table-row>
        <table:table-row table:style-name="ro7">
          <table:table-cell table:number-columns-repeated="2" table:style-name="ce150"/>
          <table:table-cell table:number-columns-repeated="12" table:style-name="ce151"/>
          <table:table-cell table:number-columns-repeated="241"/>
        </table:table-row>
        <table:table-row table:style-name="ro8">
          <table:table-cell table:style-name="ce152" office:value-type="string">
            <text:p>資料來源：經濟部能源署。</text:p>
          </table:table-cell>
          <table:table-cell table:number-columns-repeated="13" table:style-name="ce152"/>
          <table:table-cell table:number-columns-repeated="241"/>
        </table:table-row>
        <table:table-row table:number-rows-repeated="65419" table:style-name="ro1">
          <table:table-cell table:number-columns-repeated="256" table:style-name="ce15"/>
        </table:table-row>
      </table:table>
      <table:named-expressions>
        <table:named-expression table:name="Excel_BuiltIn_Print_Titles_1" table:base-cell-address="$MA08.$A$1" table:expression="['MA08'.$1:.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新細明體" svg:font-family="新細明體"/>
    <style:font-face style:name="標楷體" svg:font-family="標楷體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-</number:text>
      <number:text>$ 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-</number:text>
      <number:text>$ 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number-style style:name="N176">
      <number:number number:decimal-places="0" number:min-integer-digits="0"/>
      <number:text> </number:text>
      <number:number number:decimal-places="0" number:min-integer-digits="0"/>
      <number:text> </number:text>
      <number:number number:decimal-places="0" number:min-integer-digits="1"/>
    </number:number-style>
    <number:number-style style:name="N177">
      <number:number number:decimal-places="0" number:min-integer-digits="0"/>
      <number:text> </number:text>
      <number:number number:decimal-places="0" number:min-integer-digits="1"/>
      <number:text> </number:text>
    </number:number-style>
    <number:number-style style:name="N178">
      <number:number number:decimal-places="0" number:min-integer-digits="0"/>
      <number:text> </number:text>
      <number:number number:decimal-places="0" number:min-integer-digits="1"/>
      <number:text> </number:text>
      <number:text> </number:text>
      <number:text> </number:text>
    </number:number-style>
    <number:number-style style:name="N179">
      <number:number number:decimal-places="0" number:min-integer-digits="1" number:grouping="true"/>
    </number:number-style>
    <number:number-style style:name="N180">
      <number:number number:decimal-places="0" number:min-integer-digits="1" number:grouping="true"/>
      <number:text> ,,</number:text>
    </number:number-style>
    <number:number-style style:name="N181">
      <number:number number:decimal-places="0" number:min-integer-digits="1" number:grouping="true"/>
      <number:text> </number:text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1" style:family="table-cell">
      <style:table-cell-properties fo:background-color="#DAE3F3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2" style:family="table-cell">
      <style:table-cell-properties fo:background-color="#FBE5D6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3" style:family="table-cell">
      <style:table-cell-properties fo:background-color="#EDEDE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4" style:family="table-cell">
      <style:table-cell-properties fo:background-color="#FFF2C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5" style:family="table-cell">
      <style:table-cell-properties fo:background-color="#DEEBF7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6" style:family="table-cell">
      <style:table-cell-properties fo:background-color="#E2F0D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1" style:family="table-cell">
      <style:table-cell-properties fo:background-color="#B4C7E7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2" style:family="table-cell">
      <style:table-cell-properties fo:background-color="#F8CBA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3" style:family="table-cell">
      <style:table-cell-properties fo:background-color="#DBDBDB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4" style:family="table-cell">
      <style:table-cell-properties fo:background-color="#FFE69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5" style:family="table-cell">
      <style:table-cell-properties fo:background-color="#BDD7E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6" style:family="table-cell">
      <style:table-cell-properties fo:background-color="#C5E0B4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1" style:family="table-cell">
      <style:table-cell-properties fo:background-color="#8FAAD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2" style:family="table-cell">
      <style:table-cell-properties fo:background-color="#F4B183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3" style:family="table-cell">
      <style:table-cell-properties fo:background-color="#C9C9C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4" style:family="table-cell">
      <style:table-cell-properties fo:background-color="#FFD966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5" style:family="table-cell">
      <style:table-cell-properties fo:background-color="#9DC3E6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6" style:family="table-cell">
      <style:table-cell-properties fo:background-color="#A9D18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一般 2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一般 2 2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一般 3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omma" style:family="table-cell" style:data-style-name="N43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omma [0]" style:family="table-cell" style:data-style-name="N41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中等" style:family="table-cell">
      <style:table-cell-properties fo:background-color="#FFEB9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5700" style:text-underline-style="none"/>
    </style:style>
    <style:style style:name="合計" style:family="table-cell">
      <style:table-cell-properties fo:border-top="1.0pt solid #4472C4" fo:border-bottom="3.0pt double #4472C4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好" style:family="table-cell">
      <style:table-cell-properties fo:background-color="#C6EFC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6100" style:text-underline-style="none"/>
    </style:style>
    <style:style style:name="Percent" style:family="table-cell" style:data-style-name="N9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計算方式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Currency" style:family="table-cell" style:data-style-name="N44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urrency [0]" style:family="table-cell" style:data-style-name="N42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連結的儲存格" style:family="table-cell">
      <style:table-cell-properties fo:border-bottom="3.0pt double #FF8001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備註" style:family="table-cell">
      <style:table-cell-properties fo:border-left="1.0pt solid #B2B2B2" fo:border-right="1.0pt solid #B2B2B2" fo:border-top="1.0pt solid #B2B2B2" fo:border-bottom="1.0pt solid #B2B2B2" fo:background-color="#FFFFC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說明文字" style:family="table-cell">
      <style:text-properties style:font-name="新細明體" style:font-name-asian="新細明體"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7F7F7F" style:text-underline-style="none"/>
    </style:style>
    <style:style style:name="輔色1" style:family="table-cell">
      <style:table-cell-properties fo:background-color="#4472C4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2" style:family="table-cell">
      <style:table-cell-properties fo:background-color="#ED7D31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3" style:family="table-cell">
      <style:table-cell-properties fo:background-color="#A5A5A5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4" style:family="table-cell">
      <style:table-cell-properties fo:background-color="#FFC000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5" style:family="table-cell">
      <style:table-cell-properties fo:background-color="#5B9BD5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6" style:family="table-cell">
      <style:table-cell-properties fo:background-color="#70AD47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標題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fo:color="#44546A" style:text-underline-style="none"/>
    </style:style>
    <style:style style:name="標題 1" style:family="table-cell">
      <style:table-cell-properties fo:border-bottom="4.0pt solid #4472C4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44546A" style:text-underline-style="none"/>
    </style:style>
    <style:style style:name="標題 2" style:family="table-cell">
      <style:table-cell-properties fo:border-bottom="4.0pt solid #A1B8E1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44546A" style:text-underline-style="none"/>
    </style:style>
    <style:style style:name="標題 3" style:family="table-cell">
      <style:table-cell-properties fo:border-bottom="2.5pt solid #8FAADC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標題 4" style:family="table-cell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44546A" style:text-underline-style="none"/>
    </style:style>
    <style:style style:name="輸入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F3F76" style:text-underline-style="none"/>
    </style:style>
    <style:style style:name="輸出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F3F3F" style:text-underline-style="none"/>
    </style:style>
    <style:style style:name="檢查儲存格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壞" style:family="table-cell">
      <style:table-cell-properties fo:background-color="#FFC7C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0006" style:text-underline-style="none"/>
    </style:style>
    <style:style style:name="警告文字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3937in" fo:margin-right="0.3937in" fo:margin-top="0.315in" fo:margin-bottom="0.315in" style:first-page-number="continue" style:table-centering="horizontal" style:print="zero-values"/>
      <style:header-style>
        <style:header-footer-properties fo:min-height="0.0787in" fo:margin-left="0in" fo:margin-right="0in" fo:margin-bottom="0in"/>
      </style:header-style>
      <style:footer-style>
        <style:header-footer-properties fo:min-height="0.0787in" fo:margin-left="0in" fo:margin-right="0in" fo:margin-top="0in"/>
      </style:footer-style>
    </style:page-layout>
  </office:automatic-styles>
  <office:master-styles>
    <style:master-page style:name="PageStyle_5f_MA08" style:display-name="PageStyle_MA08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吳同偉</meta:generator>
    <meta:initial-creator>吳同偉</meta:initial-creator>
    <meta:creation-date>2023-09-25T14:56:53Z</meta:creation-date>
    <dc:date>2023-09-25T14:56:54Z</dc:date>
  </office:meta>
</office:document-meta>
</file>